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61pt"/>
    </style:style>
    <style:style style:name="co2" style:family="table-column">
      <style:table-column-properties fo:break-before="auto" style:column-width="136.49pt"/>
    </style:style>
    <style:style style:name="co3" style:family="table-column">
      <style:table-column-properties fo:break-before="auto" style:column-width="126.14pt"/>
    </style:style>
    <style:style style:name="co4" style:family="table-column">
      <style:table-column-properties fo:break-before="auto" style:column-width="134.96pt"/>
    </style:style>
    <style:style style:name="co5" style:family="table-column">
      <style:table-column-properties fo:break-before="auto" style:column-width="123pt"/>
    </style:style>
    <style:style style:name="co6" style:family="table-column">
      <style:table-column-properties fo:break-before="auto" style:column-width="162.71pt"/>
    </style:style>
    <style:style style:name="co7" style:family="table-column">
      <style:table-column-properties fo:break-before="auto" style:column-width="203.19pt"/>
    </style:style>
    <style:style style:name="co8" style:family="table-column">
      <style:table-column-properties fo:break-before="auto" style:column-width="71.46pt"/>
    </style:style>
    <style:style style:name="co9" style:family="table-column">
      <style:table-column-properties fo:break-before="auto" style:column-width="77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7.26pt" fo:break-before="auto" style:use-optimal-row-height="false"/>
    </style:style>
    <style:style style:name="ta1" style:family="table" style:master-page-name="PageStyle_5f_Register_20_Description_20_V1.0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9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fo:background-color="#fdeada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rotation-align="none"/>
    </style:style>
    <style:style style:name="ce99" style:family="table-cell" style:parent-style-name="Default">
      <style:table-cell-properties fo:background-color="#dbeef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deada" style:rotation-align="none"/>
    </style:style>
    <style:style style:name="ce107" style:family="table-cell" style:parent-style-name="Default">
      <style:table-cell-properties fo:background-color="#dbeef4" style:rotation-align="none"/>
    </style:style>
    <style:style style:name="ce108" style:family="table-cell" style:parent-style-name="Default">
      <style:table-cell-properties fo:background-color="#dbee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fcd5b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fo:background-color="#b7dee8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Default">
      <style:table-cell-properties fo:background-color="#fcd5b5" style:rotation-align="none"/>
    </style:style>
    <style:style style:name="ce117" style:family="table-cell" style:parent-style-name="Default">
      <style:table-cell-properties fo:background-color="#b7dee8" style:rotation-align="none"/>
    </style:style>
    <style:style style:name="ce118" style:family="table-cell" style:parent-style-name="Default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9" style:family="table-cell" style:parent-style-name="Default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1" style:family="table-cell" style:parent-style-name="Default">
      <style:table-cell-properties fo:background-color="#fac09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fo:background-color="#93cdd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fo:background-color="#fac09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fo:background-color="#fac090" style:rotation-align="none"/>
    </style:style>
    <style:style style:name="ce126" style:family="table-cell" style:parent-style-name="Default">
      <style:table-cell-properties fo:background-color="#93cddd" style:rotation-align="none"/>
    </style:style>
    <style:style style:name="ce127" style:family="table-cell" style:parent-style-name="Default">
      <style:table-cell-properties fo:background-color="#93c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8" style:family="table-cell" style:parent-style-name="Default">
      <style:table-cell-properties fo:background-color="#fac09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0" style:family="table-cell" style:parent-style-name="Default">
      <style:table-cell-properties fo:background-color="#c6d9f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fo:background-color="#8eb4e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</style:style>
    <style:style style:name="ce133" style:family="table-cell" style:parent-style-name="Default">
      <style:table-cell-properties fo:background-color="#8eb4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4" style:family="table-cell" style:parent-style-name="Default">
      <style:table-cell-properties fo:background-color="#8eb4e3" style:rotation-align="none"/>
    </style:style>
    <style:style style:name="ce135" style:family="table-cell" style:parent-style-name="Default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6" style:family="table-cell" style:parent-style-name="Default">
      <style:table-cell-properties fo:background-color="#c6d9f1" style:rotation-align="none"/>
    </style:style>
    <style:style style:name="ce137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38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39" style:family="table-cell" style:parent-style-name="Default">
      <style:table-cell-properties fo:border-bottom="0.74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40" style:family="table-cell" style:parent-style-name="Default">
      <style:table-cell-properties fo:background-color="transparent" style:rotation-align="none"/>
    </style:style>
    <style:style style:name="ce14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33% 58%" style:font-size-asian="11pt" style:font-size-complex="11pt"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font-size-asian="11pt" style:font-size-complex="11pt" fo:font-weight="bold" fo:font-style="italic" style:font-weight-asian="bold" style:font-weight-complex="bold" style:font-style-asian="italic" style:font-style-complex="italic" style:text-position="0% 100%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font-size-asian="11pt" style:font-size-complex="11pt" style:text-position="0% 100%"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font-size-asian="11pt" style:font-size-complex="11pt" style:text-position="0% 100%" fo:font-weight="bold" fo:font-style="italic" style:font-weight-asian="bold" style:font-weight-complex="bold" style:font-style-asian="italic" style:font-style-complex="italic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text-position="0% 100%"/>
    </style:style>
    <style:style style:name="T7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weight="bold" fo:font-style="italic" style:font-weight-asian="bold" style:font-weight-complex="bold" style:font-style-asian="italic" style:font-style-complex="italic"/>
    </style:style>
    <style:style style:name="T9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weight="normal" fo:font-style="normal" style:font-weight-asian="normal" style:font-weight-complex="normal" style:font-style-asian="normal" style:font-style-complex="normal"/>
    </style:style>
    <style:style style:name="T10" style:family="text">
      <style:text-properties fo:color="#000000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1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er Description V1.0" table:style-name="ta1">
        <office:forms form:automatic-focus="false" form:apply-design-mode="false"/>
        <table:table-column table:style-name="co1" table:default-cell-style-name="ce98"/>
        <table:table-column table:style-name="co2" table:default-cell-style-name="ce98"/>
        <table:table-column table:style-name="co1" table:default-cell-style-name="ce98"/>
        <table:table-column table:style-name="co3" table:default-cell-style-name="ce98"/>
        <table:table-column table:style-name="co1" table:default-cell-style-name="ce98"/>
        <table:table-column table:style-name="co4" table:default-cell-style-name="ce98"/>
        <table:table-column table:style-name="co1" table:default-cell-style-name="ce98"/>
        <table:table-column table:style-name="co5" table:default-cell-style-name="ce98"/>
        <table:table-column table:style-name="co1" table:default-cell-style-name="ce98"/>
        <table:table-column table:style-name="co6" table:default-cell-style-name="ce98"/>
        <table:table-column table:style-name="co7" table:default-cell-style-name="ce98"/>
        <table:table-column table:style-name="co1" table:number-columns-repeated="7" table:default-cell-style-name="ce98"/>
        <table:table-column table:style-name="co8" table:default-cell-style-name="ce98"/>
        <table:table-column table:style-name="co1" table:number-columns-repeated="1005" table:default-cell-style-name="ce98"/>
        <table:table-row table:style-name="ro1">
          <table:table-cell table:style-name="ce95" office:value-type="string" calcext:value-type="string">
            <text:p>Mobile 1 Channel Telemetry Modbus register description for Software version 1.2</text:p>
          </table:table-cell>
          <table:table-cell table:number-columns-repeated="1023"/>
        </table:table-row>
        <table:table-row table:style-name="ro2">
          <table:table-cell table:style-name="ce95"/>
          <table:table-cell table:number-columns-repeated="14"/>
          <table:table-cell table:style-name="ce130" office:value-type="string" calcext:value-type="string">
            <text:p>Integer value limitations</text:p>
          </table:table-cell>
          <table:table-cell table:style-name="ce136" table:number-columns-repeated="8"/>
          <table:table-cell table:number-columns-repeated="1000"/>
        </table:table-row>
        <table:table-row table:style-name="ro2">
          <table:table-cell table:style-name="ce95" office:value-type="string" calcext:value-type="string">
            <text:p>Input <text:s/>Registers </text:p>
          </table:table-cell>
          <table:table-cell table:number-columns-repeated="14"/>
          <table:table-cell table:style-name="ce131" office:value-type="string" calcext:value-type="string">
            <text:p>- Measurement index is running number of measurement (from the power up)</text:p>
          </table:table-cell>
          <table:table-cell table:style-name="ce134" table:number-columns-repeated="8"/>
          <table:table-cell table:number-columns-repeated="1000"/>
        </table:table-row>
        <table:table-row table:style-name="ro3">
          <table:table-cell table:style-name="ce96" office:value-type="string" calcext:value-type="string">
            <text:p>Input <text:s/>Registers (16-bit integer)</text:p>
          </table:table-cell>
          <table:table-cell table:number-columns-repeated="3"/>
          <table:table-cell table:style-name="ce96" office:value-type="string" calcext:value-type="string">
            <text:p>Input Registers (32-bit integer)</text:p>
          </table:table-cell>
          <table:table-cell table:number-columns-repeated="3"/>
          <table:table-cell table:style-name="ce96" office:value-type="string" calcext:value-type="string">
            <text:p>Input Registers single presicion floating point </text:p>
          </table:table-cell>
          <table:table-cell table:number-columns-repeated="6"/>
          <table:table-cell table:style-name="ce131" office:value-type="string" calcext:value-type="string">
            <text:p><text:s text:c="3"/>- 16-bit integer register overflows at 32678 and next value is 0. 32678 is the maximum value of 16-bit signed integer</text:p>
          </table:table-cell>
          <table:table-cell table:style-name="ce134" table:number-columns-repeated="8"/>
          <table:table-cell table:number-columns-repeated="1000"/>
        </table:table-row>
        <table:table-row table:style-name="ro3">
          <table:table-cell table:style-name="ce96" office:value-type="string" calcext:value-type="string">
            <text:p>RF Device independent Measurement values</text:p>
          </table:table-cell>
          <table:table-cell table:number-columns-repeated="3"/>
          <table:table-cell table:style-name="ce96" office:value-type="string" calcext:value-type="string">
            <text:p>RF Device independent Measurement values</text:p>
          </table:table-cell>
          <table:table-cell table:style-name="ce96"/>
          <table:table-cell table:number-columns-repeated="2"/>
          <table:table-cell table:style-name="ce96" office:value-type="string" calcext:value-type="string">
            <text:p>RF Device independent Measurement values</text:p>
          </table:table-cell>
          <table:table-cell table:number-columns-repeated="6"/>
          <table:table-cell table:style-name="ce131" office:value-type="string" calcext:value-type="string">
            <text:p><text:s text:c="3"/>- 32-bit register overflows at 2147483648 and next value is 0. 2147483648 is the maximum <text:s/>value of <text:s/>32-bit signed integer</text:p>
          </table:table-cell>
          <table:table-cell table:style-name="ce134" table:number-columns-repeated="8"/>
          <table:table-cell table:number-columns-repeated="1000"/>
        </table:table-row>
        <table:table-row table:style-name="ro3"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 table:number-columns-repeated="4"/>
          <table:table-cell table:style-name="ce131" office:value-type="string" calcext:value-type="string">
            <text:p><text:s text:c="3"/>- 32-bit single precision floating point <text:s/>dynamic range for full precision integer value is -16777216 .. 16777216</text:p>
          </table:table-cell>
          <table:table-cell table:style-name="ce134" table:number-columns-repeated="8"/>
          <table:table-cell table:number-columns-repeated="1000"/>
        </table:table-row>
        <table:table-row table:style-name="ro3">
          <table:table-cell table:style-name="ce97" office:value-type="float" office:value="30001" calcext:value-type="float">
            <text:p>30001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Battery Voltage [0.01V]</text:p>
          </table:table-cell>
          <table:table-cell table:style-name="ce106"/>
          <table:table-cell table:style-name="ce112" office:value-type="float" office:value="31001" calcext:value-type="float">
            <text:p>31001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Battery Voltage [0.01V]</text:p>
          </table:table-cell>
          <table:table-cell table:style-name="ce116"/>
          <table:table-cell table:style-name="ce121" table:formula="of:=[.E7]+1000" office:value-type="float" office:value="32001" calcext:value-type="float">
            <text:p>3200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Battery Voltage [V]</text:p>
          </table:table-cell>
          <table:table-cell table:number-columns-repeated="1013"/>
        </table:table-row>
        <table:table-row table:style-name="ro3">
          <table:table-cell table:style-name="ce97" office:value-type="float" office:value="30002" calcext:value-type="float">
            <text:p>30002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Battery Capacity [0.01%]</text:p>
          </table:table-cell>
          <table:table-cell table:style-name="ce106"/>
          <table:table-cell table:style-name="ce112" office:value-type="float" office:value="31003" calcext:value-type="float">
            <text:p>31003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Battery Capacity [0.01%]</text:p>
          </table:table-cell>
          <table:table-cell table:style-name="ce116"/>
          <table:table-cell table:style-name="ce121" table:formula="of:=[.E8]+1000" office:value-type="float" office:value="32003" calcext:value-type="float">
            <text:p>32003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Battery Capacity [%]</text:p>
          </table:table-cell>
          <table:table-cell table:number-columns-repeated="4"/>
          <table:table-cell table:style-name="ce130" office:value-type="string" calcext:value-type="string">
            <text:p>Modbus register byte / bit order. Modbus Word size is 16bits</text:p>
          </table:table-cell>
          <table:table-cell table:style-name="ce136" table:number-columns-repeated="8"/>
          <table:table-cell table:number-columns-repeated="1000"/>
        </table:table-row>
        <table:table-row table:style-name="ro3">
          <table:table-cell table:style-name="ce97" office:value-type="float" office:value="30003" calcext:value-type="float">
            <text:p>30003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Battery Charger State</text:p>
          </table:table-cell>
          <table:table-cell table:style-name="ce106"/>
          <table:table-cell table:style-name="ce112" office:value-type="float" office:value="31005" calcext:value-type="float">
            <text:p>31005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Battery Charger State</text:p>
          </table:table-cell>
          <table:table-cell table:style-name="ce116"/>
          <table:table-cell table:style-name="ce121" table:formula="of:=[.E9]+1000" office:value-type="float" office:value="32005" calcext:value-type="float">
            <text:p>32005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Battery Charger State</text:p>
          </table:table-cell>
          <table:table-cell table:number-columns-repeated="4"/>
          <table:table-cell table:style-name="ce132" office:value-type="string" calcext:value-type="string">
            <text:p>Byte (8-bit) bit order is lsb</text:p>
          </table:table-cell>
          <table:table-cell table:style-name="ce137"/>
          <table:table-cell table:style-name="ce134" table:number-columns-repeated="7"/>
          <table:table-cell table:number-columns-repeated="1000"/>
        </table:table-row>
        <table:table-row table:style-name="ro3">
          <table:table-cell table:style-name="ce97" office:value-type="float" office:value="30004" calcext:value-type="float">
            <text:p>30004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CPU Temperature [0.1°C]</text:p>
          </table:table-cell>
          <table:table-cell table:style-name="ce106"/>
          <table:table-cell table:style-name="ce112" office:value-type="float" office:value="31007" calcext:value-type="float">
            <text:p>31007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CPU Temperature [0.1°C]</text:p>
          </table:table-cell>
          <table:table-cell table:style-name="ce116"/>
          <table:table-cell table:style-name="ce121" table:formula="of:=[.E10]+1000" office:value-type="float" office:value="32007" calcext:value-type="float">
            <text:p>3200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CPU Temperature [°C]</text:p>
          </table:table-cell>
          <table:table-cell table:number-columns-repeated="4"/>
          <table:table-cell table:style-name="ce133" office:value-type="string" calcext:value-type="string">
            <text:p>bit 0</text:p>
          </table:table-cell>
          <table:table-cell table:style-name="ce133" office:value-type="string" calcext:value-type="string">
            <text:p>bit 1</text:p>
          </table:table-cell>
          <table:table-cell table:style-name="ce133" office:value-type="string" calcext:value-type="string">
            <text:p>bit 2</text:p>
          </table:table-cell>
          <table:table-cell table:style-name="ce133" office:value-type="string" calcext:value-type="string">
            <text:p>bit 3</text:p>
          </table:table-cell>
          <table:table-cell table:style-name="ce133" office:value-type="string" calcext:value-type="string">
            <text:p>bit 4</text:p>
          </table:table-cell>
          <table:table-cell table:style-name="ce133" office:value-type="string" calcext:value-type="string">
            <text:p>bit 5</text:p>
          </table:table-cell>
          <table:table-cell table:style-name="ce133" office:value-type="string" calcext:value-type="string">
            <text:p>bit 6</text:p>
          </table:table-cell>
          <table:table-cell table:style-name="ce133" office:value-type="string" calcext:value-type="string">
            <text:p>bit 7</text:p>
          </table:table-cell>
          <table:table-cell table:style-name="ce134"/>
          <table:table-cell table:number-columns-repeated="1000"/>
        </table:table-row>
        <table:table-row table:style-name="ro3">
          <table:table-cell table:style-name="ce97" office:value-type="float" office:value="30005" calcext:value-type="float">
            <text:p>30005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Buttons State</text:p>
          </table:table-cell>
          <table:table-cell table:style-name="ce106"/>
          <table:table-cell table:style-name="ce112" office:value-type="float" office:value="31009" calcext:value-type="float">
            <text:p>31009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Buttons State</text:p>
          </table:table-cell>
          <table:table-cell table:style-name="ce116"/>
          <table:table-cell table:style-name="ce121" table:formula="of:=[.E11]+1000" office:value-type="float" office:value="32009" calcext:value-type="float">
            <text:p>3200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Buttons State</text:p>
          </table:table-cell>
          <table:table-cell table:number-columns-repeated="4"/>
          <table:table-cell table:style-name="ce134" table:number-columns-repeated="2"/>
          <table:table-cell table:style-name="ce135"/>
          <table:table-cell table:style-name="ce134" table:number-columns-repeated="4"/>
          <table:table-cell table:style-name="ce135"/>
          <table:table-cell table:style-name="ce134"/>
          <table:table-cell table:number-columns-repeated="1000"/>
        </table:table-row>
        <table:table-row table:style-name="ro3">
          <table:table-cell table:style-name="ce97" office:value-type="float" office:value="30006" calcext:value-type="float">
            <text:p>30006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PWM Clock [10kHz]</text:p>
          </table:table-cell>
          <table:table-cell table:style-name="ce106"/>
          <table:table-cell table:style-name="ce112" office:value-type="float" office:value="31011" calcext:value-type="float">
            <text:p>31011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PWM Clock [Hz]</text:p>
          </table:table-cell>
          <table:table-cell table:style-name="ce116"/>
          <table:table-cell table:style-name="ce121" table:formula="of:=[.E12]+1000" office:value-type="float" office:value="32011" calcext:value-type="float">
            <text:p>3201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PWM Clock [Hz]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Source Clock for PWM Module</text:p>
          </table:table-cell>
          <table:table-cell table:number-columns-repeated="2"/>
          <table:table-cell table:style-name="ce132" office:value-type="string" calcext:value-type="string">
            <text:p>16-bit Integer (Big Endian)</text:p>
          </table:table-cell>
          <table:table-cell table:style-name="ce137"/>
          <table:table-cell table:style-name="ce134"/>
          <table:table-cell table:style-name="ce132" office:value-type="string" calcext:value-type="string">
            <text:p>32-bit Integer / 32-bit Floating point</text:p>
          </table:table-cell>
          <table:table-cell table:style-name="ce139" table:number-columns-repeated="2"/>
          <table:table-cell table:style-name="ce137"/>
          <table:table-cell table:style-name="ce134" table:number-columns-repeated="2"/>
          <table:table-cell table:number-columns-repeated="1000"/>
        </table:table-row>
        <table:table-row table:style-name="ro3">
          <table:table-cell table:style-name="ce97" office:value-type="float" office:value="30007" calcext:value-type="float">
            <text:p>30007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PWM Frequency [Hz]</text:p>
          </table:table-cell>
          <table:table-cell table:style-name="ce106"/>
          <table:table-cell table:style-name="ce112" office:value-type="float" office:value="31013" calcext:value-type="float">
            <text:p>31013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PWM Frequency [Hz]</text:p>
          </table:table-cell>
          <table:table-cell table:style-name="ce116"/>
          <table:table-cell table:style-name="ce121" table:formula="of:=[.E13]+1000" office:value-type="float" office:value="32013" calcext:value-type="float">
            <text:p>32013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PWM Frequency [Hz]</text:p>
          </table:table-cell>
          <table:table-cell table:style-name="ce129"/>
          <table:table-cell table:number-columns-repeated="3"/>
          <table:table-cell table:style-name="ce133" office:value-type="string" calcext:value-type="string">
            <text:p>MSB</text:p>
          </table:table-cell>
          <table:table-cell table:style-name="ce133" office:value-type="string" calcext:value-type="string">
            <text:p>LSB</text:p>
          </table:table-cell>
          <table:table-cell table:style-name="ce134"/>
          <table:table-cell table:style-name="ce138" office:value-type="string" calcext:value-type="string">
            <text:p>Register N</text:p>
          </table:table-cell>
          <table:table-cell table:style-name="ce137"/>
          <table:table-cell table:style-name="ce138" office:value-type="string" calcext:value-type="string">
            <text:p>Register N+1</text:p>
          </table:table-cell>
          <table:table-cell table:style-name="ce137"/>
          <table:table-cell table:style-name="ce134" table:number-columns-repeated="2"/>
          <table:table-cell table:number-columns-repeated="1000"/>
        </table:table-row>
        <table:table-row table:style-name="ro3">
          <table:table-cell table:style-name="ce97" office:value-type="float" office:value="30008" calcext:value-type="float">
            <text:p>30008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PWM Channel 1 Duty Cycle [0.01%]</text:p>
          </table:table-cell>
          <table:table-cell table:style-name="ce106"/>
          <table:table-cell table:style-name="ce112" office:value-type="float" office:value="31015" calcext:value-type="float">
            <text:p>31015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PWM Channel 1 Duty Cycle [0.01%]</text:p>
          </table:table-cell>
          <table:table-cell table:style-name="ce116"/>
          <table:table-cell table:style-name="ce121" table:formula="of:=[.E14]+1000" office:value-type="float" office:value="32015" calcext:value-type="float">
            <text:p>32015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PWM Channel 1 Duty Cycle [%]</text:p>
          </table:table-cell>
          <table:table-cell table:number-columns-repeated="4"/>
          <table:table-cell table:style-name="ce135" table:number-columns-repeated="2"/>
          <table:table-cell table:style-name="ce134"/>
          <table:table-cell table:style-name="ce133" office:value-type="string" calcext:value-type="string">
            <text:p>Byte1</text:p>
          </table:table-cell>
          <table:table-cell table:style-name="ce133" office:value-type="string" calcext:value-type="string">
            <text:p>Byte0 (LSB)</text:p>
          </table:table-cell>
          <table:table-cell table:style-name="ce133" office:value-type="string" calcext:value-type="string">
            <text:p>Byte3 (MSB)</text:p>
          </table:table-cell>
          <table:table-cell table:style-name="ce133" office:value-type="string" calcext:value-type="string">
            <text:p>Byte2</text:p>
          </table:table-cell>
          <table:table-cell table:style-name="ce134" table:number-columns-repeated="2"/>
          <table:table-cell table:number-columns-repeated="1000"/>
        </table:table-row>
        <table:table-row table:style-name="ro3">
          <table:table-cell table:style-name="ce97" office:value-type="float" office:value="30009" calcext:value-type="float">
            <text:p>30009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PWM Channel 2 Duty Cycle [0.01%]</text:p>
          </table:table-cell>
          <table:table-cell table:style-name="ce106"/>
          <table:table-cell table:style-name="ce112" office:value-type="float" office:value="31017" calcext:value-type="float">
            <text:p>31017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PWM Channel 2 Duty Cycle [0.01%]</text:p>
          </table:table-cell>
          <table:table-cell table:style-name="ce116"/>
          <table:table-cell table:style-name="ce121" table:formula="of:=[.E15]+1000" office:value-type="float" office:value="32017" calcext:value-type="float">
            <text:p>3201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PWM Channel 2 Duty Cycle [%]</text:p>
          </table:table-cell>
          <table:table-cell table:number-columns-repeated="4"/>
          <table:table-cell table:style-name="ce134" table:number-columns-repeated="9"/>
          <table:table-cell table:number-columns-repeated="1000"/>
        </table:table-row>
        <table:table-row table:style-name="ro3">
          <table:table-cell table:style-name="ce97" office:value-type="float" office:value="30010" calcext:value-type="float">
            <text:p>30010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PWM Channel 3 Duty Cycle [0.01%]</text:p>
          </table:table-cell>
          <table:table-cell table:style-name="ce106"/>
          <table:table-cell table:style-name="ce112" office:value-type="float" office:value="31019" calcext:value-type="float">
            <text:p>31019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PWM Channel 3 Duty Cycle [0.01%]</text:p>
          </table:table-cell>
          <table:table-cell table:style-name="ce116"/>
          <table:table-cell table:style-name="ce121" table:formula="of:=[.E16]+1000" office:value-type="float" office:value="32019" calcext:value-type="float">
            <text:p>3201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PWM Channel 3 Duty Cycle [%]</text:p>
          </table:table-cell>
          <table:table-cell table:number-columns-repeated="1013"/>
        </table:table-row>
        <table:table-row table:style-name="ro3">
          <table:table-cell table:style-name="ce97" office:value-type="float" office:value="30011" calcext:value-type="float">
            <text:p>30011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PWM Channel 4 Duty Cycle [0.01%]</text:p>
          </table:table-cell>
          <table:table-cell table:style-name="ce106"/>
          <table:table-cell table:style-name="ce112" office:value-type="float" office:value="31021" calcext:value-type="float">
            <text:p>31021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PWM Channel 4 Duty Cycle [0.01%]</text:p>
          </table:table-cell>
          <table:table-cell table:style-name="ce116"/>
          <table:table-cell table:style-name="ce121" table:formula="of:=[.E17]+1000" office:value-type="float" office:value="32021" calcext:value-type="float">
            <text:p>3202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PWM Channel 4 Duty Cycle [%]</text:p>
          </table:table-cell>
          <table:table-cell table:number-columns-repeated="1013"/>
        </table:table-row>
        <table:table-row table:style-name="ro3">
          <table:table-cell table:style-name="ce97" office:value-type="float" office:value="30012" calcext:value-type="float">
            <text:p>30012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(/Debug Information)</text:p>
          </table:table-cell>
          <table:table-cell table:style-name="ce106"/>
          <table:table-cell table:style-name="ce112" office:value-type="float" office:value="31023" calcext:value-type="float">
            <text:p>31023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(/Debug Information)</text:p>
          </table:table-cell>
          <table:table-cell table:style-name="ce116"/>
          <table:table-cell table:style-name="ce121" table:formula="of:=[.E18]+1000" office:value-type="float" office:value="32023" calcext:value-type="float">
            <text:p>32023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97" office:value-type="float" office:value="30013" calcext:value-type="float">
            <text:p>30013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(/Debug Information)</text:p>
          </table:table-cell>
          <table:table-cell table:style-name="ce106"/>
          <table:table-cell table:style-name="ce112" office:value-type="float" office:value="31025" calcext:value-type="float">
            <text:p>31025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(/Debug Information)</text:p>
          </table:table-cell>
          <table:table-cell table:style-name="ce116"/>
          <table:table-cell table:style-name="ce121" table:formula="of:=[.E19]+1000" office:value-type="float" office:value="32025" calcext:value-type="float">
            <text:p>32025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97" office:value-type="float" office:value="30014" calcext:value-type="float">
            <text:p>30014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(/Debug Information)</text:p>
          </table:table-cell>
          <table:table-cell table:style-name="ce106"/>
          <table:table-cell table:style-name="ce112" office:value-type="float" office:value="31027" calcext:value-type="float">
            <text:p>31027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(/Debug Information)</text:p>
          </table:table-cell>
          <table:table-cell table:style-name="ce116"/>
          <table:table-cell table:style-name="ce121" table:formula="of:=[.E20]+1000" office:value-type="float" office:value="32027" calcext:value-type="float">
            <text:p>3202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97" office:value-type="float" office:value="30015" calcext:value-type="float">
            <text:p>30015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31029" calcext:value-type="float">
            <text:p>31029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21]+1000" office:value-type="float" office:value="32029" calcext:value-type="float">
            <text:p>3202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30016" calcext:value-type="float">
            <text:p>30016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31031" calcext:value-type="float">
            <text:p>31031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22]+1000" office:value-type="float" office:value="32031" calcext:value-type="float">
            <text:p>3203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30017" calcext:value-type="float">
            <text:p>30017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31033" calcext:value-type="float">
            <text:p>31033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23]+1000" office:value-type="float" office:value="32033" calcext:value-type="float">
            <text:p>32033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30018" calcext:value-type="float">
            <text:p>30018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31035" calcext:value-type="float">
            <text:p>31035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24]+1000" office:value-type="float" office:value="32035" calcext:value-type="float">
            <text:p>32035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30019" calcext:value-type="float">
            <text:p>30019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31037" calcext:value-type="float">
            <text:p>31037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25]+1000" office:value-type="float" office:value="32037" calcext:value-type="float">
            <text:p>3203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30020" calcext:value-type="float">
            <text:p>30020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31039" calcext:value-type="float">
            <text:p>31039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26]+1000" office:value-type="float" office:value="32039" calcext:value-type="float">
            <text:p>3203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30021" calcext:value-type="float">
            <text:p>30021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31041" calcext:value-type="float">
            <text:p>31041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27]+1000" office:value-type="float" office:value="32041" calcext:value-type="float">
            <text:p>3204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30022" calcext:value-type="float">
            <text:p>30022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31043" calcext:value-type="float">
            <text:p>31043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28]+1000" office:value-type="float" office:value="32043" calcext:value-type="float">
            <text:p>32043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30023" calcext:value-type="float">
            <text:p>30023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31045" calcext:value-type="float">
            <text:p>31045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29]+1000" office:value-type="float" office:value="32045" calcext:value-type="float">
            <text:p>32045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30024" calcext:value-type="float">
            <text:p>30024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31047" calcext:value-type="float">
            <text:p>31047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30]+1000" office:value-type="float" office:value="32047" calcext:value-type="float">
            <text:p>3204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30025" calcext:value-type="float">
            <text:p>30025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31049" calcext:value-type="float">
            <text:p>31049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31]+1000" office:value-type="float" office:value="32049" calcext:value-type="float">
            <text:p>3204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style-name="ce97"/>
          <table:table-cell table:style-name="ce106" table:number-columns-repeated="3"/>
          <table:table-cell table:style-name="ce112"/>
          <table:table-cell table:style-name="ce116" table:number-columns-repeated="3"/>
          <table:table-cell table:style-name="ce121"/>
          <table:table-cell table:style-name="ce125" table:number-columns-repeated="2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6" office:value-type="string" calcext:value-type="string">
            <text:p>Input <text:s/>Registers (16-bit integer)</text:p>
          </table:table-cell>
          <table:table-cell table:number-columns-repeated="3"/>
          <table:table-cell table:style-name="ce96" office:value-type="string" calcext:value-type="string">
            <text:p>Input Registers (32-bit integer)</text:p>
          </table:table-cell>
          <table:table-cell table:number-columns-repeated="3"/>
          <table:table-cell table:style-name="ce96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Thermo Couple 8 and 16 Channel Measurement values</text:p>
          </table:table-cell>
          <table:table-cell table:number-columns-repeated="3"/>
          <table:table-cell table:style-name="ce96" office:value-type="string" calcext:value-type="string">
            <text:p>Thermo Couple 8 and 16 Channel Measurement values</text:p>
          </table:table-cell>
          <table:table-cell table:style-name="ce96"/>
          <table:table-cell table:number-columns-repeated="2"/>
          <table:table-cell table:style-name="ce96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99" office:value-type="float" office:value="30026" calcext:value-type="float">
            <text:p>3002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Packet Index (16-bit value)</text:p>
          </table:table-cell>
          <table:table-cell table:style-name="ce107"/>
          <table:table-cell table:style-name="ce113" office:value-type="float" office:value="31051" calcext:value-type="float">
            <text:p>3105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Packet Index (16-bit value)</text:p>
          </table:table-cell>
          <table:table-cell table:style-name="ce117"/>
          <table:table-cell table:style-name="ce122" table:formula="of:=[.E39]+1000" office:value-type="float" office:value="32051" calcext:value-type="float">
            <text:p>3205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Packet Index (16-bit value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99" office:value-type="float" office:value="30027" calcext:value-type="float">
            <text:p>3002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adio Rx Status</text:p>
          </table:table-cell>
          <table:table-cell table:style-name="ce107"/>
          <table:table-cell table:style-name="ce113" office:value-type="float" office:value="31053" calcext:value-type="float">
            <text:p>3105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adio Rx Status</text:p>
          </table:table-cell>
          <table:table-cell table:style-name="ce117"/>
          <table:table-cell table:style-name="ce122" table:formula="of:=[.E40]+1000" office:value-type="float" office:value="32053" calcext:value-type="float">
            <text:p>3205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adio Rx Status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99" office:value-type="float" office:value="30028" calcext:value-type="float">
            <text:p>3002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ceive Success [%]</text:p>
          </table:table-cell>
          <table:table-cell table:style-name="ce107"/>
          <table:table-cell table:style-name="ce113" office:value-type="float" office:value="31055" calcext:value-type="float">
            <text:p>3105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ceive Success [%]</text:p>
          </table:table-cell>
          <table:table-cell table:style-name="ce117"/>
          <table:table-cell table:style-name="ce122" table:formula="of:=[.E41]+1000" office:value-type="float" office:value="32055" calcext:value-type="float">
            <text:p>3205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99" office:value-type="float" office:value="30029" calcext:value-type="float">
            <text:p>3002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Data Valid [0 -&gt; Valid, !0 -&gt; Valid]</text:p>
          </table:table-cell>
          <table:table-cell table:style-name="ce107"/>
          <table:table-cell table:style-name="ce113" office:value-type="float" office:value="31057" calcext:value-type="float">
            <text:p>3105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Data Valid [0 -&gt; Valid, !0 -&gt; Valid]</text:p>
          </table:table-cell>
          <table:table-cell table:style-name="ce117"/>
          <table:table-cell table:style-name="ce122" table:formula="of:=[.E42]+1000" office:value-type="float" office:value="32057" calcext:value-type="float">
            <text:p>3205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Data Valid [0 -&gt; Valid, !0 -&gt; Valid]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99" office:value-type="float" office:value="30030" calcext:value-type="float">
            <text:p>30030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Data Validation Counter</text:p>
          </table:table-cell>
          <table:table-cell table:style-name="ce107"/>
          <table:table-cell table:style-name="ce113" office:value-type="float" office:value="31059" calcext:value-type="float">
            <text:p>3105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Data Validation Counter</text:p>
          </table:table-cell>
          <table:table-cell table:style-name="ce117"/>
          <table:table-cell table:style-name="ce122" table:formula="of:=[.E43]+1000" office:value-type="float" office:value="32059" calcext:value-type="float">
            <text:p>3205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99" office:value-type="float" office:value="30031" calcext:value-type="float">
            <text:p>3003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31061" calcext:value-type="float">
            <text:p>3106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44]+1000" office:value-type="float" office:value="32061" calcext:value-type="float">
            <text:p>3206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2" calcext:value-type="float">
            <text:p>3003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31063" calcext:value-type="float">
            <text:p>3106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45]+1000" office:value-type="float" office:value="32063" calcext:value-type="float">
            <text:p>3206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3" calcext:value-type="float">
            <text:p>3003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31065" calcext:value-type="float">
            <text:p>3106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46]+1000" office:value-type="float" office:value="32065" calcext:value-type="float">
            <text:p>3206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4" calcext:value-type="float">
            <text:p>3003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31067" calcext:value-type="float">
            <text:p>3106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47]+1000" office:value-type="float" office:value="32067" calcext:value-type="float">
            <text:p>3206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5" calcext:value-type="float">
            <text:p>3003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31069" calcext:value-type="float">
            <text:p>3106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48]+1000" office:value-type="float" office:value="32069" calcext:value-type="float">
            <text:p>3206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6" calcext:value-type="float">
            <text:p>30036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 [1/16°C]</text:p>
          </table:table-cell>
          <table:table-cell table:style-name="ce107"/>
          <table:table-cell table:style-name="ce113" office:value-type="float" office:value="31071" calcext:value-type="float">
            <text:p>31071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1 [1/16°C]</text:p>
          </table:table-cell>
          <table:table-cell table:style-name="ce117"/>
          <table:table-cell table:style-name="ce122" table:formula="of:=[.E49]+1000" office:value-type="float" office:value="32071" calcext:value-type="float">
            <text:p>3207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37" calcext:value-type="float">
            <text:p>30037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2 [1/16°C]</text:p>
          </table:table-cell>
          <table:table-cell table:style-name="ce107"/>
          <table:table-cell table:style-name="ce113" office:value-type="float" office:value="31073" calcext:value-type="float">
            <text:p>31073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2 [1/16°C]</text:p>
          </table:table-cell>
          <table:table-cell table:style-name="ce117"/>
          <table:table-cell table:style-name="ce122" table:formula="of:=[.E50]+1000" office:value-type="float" office:value="32073" calcext:value-type="float">
            <text:p>3207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38" calcext:value-type="float">
            <text:p>30038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3 [1/16°C]</text:p>
          </table:table-cell>
          <table:table-cell table:style-name="ce107"/>
          <table:table-cell table:style-name="ce113" office:value-type="float" office:value="31075" calcext:value-type="float">
            <text:p>31075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3 [1/16°C]</text:p>
          </table:table-cell>
          <table:table-cell table:style-name="ce117"/>
          <table:table-cell table:style-name="ce122" table:formula="of:=[.E51]+1000" office:value-type="float" office:value="32075" calcext:value-type="float">
            <text:p>3207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3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39" calcext:value-type="float">
            <text:p>30039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4 [1/16°C]</text:p>
          </table:table-cell>
          <table:table-cell table:style-name="ce107"/>
          <table:table-cell table:style-name="ce113" office:value-type="float" office:value="31077" calcext:value-type="float">
            <text:p>31077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4 [1/16°C]</text:p>
          </table:table-cell>
          <table:table-cell table:style-name="ce117"/>
          <table:table-cell table:style-name="ce122" table:formula="of:=[.E52]+1000" office:value-type="float" office:value="32077" calcext:value-type="float">
            <text:p>3207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4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40" calcext:value-type="float">
            <text:p>30040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5 [1/16°C]</text:p>
          </table:table-cell>
          <table:table-cell table:style-name="ce107"/>
          <table:table-cell table:style-name="ce113" office:value-type="float" office:value="31079" calcext:value-type="float">
            <text:p>31079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5 [1/16°C]</text:p>
          </table:table-cell>
          <table:table-cell table:style-name="ce117"/>
          <table:table-cell table:style-name="ce122" table:formula="of:=[.E53]+1000" office:value-type="float" office:value="32079" calcext:value-type="float">
            <text:p>3207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5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41" calcext:value-type="float">
            <text:p>30041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6 [1/16°C]</text:p>
          </table:table-cell>
          <table:table-cell table:style-name="ce107"/>
          <table:table-cell table:style-name="ce113" office:value-type="float" office:value="31081" calcext:value-type="float">
            <text:p>31081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6 [1/16°C]</text:p>
          </table:table-cell>
          <table:table-cell table:style-name="ce117"/>
          <table:table-cell table:style-name="ce122" table:formula="of:=[.E54]+1000" office:value-type="float" office:value="32081" calcext:value-type="float">
            <text:p>3208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6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42" calcext:value-type="float">
            <text:p>30042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7 [1/16°C]</text:p>
          </table:table-cell>
          <table:table-cell table:style-name="ce107"/>
          <table:table-cell table:style-name="ce113" office:value-type="float" office:value="31083" calcext:value-type="float">
            <text:p>31083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7 [1/16°C]</text:p>
          </table:table-cell>
          <table:table-cell table:style-name="ce117"/>
          <table:table-cell table:style-name="ce122" table:formula="of:=[.E55]+1000" office:value-type="float" office:value="32083" calcext:value-type="float">
            <text:p>3208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7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43" calcext:value-type="float">
            <text:p>30043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8 [1/16°C]</text:p>
          </table:table-cell>
          <table:table-cell table:style-name="ce107"/>
          <table:table-cell table:style-name="ce113" office:value-type="float" office:value="31085" calcext:value-type="float">
            <text:p>31085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8 [1/16°C]</text:p>
          </table:table-cell>
          <table:table-cell table:style-name="ce117"/>
          <table:table-cell table:style-name="ce122" table:formula="of:=[.E56]+1000" office:value-type="float" office:value="32085" calcext:value-type="float">
            <text:p>3208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8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44" calcext:value-type="float">
            <text:p>30044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9 / Reference 1 [1/16°C]</text:p>
          </table:table-cell>
          <table:table-cell table:style-name="ce107"/>
          <table:table-cell table:style-name="ce113" office:value-type="float" office:value="31087" calcext:value-type="float">
            <text:p>31087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9 / Reference 1 [1/16°C]</text:p>
          </table:table-cell>
          <table:table-cell table:style-name="ce117"/>
          <table:table-cell table:style-name="ce122" table:formula="of:=[.E57]+1000" office:value-type="float" office:value="32087" calcext:value-type="float">
            <text:p>3208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9 / Reference 1 [°C]</text:p>
          </table:table-cell>
          <table:table-cell table:style-name="ce129"/>
          <table:table-cell table:number-columns-repeated="13"/>
          <table:table-cell table:style-name="ce140"/>
          <table:table-cell table:style-name="ce141"/>
          <table:table-cell table:number-columns-repeated="997"/>
        </table:table-row>
        <table:table-row table:style-name="ro3">
          <table:table-cell table:style-name="ce99" office:value-type="float" office:value="30045" calcext:value-type="float">
            <text:p>30045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0 / Reference 2 [1/16°C]</text:p>
          </table:table-cell>
          <table:table-cell table:style-name="ce107"/>
          <table:table-cell table:style-name="ce113" office:value-type="float" office:value="31089" calcext:value-type="float">
            <text:p>31089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10 / Reference 2 [1/16°C]</text:p>
          </table:table-cell>
          <table:table-cell table:style-name="ce117"/>
          <table:table-cell table:style-name="ce122" table:formula="of:=[.E58]+1000" office:value-type="float" office:value="32089" calcext:value-type="float">
            <text:p>3208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0 / Reference 2 [°C]</text:p>
          </table:table-cell>
          <table:table-cell table:style-name="ce129"/>
          <table:table-cell table:number-columns-repeated="14"/>
          <table:table-cell table:style-name="ce141"/>
          <table:table-cell table:number-columns-repeated="997"/>
        </table:table-row>
        <table:table-row table:style-name="ro3">
          <table:table-cell table:style-name="ce99" office:value-type="float" office:value="30046" calcext:value-type="float">
            <text:p>30046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1 / Reference 3 [1/16°C]</text:p>
          </table:table-cell>
          <table:table-cell table:style-name="ce107"/>
          <table:table-cell table:style-name="ce113" office:value-type="float" office:value="31091" calcext:value-type="float">
            <text:p>31091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11 / Reference 3 [1/16°C]</text:p>
          </table:table-cell>
          <table:table-cell table:style-name="ce117"/>
          <table:table-cell table:style-name="ce122" table:formula="of:=[.E59]+1000" office:value-type="float" office:value="32091" calcext:value-type="float">
            <text:p>3209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1 / Reference 3 [°C]</text:p>
          </table:table-cell>
          <table:table-cell table:style-name="ce129"/>
          <table:table-cell table:number-columns-repeated="14"/>
          <table:table-cell table:style-name="ce141"/>
          <table:table-cell table:number-columns-repeated="997"/>
        </table:table-row>
        <table:table-row table:style-name="ro3">
          <table:table-cell table:style-name="ce99" office:value-type="float" office:value="30047" calcext:value-type="float">
            <text:p>30047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2 / Reference 4 [1/16°C]</text:p>
          </table:table-cell>
          <table:table-cell table:style-name="ce107"/>
          <table:table-cell table:style-name="ce113" office:value-type="float" office:value="31093" calcext:value-type="float">
            <text:p>31093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12 / Reference 4 [1/16°C]</text:p>
          </table:table-cell>
          <table:table-cell table:style-name="ce117"/>
          <table:table-cell table:style-name="ce122" table:formula="of:=[.E60]+1000" office:value-type="float" office:value="32093" calcext:value-type="float">
            <text:p>3209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2 / Reference 4 [°C]</text:p>
          </table:table-cell>
          <table:table-cell table:style-name="ce129"/>
          <table:table-cell table:number-columns-repeated="14"/>
          <table:table-cell table:style-name="ce141"/>
          <table:table-cell table:number-columns-repeated="997"/>
        </table:table-row>
        <table:table-row table:style-name="ro3">
          <table:table-cell table:style-name="ce99" office:value-type="float" office:value="30048" calcext:value-type="float">
            <text:p>30048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3 / Reference 5 [1/16°C]</text:p>
          </table:table-cell>
          <table:table-cell table:style-name="ce107"/>
          <table:table-cell table:style-name="ce113" office:value-type="float" office:value="31095" calcext:value-type="float">
            <text:p>31095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13 / Reference 5 [1/16°C]</text:p>
          </table:table-cell>
          <table:table-cell table:style-name="ce117"/>
          <table:table-cell table:style-name="ce122" table:formula="of:=[.E61]+1000" office:value-type="float" office:value="32095" calcext:value-type="float">
            <text:p>3209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3 / Reference 5 [°C]</text:p>
          </table:table-cell>
          <table:table-cell table:style-name="ce129"/>
          <table:table-cell table:number-columns-repeated="14"/>
          <table:table-cell table:style-name="ce141"/>
          <table:table-cell table:number-columns-repeated="997"/>
        </table:table-row>
        <table:table-row table:style-name="ro3">
          <table:table-cell table:style-name="ce99" office:value-type="float" office:value="30049" calcext:value-type="float">
            <text:p>30049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4 / Reference 6 [1/16°C]</text:p>
          </table:table-cell>
          <table:table-cell table:style-name="ce107"/>
          <table:table-cell table:style-name="ce113" office:value-type="float" office:value="31097" calcext:value-type="float">
            <text:p>31097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14 / Reference 6 [1/16°C]</text:p>
          </table:table-cell>
          <table:table-cell table:style-name="ce117"/>
          <table:table-cell table:style-name="ce122" table:formula="of:=[.E62]+1000" office:value-type="float" office:value="32097" calcext:value-type="float">
            <text:p>3209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4 / Reference 6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50" calcext:value-type="float">
            <text:p>30050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5 / Reference 7 [1/16°C]</text:p>
          </table:table-cell>
          <table:table-cell table:style-name="ce107"/>
          <table:table-cell table:style-name="ce113" office:value-type="float" office:value="31099" calcext:value-type="float">
            <text:p>31099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15 / Reference 7 [1/16°C]</text:p>
          </table:table-cell>
          <table:table-cell table:style-name="ce117"/>
          <table:table-cell table:style-name="ce122" table:formula="of:=[.E63]+1000" office:value-type="float" office:value="32099" calcext:value-type="float">
            <text:p>3209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5 / Reference 7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51" calcext:value-type="float">
            <text:p>30051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6 / Reference 8 [1/16°C]</text:p>
          </table:table-cell>
          <table:table-cell table:style-name="ce107"/>
          <table:table-cell table:style-name="ce113" office:value-type="float" office:value="31101" calcext:value-type="float">
            <text:p>31101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16 / Reference 8 [1/16°C]</text:p>
          </table:table-cell>
          <table:table-cell table:style-name="ce117"/>
          <table:table-cell table:style-name="ce122" table:formula="of:=[.E64]+1000" office:value-type="float" office:value="32101" calcext:value-type="float">
            <text:p>3210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6 / Reference 8 [°C]</text:p>
          </table:table-cell>
          <table:table-cell table:style-name="ce129"/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6" office:value-type="string" calcext:value-type="string">
            <text:p>Input <text:s/>Registers (16-bit integer)</text:p>
          </table:table-cell>
          <table:table-cell table:number-columns-repeated="3"/>
          <table:table-cell table:style-name="ce96" office:value-type="string" calcext:value-type="string">
            <text:p>Input Registers (32-bit integer)</text:p>
          </table:table-cell>
          <table:table-cell table:number-columns-repeated="3"/>
          <table:table-cell table:style-name="ce96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Thermo Couple 4 Channel Measurement values</text:p>
          </table:table-cell>
          <table:table-cell table:number-columns-repeated="3"/>
          <table:table-cell table:style-name="ce96" office:value-type="string" calcext:value-type="string">
            <text:p>Thermo Couple 4 Channel Measurement values</text:p>
          </table:table-cell>
          <table:table-cell table:style-name="ce96"/>
          <table:table-cell table:number-columns-repeated="2"/>
          <table:table-cell table:style-name="ce96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99" office:value-type="float" office:value="30026" calcext:value-type="float">
            <text:p>3002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Packet Index (16-bit value)</text:p>
          </table:table-cell>
          <table:table-cell table:style-name="ce107"/>
          <table:table-cell table:style-name="ce113" office:value-type="float" office:value="31051" calcext:value-type="float">
            <text:p>3105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Packet Index (16-bit value)</text:p>
          </table:table-cell>
          <table:table-cell table:style-name="ce117"/>
          <table:table-cell table:style-name="ce122" table:formula="of:=[.E70]+1000" office:value-type="float" office:value="32051" calcext:value-type="float">
            <text:p>3205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Packet Index (16-bit value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99" office:value-type="float" office:value="30027" calcext:value-type="float">
            <text:p>3002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adio Rx Status</text:p>
          </table:table-cell>
          <table:table-cell table:style-name="ce107"/>
          <table:table-cell table:style-name="ce113" office:value-type="float" office:value="31053" calcext:value-type="float">
            <text:p>3105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adio Rx Status</text:p>
          </table:table-cell>
          <table:table-cell table:style-name="ce117"/>
          <table:table-cell table:style-name="ce122" table:formula="of:=[.E71]+1000" office:value-type="float" office:value="32053" calcext:value-type="float">
            <text:p>3205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adio Rx Status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99" office:value-type="float" office:value="30028" calcext:value-type="float">
            <text:p>3002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ceive Success [%]</text:p>
          </table:table-cell>
          <table:table-cell table:style-name="ce107"/>
          <table:table-cell table:style-name="ce113" office:value-type="float" office:value="31055" calcext:value-type="float">
            <text:p>3105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ceive Success [%]</text:p>
          </table:table-cell>
          <table:table-cell table:style-name="ce117"/>
          <table:table-cell table:style-name="ce122" table:formula="of:=[.E72]+1000" office:value-type="float" office:value="32055" calcext:value-type="float">
            <text:p>3205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99" office:value-type="float" office:value="30029" calcext:value-type="float">
            <text:p>3002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Data Valid [0 -&gt; Valid, !0 -&gt; Valid]</text:p>
          </table:table-cell>
          <table:table-cell table:style-name="ce107"/>
          <table:table-cell table:style-name="ce113" office:value-type="float" office:value="31057" calcext:value-type="float">
            <text:p>3105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Data Valid [0 -&gt; Valid, !0 -&gt; Valid]</text:p>
          </table:table-cell>
          <table:table-cell table:style-name="ce117"/>
          <table:table-cell table:style-name="ce122" table:formula="of:=[.E73]+1000" office:value-type="float" office:value="32057" calcext:value-type="float">
            <text:p>3205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Data Valid [0 -&gt; Valid, !0 -&gt; Valid]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99" office:value-type="float" office:value="30030" calcext:value-type="float">
            <text:p>30030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Data Validation Counter</text:p>
          </table:table-cell>
          <table:table-cell table:style-name="ce107"/>
          <table:table-cell table:style-name="ce113" office:value-type="float" office:value="31059" calcext:value-type="float">
            <text:p>3105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Data Validation Counter</text:p>
          </table:table-cell>
          <table:table-cell table:style-name="ce117"/>
          <table:table-cell table:style-name="ce122" table:formula="of:=[.E74]+1000" office:value-type="float" office:value="32059" calcext:value-type="float">
            <text:p>3205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99" office:value-type="float" office:value="30031" calcext:value-type="float">
            <text:p>3003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31061" calcext:value-type="float">
            <text:p>3106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75]+1000" office:value-type="float" office:value="32061" calcext:value-type="float">
            <text:p>3206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2" calcext:value-type="float">
            <text:p>3003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31063" calcext:value-type="float">
            <text:p>3106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76]+1000" office:value-type="float" office:value="32063" calcext:value-type="float">
            <text:p>3206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3" calcext:value-type="float">
            <text:p>3003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31065" calcext:value-type="float">
            <text:p>3106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77]+1000" office:value-type="float" office:value="32065" calcext:value-type="float">
            <text:p>3206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4" calcext:value-type="float">
            <text:p>3003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31067" calcext:value-type="float">
            <text:p>3106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78]+1000" office:value-type="float" office:value="32067" calcext:value-type="float">
            <text:p>3206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5" calcext:value-type="float">
            <text:p>3003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31069" calcext:value-type="float">
            <text:p>3106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79]+1000" office:value-type="float" office:value="32069" calcext:value-type="float">
            <text:p>3206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6" calcext:value-type="float">
            <text:p>30036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 [1/16°C]</text:p>
          </table:table-cell>
          <table:table-cell table:style-name="ce107"/>
          <table:table-cell table:style-name="ce113" office:value-type="float" office:value="31071" calcext:value-type="float">
            <text:p>31071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1 [1/16°C]</text:p>
          </table:table-cell>
          <table:table-cell table:style-name="ce117"/>
          <table:table-cell table:style-name="ce122" table:formula="of:=[.E80]+1000" office:value-type="float" office:value="32071" calcext:value-type="float">
            <text:p>3207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37" calcext:value-type="float">
            <text:p>30037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2 [1/16°C]</text:p>
          </table:table-cell>
          <table:table-cell table:style-name="ce107"/>
          <table:table-cell table:style-name="ce113" office:value-type="float" office:value="31073" calcext:value-type="float">
            <text:p>31073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2 [1/16°C]</text:p>
          </table:table-cell>
          <table:table-cell table:style-name="ce117"/>
          <table:table-cell table:style-name="ce122" table:formula="of:=[.E81]+1000" office:value-type="float" office:value="32073" calcext:value-type="float">
            <text:p>3207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38" calcext:value-type="float">
            <text:p>30038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3 [1/16°C]</text:p>
          </table:table-cell>
          <table:table-cell table:style-name="ce107"/>
          <table:table-cell table:style-name="ce113" office:value-type="float" office:value="31075" calcext:value-type="float">
            <text:p>31075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3 [1/16°C]</text:p>
          </table:table-cell>
          <table:table-cell table:style-name="ce117"/>
          <table:table-cell table:style-name="ce122" table:formula="of:=[.E82]+1000" office:value-type="float" office:value="32075" calcext:value-type="float">
            <text:p>3207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3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39" calcext:value-type="float">
            <text:p>30039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4 [1/16°C]</text:p>
          </table:table-cell>
          <table:table-cell table:style-name="ce107"/>
          <table:table-cell table:style-name="ce113" office:value-type="float" office:value="31077" calcext:value-type="float">
            <text:p>31077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4 [1/16°C]</text:p>
          </table:table-cell>
          <table:table-cell table:style-name="ce117"/>
          <table:table-cell table:style-name="ce122" table:formula="of:=[.E83]+1000" office:value-type="float" office:value="32077" calcext:value-type="float">
            <text:p>3207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4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40" calcext:value-type="float">
            <text:p>30040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Reference 1 and 2 [1/16°C]</text:p>
          </table:table-cell>
          <table:table-cell table:style-name="ce107"/>
          <table:table-cell table:style-name="ce113" office:value-type="float" office:value="31079" calcext:value-type="float">
            <text:p>31079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Reference 1 and 2 [1/16°C]</text:p>
          </table:table-cell>
          <table:table-cell table:style-name="ce117"/>
          <table:table-cell table:style-name="ce122" table:formula="of:=[.E84]+1000" office:value-type="float" office:value="32079" calcext:value-type="float">
            <text:p>3207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ference 1 and 2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41" calcext:value-type="float">
            <text:p>30041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Reference 3 and 4 [1/16°C]</text:p>
          </table:table-cell>
          <table:table-cell table:style-name="ce107"/>
          <table:table-cell table:style-name="ce113" office:value-type="float" office:value="31081" calcext:value-type="float">
            <text:p>31081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Reference 3 and 4 [1/16°C]</text:p>
          </table:table-cell>
          <table:table-cell table:style-name="ce117"/>
          <table:table-cell table:style-name="ce122" table:formula="of:=[.E85]+1000" office:value-type="float" office:value="32081" calcext:value-type="float">
            <text:p>3208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ference 3 and 4 [°C]</text:p>
          </table:table-cell>
          <table:table-cell table:style-name="ce129"/>
          <table:table-cell table:number-columns-repeated="1012"/>
        </table:table-row>
        <table:table-row table:style-name="ro3">
          <table:table-cell table:number-columns-repeated="11"/>
          <table:table-cell table:style-name="ce129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96" office:value-type="string" calcext:value-type="string">
            <text:p>Input <text:s/>Registers (16-bit integer)</text:p>
          </table:table-cell>
          <table:table-cell table:number-columns-repeated="3"/>
          <table:table-cell table:style-name="ce96" office:value-type="string" calcext:value-type="string">
            <text:p>Input Registers (32-bit integer)</text:p>
          </table:table-cell>
          <table:table-cell table:number-columns-repeated="3"/>
          <table:table-cell table:style-name="ce96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mote Mux/Switch</text:p>
          </table:table-cell>
          <table:table-cell table:number-columns-repeated="3"/>
          <table:table-cell table:style-name="ce96" office:value-type="string" calcext:value-type="string">
            <text:p>Remote Mux/Switch</text:p>
          </table:table-cell>
          <table:table-cell table:style-name="ce96"/>
          <table:table-cell table:number-columns-repeated="2"/>
          <table:table-cell table:style-name="ce96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99" office:value-type="float" office:value="30026" calcext:value-type="float">
            <text:p>3002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1st Device Type</text:p>
          </table:table-cell>
          <table:table-cell table:style-name="ce107"/>
          <table:table-cell table:style-name="ce113" office:value-type="float" office:value="31051" calcext:value-type="float">
            <text:p>3105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1st Device Type</text:p>
          </table:table-cell>
          <table:table-cell table:style-name="ce117"/>
          <table:table-cell table:style-name="ce122" table:formula="of:=[.E91]+1000" office:value-type="float" office:value="32051" calcext:value-type="float">
            <text:p>3205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1st Device Type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Device type: 1 -&gt; Switch, 2 -&gt; Mux</text:p>
          </table:table-cell>
          <table:table-cell table:number-columns-repeated="1011"/>
        </table:table-row>
        <table:table-row table:style-name="ro3">
          <table:table-cell table:style-name="ce99" office:value-type="float" office:value="30027" calcext:value-type="float">
            <text:p>3002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1st Device ID</text:p>
          </table:table-cell>
          <table:table-cell table:style-name="ce107"/>
          <table:table-cell table:style-name="ce113" office:value-type="float" office:value="31053" calcext:value-type="float">
            <text:p>3105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1st Device ID</text:p>
          </table:table-cell>
          <table:table-cell table:style-name="ce117"/>
          <table:table-cell table:style-name="ce122" table:formula="of:=[.E92]+1000" office:value-type="float" office:value="32053" calcext:value-type="float">
            <text:p>3205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1st Device ID</text:p>
          </table:table-cell>
          <table:table-cell table:number-columns-repeated="1013"/>
        </table:table-row>
        <table:table-row table:style-name="ro3">
          <table:table-cell table:style-name="ce99" office:value-type="float" office:value="30028" calcext:value-type="float">
            <text:p>3002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Time since last Rx [s]</text:p>
          </table:table-cell>
          <table:table-cell table:style-name="ce107"/>
          <table:table-cell table:style-name="ce113" office:value-type="float" office:value="31055" calcext:value-type="float">
            <text:p>3105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Time since last Rx [s]</text:p>
          </table:table-cell>
          <table:table-cell table:style-name="ce117"/>
          <table:table-cell table:style-name="ce122" table:formula="of:=[.E93]+1000" office:value-type="float" office:value="32055" calcext:value-type="float">
            <text:p>3205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Time since last Rx [s]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Time since last received packet. Device will be deleted if no packet received in 2 minutes</text:p>
          </table:table-cell>
          <table:table-cell table:number-columns-repeated="1011"/>
        </table:table-row>
        <table:table-row table:style-name="ro3">
          <table:table-cell table:style-name="ce99" office:value-type="float" office:value="30029" calcext:value-type="float">
            <text:p>3002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Switch State</text:p>
          </table:table-cell>
          <table:table-cell table:style-name="ce107"/>
          <table:table-cell table:style-name="ce113" office:value-type="float" office:value="31057" calcext:value-type="float">
            <text:p>3105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Switch State</text:p>
          </table:table-cell>
          <table:table-cell table:style-name="ce117"/>
          <table:table-cell table:style-name="ce122" table:formula="of:=[.E94]+1000" office:value-type="float" office:value="32057" calcext:value-type="float">
            <text:p>3205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Switch State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bits 0..6 indicate switch/mux states, bit 7 indicates transmit interval</text:p>
          </table:table-cell>
          <table:table-cell table:number-columns-repeated="1011"/>
        </table:table-row>
        <table:table-row table:style-name="ro3">
          <table:table-cell table:style-name="ce99" office:value-type="float" office:value="30030" calcext:value-type="float">
            <text:p>30030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Temperature [1/128°C]</text:p>
          </table:table-cell>
          <table:table-cell table:style-name="ce107"/>
          <table:table-cell table:style-name="ce113" office:value-type="float" office:value="31059" calcext:value-type="float">
            <text:p>3105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Temperature [1/128°C]</text:p>
          </table:table-cell>
          <table:table-cell table:style-name="ce117"/>
          <table:table-cell table:style-name="ce122" table:formula="of:=[.E95]+1000" office:value-type="float" office:value="32059" calcext:value-type="float">
            <text:p>3205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Temperature [°C]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99" office:value-type="float" office:value="30031" calcext:value-type="float">
            <text:p>3003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Input Voltage [0.01V]</text:p>
          </table:table-cell>
          <table:table-cell table:style-name="ce107"/>
          <table:table-cell table:style-name="ce113" office:value-type="float" office:value="31061" calcext:value-type="float">
            <text:p>3106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Input Voltage [0.01V]</text:p>
          </table:table-cell>
          <table:table-cell table:style-name="ce117"/>
          <table:table-cell table:style-name="ce122" table:formula="of:=[.E96]+1000" office:value-type="float" office:value="32061" calcext:value-type="float">
            <text:p>3206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Input Voltage [V]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99" office:value-type="float" office:value="30032" calcext:value-type="float">
            <text:p>3003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Voltage Ch 1 [0.01V] (Switch only)</text:p>
          </table:table-cell>
          <table:table-cell table:style-name="ce107"/>
          <table:table-cell table:style-name="ce113" office:value-type="float" office:value="31063" calcext:value-type="float">
            <text:p>3106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Voltage Ch 1 [0.01V] (Switch only)</text:p>
          </table:table-cell>
          <table:table-cell table:style-name="ce117"/>
          <table:table-cell table:style-name="ce122" table:formula="of:=[.E97]+1000" office:value-type="float" office:value="32063" calcext:value-type="float">
            <text:p>3206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Voltage Ch 1 [V] (Switch only)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99" office:value-type="float" office:value="30033" calcext:value-type="float">
            <text:p>3003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urrent Ch 1 [mA] (Switch only)</text:p>
          </table:table-cell>
          <table:table-cell table:style-name="ce107"/>
          <table:table-cell table:style-name="ce113" office:value-type="float" office:value="31065" calcext:value-type="float">
            <text:p>3106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Current Ch 1 [mA] (Switch only)</text:p>
          </table:table-cell>
          <table:table-cell table:style-name="ce117"/>
          <table:table-cell table:style-name="ce122" table:formula="of:=[.E98]+1000" office:value-type="float" office:value="32065" calcext:value-type="float">
            <text:p>3206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034" calcext:value-type="float">
            <text:p>3003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Voltage Ch 2 [0.01V] (Switch only)</text:p>
          </table:table-cell>
          <table:table-cell table:style-name="ce107"/>
          <table:table-cell table:style-name="ce113" office:value-type="float" office:value="31067" calcext:value-type="float">
            <text:p>3106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Voltage Ch 2 [0.01V] (Switch only)</text:p>
          </table:table-cell>
          <table:table-cell table:style-name="ce117"/>
          <table:table-cell table:style-name="ce122" table:formula="of:=[.E99]+1000" office:value-type="float" office:value="32067" calcext:value-type="float">
            <text:p>3206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035" calcext:value-type="float">
            <text:p>3003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urrent Ch 2 [mA] (Switch only)</text:p>
          </table:table-cell>
          <table:table-cell table:style-name="ce107"/>
          <table:table-cell table:style-name="ce113" office:value-type="float" office:value="31069" calcext:value-type="float">
            <text:p>3106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Current Ch 2 [mA] (Switch only)</text:p>
          </table:table-cell>
          <table:table-cell table:style-name="ce117"/>
          <table:table-cell table:style-name="ce122" table:formula="of:=[.E100]+1000" office:value-type="float" office:value="32069" calcext:value-type="float">
            <text:p>3206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036" calcext:value-type="float">
            <text:p>3003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2nd Device Type</text:p>
          </table:table-cell>
          <table:table-cell table:style-name="ce107"/>
          <table:table-cell table:style-name="ce113" office:value-type="float" office:value="31071" calcext:value-type="float">
            <text:p>3107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2nd Device Type</text:p>
          </table:table-cell>
          <table:table-cell table:style-name="ce117"/>
          <table:table-cell table:style-name="ce122" table:formula="of:=[.E101]+1000" office:value-type="float" office:value="32071" calcext:value-type="float">
            <text:p>3207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2nd Device Type</text:p>
          </table:table-cell>
          <table:table-cell/>
          <table:table-cell office:value-type="string" calcext:value-type="string">
            <text:p>- Remote Switch/MUX implementation has a list that can handle 32 Switches or Muxes</text:p>
          </table:table-cell>
          <table:table-cell table:number-columns-repeated="1011"/>
        </table:table-row>
        <table:table-row table:style-name="ro3">
          <table:table-cell table:style-name="ce99" office:value-type="float" office:value="30037" calcext:value-type="float">
            <text:p>3003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2nd Device ID</text:p>
          </table:table-cell>
          <table:table-cell table:style-name="ce107"/>
          <table:table-cell table:style-name="ce113" office:value-type="float" office:value="31073" calcext:value-type="float">
            <text:p>3107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2nd Device ID</text:p>
          </table:table-cell>
          <table:table-cell table:style-name="ce117"/>
          <table:table-cell table:style-name="ce122" table:formula="of:=[.E102]+1000" office:value-type="float" office:value="32073" calcext:value-type="float">
            <text:p>3207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2nd Device ID</text:p>
          </table:table-cell>
          <table:table-cell/>
          <table:table-cell office:value-type="string" calcext:value-type="string">
            <text:p>- New device is added to the first available position for example mux or switch is added to 1st position if list is empty</text:p>
          </table:table-cell>
          <table:table-cell table:number-columns-repeated="1011"/>
        </table:table-row>
        <table:table-row table:style-name="ro3">
          <table:table-cell table:style-name="ce99" office:value-type="float" office:value="30038" calcext:value-type="float">
            <text:p>3003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Time since last Rx [s]</text:p>
          </table:table-cell>
          <table:table-cell table:style-name="ce107"/>
          <table:table-cell table:style-name="ce113" office:value-type="float" office:value="31075" calcext:value-type="float">
            <text:p>3107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Time since last Rx [s]</text:p>
          </table:table-cell>
          <table:table-cell table:style-name="ce117"/>
          <table:table-cell table:style-name="ce122" table:formula="of:=[.E103]+1000" office:value-type="float" office:value="32075" calcext:value-type="float">
            <text:p>3207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Time since last Rx [s]</text:p>
          </table:table-cell>
          <table:table-cell/>
          <table:table-cell office:value-type="string" calcext:value-type="string">
            <text:p><text:s text:c="3"/>or the 1st position of list is available otherwise, i.e. device previously occupied the 1st position <text:s/>has not send packet in 2 minutes</text:p>
          </table:table-cell>
          <table:table-cell table:number-columns-repeated="1011"/>
        </table:table-row>
        <table:table-row table:style-name="ro3">
          <table:table-cell table:style-name="ce99" office:value-type="float" office:value="30039" calcext:value-type="float">
            <text:p>3003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Switch State</text:p>
          </table:table-cell>
          <table:table-cell table:style-name="ce107"/>
          <table:table-cell table:style-name="ce113" office:value-type="float" office:value="31077" calcext:value-type="float">
            <text:p>3107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Switch State</text:p>
          </table:table-cell>
          <table:table-cell table:style-name="ce117"/>
          <table:table-cell table:style-name="ce122" table:formula="of:=[.E104]+1000" office:value-type="float" office:value="32077" calcext:value-type="float">
            <text:p>3207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99" office:value-type="float" office:value="30040" calcext:value-type="float">
            <text:p>30040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Temperature [1/128°C]</text:p>
          </table:table-cell>
          <table:table-cell table:style-name="ce107"/>
          <table:table-cell table:style-name="ce113" office:value-type="float" office:value="31079" calcext:value-type="float">
            <text:p>3107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Temperature [1/128°C]</text:p>
          </table:table-cell>
          <table:table-cell table:style-name="ce117"/>
          <table:table-cell table:style-name="ce122" table:formula="of:=[.E105]+1000" office:value-type="float" office:value="32079" calcext:value-type="float">
            <text:p>3207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99" office:value-type="float" office:value="30041" calcext:value-type="float">
            <text:p>3004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Input Voltage [0.01V]</text:p>
          </table:table-cell>
          <table:table-cell table:style-name="ce107"/>
          <table:table-cell table:style-name="ce113" office:value-type="float" office:value="31081" calcext:value-type="float">
            <text:p>3108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Input Voltage [0.01V]</text:p>
          </table:table-cell>
          <table:table-cell table:style-name="ce117"/>
          <table:table-cell table:style-name="ce122" table:formula="of:=[.E106]+1000" office:value-type="float" office:value="32081" calcext:value-type="float">
            <text:p>3208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99" office:value-type="float" office:value="30042" calcext:value-type="float">
            <text:p>3004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Voltage Ch 1 [0.01V] (Switch only)</text:p>
          </table:table-cell>
          <table:table-cell table:style-name="ce107"/>
          <table:table-cell table:style-name="ce113" office:value-type="float" office:value="31083" calcext:value-type="float">
            <text:p>3108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Voltage Ch 1 [0.01V] (Switch only)</text:p>
          </table:table-cell>
          <table:table-cell table:style-name="ce117"/>
          <table:table-cell table:style-name="ce122" table:formula="of:=[.E107]+1000" office:value-type="float" office:value="32083" calcext:value-type="float">
            <text:p>3208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043" calcext:value-type="float">
            <text:p>3004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urrent Ch 1 [mA] (Switch only)</text:p>
          </table:table-cell>
          <table:table-cell table:style-name="ce107"/>
          <table:table-cell table:style-name="ce113" office:value-type="float" office:value="31085" calcext:value-type="float">
            <text:p>3108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Current Ch 1 [mA] (Switch only)</text:p>
          </table:table-cell>
          <table:table-cell table:style-name="ce117"/>
          <table:table-cell table:style-name="ce122" table:formula="of:=[.E108]+1000" office:value-type="float" office:value="32085" calcext:value-type="float">
            <text:p>3208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044" calcext:value-type="float">
            <text:p>3004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Voltage Ch 2 [0.01V] (Switch only)</text:p>
          </table:table-cell>
          <table:table-cell table:style-name="ce107"/>
          <table:table-cell table:style-name="ce113" office:value-type="float" office:value="31087" calcext:value-type="float">
            <text:p>3108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Voltage Ch 2 [0.01V] (Switch only)</text:p>
          </table:table-cell>
          <table:table-cell table:style-name="ce117"/>
          <table:table-cell table:style-name="ce122" table:formula="of:=[.E109]+1000" office:value-type="float" office:value="32087" calcext:value-type="float">
            <text:p>3208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045" calcext:value-type="float">
            <text:p>3004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urrent Ch 2 [mA] (Switch only)</text:p>
          </table:table-cell>
          <table:table-cell table:style-name="ce107"/>
          <table:table-cell table:style-name="ce113" office:value-type="float" office:value="31089" calcext:value-type="float">
            <text:p>3108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Current Ch 2 [mA] (Switch only)</text:p>
          </table:table-cell>
          <table:table-cell table:style-name="ce117"/>
          <table:table-cell table:style-name="ce122" table:formula="of:=[.E110]+1000" office:value-type="float" office:value="32089" calcext:value-type="float">
            <text:p>3208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046" calcext:value-type="float">
            <text:p>3004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3rd Device Type</text:p>
          </table:table-cell>
          <table:table-cell table:style-name="ce107"/>
          <table:table-cell table:style-name="ce113" office:value-type="float" office:value="31091" calcext:value-type="float">
            <text:p>3109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3rd Device Type</text:p>
          </table:table-cell>
          <table:table-cell table:style-name="ce117"/>
          <table:table-cell table:style-name="ce122" table:formula="of:=[.E111]+1000" office:value-type="float" office:value="32091" calcext:value-type="float">
            <text:p>3209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3rd Device Type</text:p>
          </table:table-cell>
          <table:table-cell table:number-columns-repeated="1013"/>
        </table:table-row>
        <table:table-row table:style-name="ro3">
          <table:table-cell table:style-name="ce99" office:value-type="float" office:value="30047" calcext:value-type="float">
            <text:p>3004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3rd Device ID</text:p>
          </table:table-cell>
          <table:table-cell table:style-name="ce107"/>
          <table:table-cell table:style-name="ce113" office:value-type="float" office:value="31093" calcext:value-type="float">
            <text:p>3109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3rd Device ID</text:p>
          </table:table-cell>
          <table:table-cell table:style-name="ce117"/>
          <table:table-cell table:style-name="ce122" table:formula="of:=[.E112]+1000" office:value-type="float" office:value="32093" calcext:value-type="float">
            <text:p>3209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3rd Device ID</text:p>
          </table:table-cell>
          <table:table-cell table:number-columns-repeated="1013"/>
        </table:table-row>
        <table:table-row table:style-name="ro3">
          <table:table-cell table:style-name="ce99" office:value-type="float" office:value="30048" calcext:value-type="float">
            <text:p>3004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Time since last Rx [s]</text:p>
          </table:table-cell>
          <table:table-cell table:style-name="ce107"/>
          <table:table-cell table:style-name="ce113" office:value-type="float" office:value="31095" calcext:value-type="float">
            <text:p>3109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Time since last Rx [s]</text:p>
          </table:table-cell>
          <table:table-cell table:style-name="ce117"/>
          <table:table-cell table:style-name="ce122" table:formula="of:=[.E113]+1000" office:value-type="float" office:value="32095" calcext:value-type="float">
            <text:p>3209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99" office:value-type="float" office:value="30049" calcext:value-type="float">
            <text:p>3004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Switch State</text:p>
          </table:table-cell>
          <table:table-cell table:style-name="ce107"/>
          <table:table-cell table:style-name="ce113" office:value-type="float" office:value="31097" calcext:value-type="float">
            <text:p>3109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Switch State</text:p>
          </table:table-cell>
          <table:table-cell table:style-name="ce117"/>
          <table:table-cell table:style-name="ce122" table:formula="of:=[.E114]+1000" office:value-type="float" office:value="32097" calcext:value-type="float">
            <text:p>3209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99" office:value-type="float" office:value="30050" calcext:value-type="float">
            <text:p>30050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Temperature [1/128°C]</text:p>
          </table:table-cell>
          <table:table-cell table:style-name="ce107"/>
          <table:table-cell table:style-name="ce113" office:value-type="float" office:value="31099" calcext:value-type="float">
            <text:p>3109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Temperature [1/128°C]</text:p>
          </table:table-cell>
          <table:table-cell table:style-name="ce117"/>
          <table:table-cell table:style-name="ce122" table:formula="of:=[.E115]+1000" office:value-type="float" office:value="32099" calcext:value-type="float">
            <text:p>3209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99" office:value-type="float" office:value="30051" calcext:value-type="float">
            <text:p>3005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Input Voltage [0.01V]</text:p>
          </table:table-cell>
          <table:table-cell table:style-name="ce107"/>
          <table:table-cell table:style-name="ce113" office:value-type="float" office:value="31101" calcext:value-type="float">
            <text:p>3110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Input Voltage [0.01V]</text:p>
          </table:table-cell>
          <table:table-cell table:style-name="ce117"/>
          <table:table-cell table:style-name="ce122" table:formula="of:=[.E116]+1000" office:value-type="float" office:value="32101" calcext:value-type="float">
            <text:p>3210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99" office:value-type="float" office:value="30052" calcext:value-type="float">
            <text:p>3005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Voltage Ch 1 [0.01V] (Switch only)</text:p>
          </table:table-cell>
          <table:table-cell table:style-name="ce107"/>
          <table:table-cell table:style-name="ce113" office:value-type="float" office:value="31103" calcext:value-type="float">
            <text:p>3110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Voltage Ch 1 [0.01V] (Switch only)</text:p>
          </table:table-cell>
          <table:table-cell table:style-name="ce117"/>
          <table:table-cell table:style-name="ce122" table:formula="of:=[.E117]+1000" office:value-type="float" office:value="32103" calcext:value-type="float">
            <text:p>3210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053" calcext:value-type="float">
            <text:p>3005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urrent Ch 1 [mA] (Switch only)</text:p>
          </table:table-cell>
          <table:table-cell table:style-name="ce107"/>
          <table:table-cell table:style-name="ce113" office:value-type="float" office:value="31105" calcext:value-type="float">
            <text:p>3110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Current Ch 1 [mA] (Switch only)</text:p>
          </table:table-cell>
          <table:table-cell table:style-name="ce117"/>
          <table:table-cell table:style-name="ce122" table:formula="of:=[.E118]+1000" office:value-type="float" office:value="32105" calcext:value-type="float">
            <text:p>3210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054" calcext:value-type="float">
            <text:p>3005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Voltage Ch 2 [0.01V] (Switch only)</text:p>
          </table:table-cell>
          <table:table-cell table:style-name="ce107"/>
          <table:table-cell table:style-name="ce113" office:value-type="float" office:value="31107" calcext:value-type="float">
            <text:p>3110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Voltage Ch 2 [0.01V] (Switch only)</text:p>
          </table:table-cell>
          <table:table-cell table:style-name="ce117"/>
          <table:table-cell table:style-name="ce122" table:formula="of:=[.E119]+1000" office:value-type="float" office:value="32107" calcext:value-type="float">
            <text:p>3210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055" calcext:value-type="float">
            <text:p>3005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urrent Ch 2 [mA] (Switch only)</text:p>
          </table:table-cell>
          <table:table-cell table:style-name="ce107"/>
          <table:table-cell table:style-name="ce113" office:value-type="float" office:value="31109" calcext:value-type="float">
            <text:p>3110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Current Ch 2 [mA] (Switch only)</text:p>
          </table:table-cell>
          <table:table-cell table:style-name="ce117"/>
          <table:table-cell table:style-name="ce122" table:formula="of:=[.E120]+1000" office:value-type="float" office:value="32109" calcext:value-type="float">
            <text:p>3210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100" office:value-type="string" calcext:value-type="string">
            <text:p>...</text:p>
          </table:table-cell>
          <table:table-cell table:style-name="ce108" office:value-type="string" calcext:value-type="string">
            <text:p>...</text:p>
          </table:table-cell>
          <table:table-cell table:style-name="ce107" office:value-type="string" calcext:value-type="string">
            <text:p>...</text:p>
          </table:table-cell>
          <table:table-cell table:style-name="ce107"/>
          <table:table-cell table:style-name="ce114" office:value-type="string" calcext:value-type="string">
            <text:p>...</text:p>
          </table:table-cell>
          <table:table-cell table:style-name="ce118" office:value-type="string" calcext:value-type="string">
            <text:p>...</text:p>
          </table:table-cell>
          <table:table-cell table:style-name="ce117" office:value-type="string" calcext:value-type="string">
            <text:p>...</text:p>
          </table:table-cell>
          <table:table-cell table:style-name="ce117"/>
          <table:table-cell table:style-name="ce123" office:value-type="string" calcext:value-type="string">
            <text:p>...</text:p>
          </table:table-cell>
          <table:table-cell table:style-name="ce127" office:value-type="string" calcext:value-type="string">
            <text:p>...</text:p>
          </table:table-cell>
          <table:table-cell table:style-name="ce126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99" office:value-type="float" office:value="30336" calcext:value-type="float">
            <text:p>3033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32th Device Type </text:p>
          </table:table-cell>
          <table:table-cell table:style-name="ce107"/>
          <table:table-cell table:style-name="ce113" office:value-type="float" office:value="31671" calcext:value-type="float">
            <text:p>3167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32th Device Type </text:p>
          </table:table-cell>
          <table:table-cell table:style-name="ce117"/>
          <table:table-cell table:style-name="ce122" table:formula="of:=[.E122]+1000" office:value-type="float" office:value="32671" calcext:value-type="float">
            <text:p>3267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32th Device Type </text:p>
          </table:table-cell>
          <table:table-cell table:number-columns-repeated="1013"/>
        </table:table-row>
        <table:table-row table:style-name="ro3">
          <table:table-cell table:style-name="ce99" office:value-type="float" office:value="30337" calcext:value-type="float">
            <text:p>3033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32th Device ID</text:p>
          </table:table-cell>
          <table:table-cell table:style-name="ce107"/>
          <table:table-cell table:style-name="ce113" office:value-type="float" office:value="31673" calcext:value-type="float">
            <text:p>3167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32th Device ID</text:p>
          </table:table-cell>
          <table:table-cell table:style-name="ce117"/>
          <table:table-cell table:style-name="ce122" table:formula="of:=[.E123]+1000" office:value-type="float" office:value="32673" calcext:value-type="float">
            <text:p>3267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32th Device ID</text:p>
          </table:table-cell>
          <table:table-cell table:number-columns-repeated="1013"/>
        </table:table-row>
        <table:table-row table:style-name="ro3">
          <table:table-cell table:style-name="ce99" office:value-type="float" office:value="30338" calcext:value-type="float">
            <text:p>3033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Time since last Rx [s]</text:p>
          </table:table-cell>
          <table:table-cell table:style-name="ce107"/>
          <table:table-cell table:style-name="ce113" office:value-type="float" office:value="31675" calcext:value-type="float">
            <text:p>3167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Time since last Rx [s]</text:p>
          </table:table-cell>
          <table:table-cell table:style-name="ce117"/>
          <table:table-cell table:style-name="ce122" table:formula="of:=[.E124]+1000" office:value-type="float" office:value="32675" calcext:value-type="float">
            <text:p>3267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99" office:value-type="float" office:value="30339" calcext:value-type="float">
            <text:p>3033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Switch State</text:p>
          </table:table-cell>
          <table:table-cell table:style-name="ce107"/>
          <table:table-cell table:style-name="ce113" office:value-type="float" office:value="31677" calcext:value-type="float">
            <text:p>3167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Switch State</text:p>
          </table:table-cell>
          <table:table-cell table:style-name="ce117"/>
          <table:table-cell table:style-name="ce122" table:formula="of:=[.E125]+1000" office:value-type="float" office:value="32677" calcext:value-type="float">
            <text:p>3267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99" office:value-type="float" office:value="30340" calcext:value-type="float">
            <text:p>30340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Temperature [1/128°C]</text:p>
          </table:table-cell>
          <table:table-cell table:style-name="ce107"/>
          <table:table-cell table:style-name="ce113" office:value-type="float" office:value="31679" calcext:value-type="float">
            <text:p>3167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Temperature [1/128°C]</text:p>
          </table:table-cell>
          <table:table-cell table:style-name="ce117"/>
          <table:table-cell table:style-name="ce122" table:formula="of:=[.E126]+1000" office:value-type="float" office:value="32679" calcext:value-type="float">
            <text:p>3267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99" office:value-type="float" office:value="30341" calcext:value-type="float">
            <text:p>3034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Input Voltage [0.01V]</text:p>
          </table:table-cell>
          <table:table-cell table:style-name="ce107"/>
          <table:table-cell table:style-name="ce113" office:value-type="float" office:value="31681" calcext:value-type="float">
            <text:p>3168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Input Voltage [0.01V]</text:p>
          </table:table-cell>
          <table:table-cell table:style-name="ce117"/>
          <table:table-cell table:style-name="ce122" table:formula="of:=[.E127]+1000" office:value-type="float" office:value="32681" calcext:value-type="float">
            <text:p>3268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99" office:value-type="float" office:value="30342" calcext:value-type="float">
            <text:p>3034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Voltage Ch 1 [0.01V] (Switch only)</text:p>
          </table:table-cell>
          <table:table-cell table:style-name="ce107"/>
          <table:table-cell table:style-name="ce113" office:value-type="float" office:value="31683" calcext:value-type="float">
            <text:p>3168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Voltage Ch 1 [0.01V] (Switch only)</text:p>
          </table:table-cell>
          <table:table-cell table:style-name="ce117"/>
          <table:table-cell table:style-name="ce122" table:formula="of:=[.E128]+1000" office:value-type="float" office:value="32683" calcext:value-type="float">
            <text:p>3268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343" calcext:value-type="float">
            <text:p>3034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urrent Ch 1 [mA] (Switch only)</text:p>
          </table:table-cell>
          <table:table-cell table:style-name="ce107"/>
          <table:table-cell table:style-name="ce113" office:value-type="float" office:value="31685" calcext:value-type="float">
            <text:p>3168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Current Ch 1 [mA] (Switch only)</text:p>
          </table:table-cell>
          <table:table-cell table:style-name="ce117"/>
          <table:table-cell table:style-name="ce122" table:formula="of:=[.E129]+1000" office:value-type="float" office:value="32685" calcext:value-type="float">
            <text:p>3268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344" calcext:value-type="float">
            <text:p>3034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Voltage Ch 2 [0.01V] (Switch only)</text:p>
          </table:table-cell>
          <table:table-cell table:style-name="ce107"/>
          <table:table-cell table:style-name="ce113" office:value-type="float" office:value="31687" calcext:value-type="float">
            <text:p>3168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Voltage Ch 2 [0.01V] (Switch only)</text:p>
          </table:table-cell>
          <table:table-cell table:style-name="ce117"/>
          <table:table-cell table:style-name="ce122" table:formula="of:=[.E130]+1000" office:value-type="float" office:value="32687" calcext:value-type="float">
            <text:p>3268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345" calcext:value-type="float">
            <text:p>3034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urrent Ch 2 [mA] (Switch only)</text:p>
          </table:table-cell>
          <table:table-cell table:style-name="ce107"/>
          <table:table-cell table:style-name="ce113" office:value-type="float" office:value="31689" calcext:value-type="float">
            <text:p>3168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Current Ch 2 [mA] (Switch only)</text:p>
          </table:table-cell>
          <table:table-cell table:style-name="ce117"/>
          <table:table-cell table:style-name="ce122" table:formula="of:=[.E131]+1000" office:value-type="float" office:value="32689" calcext:value-type="float">
            <text:p>3268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6" office:value-type="string" calcext:value-type="string">
            <text:p>Input <text:s/>Registers (16-bit integer)</text:p>
          </table:table-cell>
          <table:table-cell table:number-columns-repeated="3"/>
          <table:table-cell table:style-name="ce96" office:value-type="string" calcext:value-type="string">
            <text:p>Input Registers (32-bit integer)</text:p>
          </table:table-cell>
          <table:table-cell table:number-columns-repeated="3"/>
          <table:table-cell table:style-name="ce96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2 Channel Qaudrature Measurement values</text:p>
          </table:table-cell>
          <table:table-cell table:number-columns-repeated="3"/>
          <table:table-cell table:style-name="ce96" office:value-type="string" calcext:value-type="string">
            <text:p>2 Channel Qaudrature Measurement values</text:p>
          </table:table-cell>
          <table:table-cell table:style-name="ce96"/>
          <table:table-cell table:number-columns-repeated="2"/>
          <table:table-cell table:style-name="ce96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99" office:value-type="float" office:value="30026" calcext:value-type="float">
            <text:p>3002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Packe Index</text:p>
          </table:table-cell>
          <table:table-cell table:style-name="ce107"/>
          <table:table-cell table:style-name="ce113" office:value-type="float" office:value="31051" calcext:value-type="float">
            <text:p>3105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Packe Index (16-bit value)</text:p>
          </table:table-cell>
          <table:table-cell table:style-name="ce117"/>
          <table:table-cell table:style-name="ce122" table:formula="of:=[.E137]+1000" office:value-type="float" office:value="32051" calcext:value-type="float">
            <text:p>3205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Packe Index (16-bit value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99" office:value-type="float" office:value="30027" calcext:value-type="float">
            <text:p>3002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adio Rx Status</text:p>
          </table:table-cell>
          <table:table-cell table:style-name="ce107"/>
          <table:table-cell table:style-name="ce113" office:value-type="float" office:value="31053" calcext:value-type="float">
            <text:p>3105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adio Rx Status</text:p>
          </table:table-cell>
          <table:table-cell table:style-name="ce117"/>
          <table:table-cell table:style-name="ce122" table:formula="of:=[.E138]+1000" office:value-type="float" office:value="32053" calcext:value-type="float">
            <text:p>3205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adio Rx Status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-&gt; 1 otherwise 0, <text:s/>Radio 2 has received packet bit 1 -&gt; 1 otherwise 0</text:p>
          </table:table-cell>
          <table:table-cell table:number-columns-repeated="1011"/>
        </table:table-row>
        <table:table-row table:style-name="ro3">
          <table:table-cell table:style-name="ce99" office:value-type="float" office:value="30028" calcext:value-type="float">
            <text:p>3002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ceive Success [%]</text:p>
          </table:table-cell>
          <table:table-cell table:style-name="ce107"/>
          <table:table-cell table:style-name="ce113" office:value-type="float" office:value="31055" calcext:value-type="float">
            <text:p>3105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ceive Success [%]</text:p>
          </table:table-cell>
          <table:table-cell table:style-name="ce117"/>
          <table:table-cell table:style-name="ce122" table:formula="of:=[.E139]+1000" office:value-type="float" office:value="32055" calcext:value-type="float">
            <text:p>3205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99" office:value-type="float" office:value="30029" calcext:value-type="float">
            <text:p>3002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Measured Samplerate [Hz]</text:p>
          </table:table-cell>
          <table:table-cell table:style-name="ce107"/>
          <table:table-cell table:style-name="ce113" office:value-type="float" office:value="31057" calcext:value-type="float">
            <text:p>3105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Measured Samplerate [Hz]</text:p>
          </table:table-cell>
          <table:table-cell table:style-name="ce117"/>
          <table:table-cell table:style-name="ce122" table:formula="of:=[.E140]+1000" office:value-type="float" office:value="32057" calcext:value-type="float">
            <text:p>3205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Measured Samplerate [Hz]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Quadrature Sample Rate measured from incoming packet frequency</text:p>
          </table:table-cell>
          <table:table-cell table:number-columns-repeated="1011"/>
        </table:table-row>
        <table:table-row table:style-name="ro3">
          <table:table-cell table:style-name="ce99" office:value-type="float" office:value="30030" calcext:value-type="float">
            <text:p>30030</text:p>
          </table:table-cell>
          <table:table-cell table:style-name="ce107" office:value-type="string" calcext:value-type="string">
            <text:p>1nsinged 16-bit</text:p>
          </table:table-cell>
          <table:table-cell table:style-name="ce107" office:value-type="string" calcext:value-type="string">
            <text:p>Packet Drift Index</text:p>
          </table:table-cell>
          <table:table-cell table:style-name="ce107"/>
          <table:table-cell table:style-name="ce113" office:value-type="float" office:value="31059" calcext:value-type="float">
            <text:p>3105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Packet Drift Index</text:p>
          </table:table-cell>
          <table:table-cell table:style-name="ce117"/>
          <table:table-cell table:style-name="ce122" table:formula="of:=[.E141]+1000" office:value-type="float" office:value="32059" calcext:value-type="float">
            <text:p>3205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Packet Drift Index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Indicator of receiver not been able to adjust timer/couter to incoming packets , i.e. Incoming packets drift (and might be lost). If value is not changed packets are received as expected.</text:p>
          </table:table-cell>
          <table:table-cell table:number-columns-repeated="1011"/>
        </table:table-row>
        <table:table-row table:style-name="ro3">
          <table:table-cell table:style-name="ce99" office:value-type="float" office:value="30031" calcext:value-type="float">
            <text:p>3003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31061" calcext:value-type="float">
            <text:p>3106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142]+1000" office:value-type="float" office:value="32061" calcext:value-type="float">
            <text:p>3206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2" calcext:value-type="float">
            <text:p>3003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31063" calcext:value-type="float">
            <text:p>3106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143]+1000" office:value-type="float" office:value="32063" calcext:value-type="float">
            <text:p>3206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3" calcext:value-type="float">
            <text:p>3003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31065" calcext:value-type="float">
            <text:p>3106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144]+1000" office:value-type="float" office:value="32065" calcext:value-type="float">
            <text:p>3206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4" calcext:value-type="float">
            <text:p>3003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31067" calcext:value-type="float">
            <text:p>3106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145]+1000" office:value-type="float" office:value="32067" calcext:value-type="float">
            <text:p>3206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5" calcext:value-type="float">
            <text:p>3003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31069" calcext:value-type="float">
            <text:p>3106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146]+1000" office:value-type="float" office:value="32069" calcext:value-type="float">
            <text:p>3206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6" calcext:value-type="float">
            <text:p>30036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 Value nth value</text:p>
          </table:table-cell>
          <table:table-cell table:style-name="ce107"/>
          <table:table-cell table:style-name="ce113" office:value-type="float" office:value="31071" calcext:value-type="float">
            <text:p>31071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1 Value nth value</text:p>
          </table:table-cell>
          <table:table-cell table:style-name="ce117"/>
          <table:table-cell table:style-name="ce122" table:formula="of:=[.E147]+1000" office:value-type="float" office:value="32071" calcext:value-type="float">
            <text:p>3207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 Value nth value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Channel 1 nth <text:s text:c="6"/>sample of most recent radio packet, i.e. the most recent sample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99" office:value-type="float" office:value="30037" calcext:value-type="float">
            <text:p>30037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2 Value nth value</text:p>
          </table:table-cell>
          <table:table-cell table:style-name="ce107"/>
          <table:table-cell table:style-name="ce113" office:value-type="float" office:value="31073" calcext:value-type="float">
            <text:p>31073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2 Value nth value</text:p>
          </table:table-cell>
          <table:table-cell table:style-name="ce117"/>
          <table:table-cell table:style-name="ce122" table:formula="of:=[.E148]+1000" office:value-type="float" office:value="32073" calcext:value-type="float">
            <text:p>3207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Value nth value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Channel 2 nth <text:s text:c="6"/>sample of most recent radio packet, i.e. the most recent sample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99" office:value-type="float" office:value="30038" calcext:value-type="float">
            <text:p>30038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 Value (n-1)th value</text:p>
          </table:table-cell>
          <table:table-cell table:style-name="ce107"/>
          <table:table-cell table:style-name="ce113" office:value-type="float" office:value="31075" calcext:value-type="float">
            <text:p>31075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1 Value (n-1)th value</text:p>
          </table:table-cell>
          <table:table-cell table:style-name="ce117"/>
          <table:table-cell table:style-name="ce122" table:formula="of:=[.E149]+1000" office:value-type="float" office:value="32075" calcext:value-type="float">
            <text:p>3207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 Value (n-1)th value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Channel 1 (n-1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99" office:value-type="float" office:value="30039" calcext:value-type="float">
            <text:p>30039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2 Value (n-1)th value</text:p>
          </table:table-cell>
          <table:table-cell table:style-name="ce107"/>
          <table:table-cell table:style-name="ce113" office:value-type="float" office:value="31077" calcext:value-type="float">
            <text:p>31077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2 Value (n-1)th value</text:p>
          </table:table-cell>
          <table:table-cell table:style-name="ce117"/>
          <table:table-cell table:style-name="ce122" table:formula="of:=[.E150]+1000" office:value-type="float" office:value="32077" calcext:value-type="float">
            <text:p>3207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Value (n-1)th value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Channel 2 (n-1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99" office:value-type="float" office:value="30040" calcext:value-type="float">
            <text:p>30040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 Value (n-2)th value</text:p>
          </table:table-cell>
          <table:table-cell table:style-name="ce107"/>
          <table:table-cell table:style-name="ce113" office:value-type="float" office:value="31079" calcext:value-type="float">
            <text:p>31079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1 Value (n-2)th value</text:p>
          </table:table-cell>
          <table:table-cell table:style-name="ce117"/>
          <table:table-cell table:style-name="ce122" table:formula="of:=[.E151]+1000" office:value-type="float" office:value="32079" calcext:value-type="float">
            <text:p>3207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 Value (n-2)th value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Channel 1 (n-2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99" office:value-type="float" office:value="30041" calcext:value-type="float">
            <text:p>30041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2 Value (n-2)th value</text:p>
          </table:table-cell>
          <table:table-cell table:style-name="ce107"/>
          <table:table-cell table:style-name="ce113" office:value-type="float" office:value="31081" calcext:value-type="float">
            <text:p>31081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2 Value (n-2)th value</text:p>
          </table:table-cell>
          <table:table-cell table:style-name="ce117"/>
          <table:table-cell table:style-name="ce122" table:formula="of:=[.E152]+1000" office:value-type="float" office:value="32081" calcext:value-type="float">
            <text:p>3208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Value (n-2)th value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Channel 2 (n-2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99" office:value-type="float" office:value="30042" calcext:value-type="float">
            <text:p>30042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2 Value (n-3)th value</text:p>
          </table:table-cell>
          <table:table-cell table:style-name="ce107"/>
          <table:table-cell table:style-name="ce113" office:value-type="float" office:value="31083" calcext:value-type="float">
            <text:p>31083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2 Value (n-3)th value</text:p>
          </table:table-cell>
          <table:table-cell table:style-name="ce117"/>
          <table:table-cell table:style-name="ce122" table:formula="of:=[.E153]+1000" office:value-type="float" office:value="32083" calcext:value-type="float">
            <text:p>3208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Value (n-3)th value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Channel 1 (n-3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99" office:value-type="float" office:value="30043" calcext:value-type="float">
            <text:p>30043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2 Value (n-3)th value</text:p>
          </table:table-cell>
          <table:table-cell table:style-name="ce107"/>
          <table:table-cell table:style-name="ce113" office:value-type="float" office:value="31085" calcext:value-type="float">
            <text:p>31085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2 Value (n-3)th value</text:p>
          </table:table-cell>
          <table:table-cell table:style-name="ce117"/>
          <table:table-cell table:style-name="ce122" table:formula="of:=[.E154]+1000" office:value-type="float" office:value="32085" calcext:value-type="float">
            <text:p>3208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Value (n-3)th value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Channel 2 (n-3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99" office:value-type="float" office:value="30044" calcext:value-type="float">
            <text:p>30044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 Value (n-4)th value</text:p>
          </table:table-cell>
          <table:table-cell table:style-name="ce107"/>
          <table:table-cell table:style-name="ce113" office:value-type="float" office:value="31087" calcext:value-type="float">
            <text:p>31087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1 Value (n-4)th value</text:p>
          </table:table-cell>
          <table:table-cell table:style-name="ce117"/>
          <table:table-cell table:style-name="ce122" table:formula="of:=[.E155]+1000" office:value-type="float" office:value="32087" calcext:value-type="float">
            <text:p>3208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 Value (n-4)th value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Channel 1 (n-4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99" office:value-type="float" office:value="30045" calcext:value-type="float">
            <text:p>30045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2 Value (n-4)th value</text:p>
          </table:table-cell>
          <table:table-cell table:style-name="ce107"/>
          <table:table-cell table:style-name="ce113" office:value-type="float" office:value="31089" calcext:value-type="float">
            <text:p>31089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Channel 2 Value (n-4)th value</text:p>
          </table:table-cell>
          <table:table-cell table:style-name="ce117"/>
          <table:table-cell table:style-name="ce122" table:formula="of:=[.E156]+1000" office:value-type="float" office:value="32089" calcext:value-type="float">
            <text:p>3208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Value (n-4)th value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Channel 2 (n-4)th sample of most recent radio packet</text:p>
          </table:table-cell>
          <table:table-cell table:number-columns-repeated="5"/>
          <table:table-cell office:value-type="string" calcext:value-type="string">
            <text:p>NOTE!! 16-bit values will overflow if counter is greater that 32767 or less than -32768 in signed integer and greater than 65535 or less than 0 in unsigned integer</text:p>
          </table:table-cell>
          <table:table-cell table:number-columns-repeated="1005"/>
        </table:table-row>
        <table:table-row table:style-name="ro3">
          <table:table-cell table:style-name="ce100" office:value-type="string" calcext:value-type="string">
            <text:p>...</text:p>
          </table:table-cell>
          <table:table-cell table:style-name="ce108" office:value-type="string" calcext:value-type="string">
            <text:p>...</text:p>
          </table:table-cell>
          <table:table-cell table:style-name="ce107" office:value-type="string" calcext:value-type="string">
            <text:p>...</text:p>
          </table:table-cell>
          <table:table-cell table:style-name="ce107"/>
          <table:table-cell table:style-name="ce114" office:value-type="string" calcext:value-type="string">
            <text:p>...</text:p>
          </table:table-cell>
          <table:table-cell table:style-name="ce118" office:value-type="string" calcext:value-type="string">
            <text:p>...</text:p>
          </table:table-cell>
          <table:table-cell table:style-name="ce117" office:value-type="string" calcext:value-type="string">
            <text:p>...</text:p>
          </table:table-cell>
          <table:table-cell table:style-name="ce117"/>
          <table:table-cell table:style-name="ce123" office:value-type="string" calcext:value-type="string">
            <text:p>...</text:p>
          </table:table-cell>
          <table:table-cell table:style-name="ce127" office:value-type="string" calcext:value-type="string">
            <text:p>...</text:p>
          </table:table-cell>
          <table:table-cell table:style-name="ce126" office:value-type="string" calcext:value-type="string">
            <text:p>...</text:p>
          </table:table-cell>
          <table:table-cell table:number-columns-repeated="1013"/>
        </table:table-row>
        <table:table-row table:style-name="ro3" table:number-rows-repeated="7">
          <table:table-cell table:number-columns-repeated="1024"/>
        </table:table-row>
        <table:table-row table:style-name="ro1">
          <table:table-cell table:style-name="ce95" office:value-type="string" calcext:value-type="string">
            <text:p>Holding <text:s/>Registers </text:p>
          </table:table-cell>
          <table:table-cell table:number-columns-repeated="1023"/>
        </table:table-row>
        <table:table-row table:style-name="ro3">
          <table:table-cell table:style-name="ce96" office:value-type="string" calcext:value-type="string">
            <text:p>Holding Registers (16-bit integer)</text:p>
          </table:table-cell>
          <table:table-cell table:number-columns-repeated="3"/>
          <table:table-cell table:style-name="ce96" office:value-type="string" calcext:value-type="string">
            <text:p>Input Registers (32-bit integer)</text:p>
          </table:table-cell>
          <table:table-cell table:number-columns-repeated="3"/>
          <table:table-cell table:style-name="ce96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F Device independent Measurement values</text:p>
          </table:table-cell>
          <table:table-cell table:number-columns-repeated="3"/>
          <table:table-cell table:style-name="ce96" office:value-type="string" calcext:value-type="string">
            <text:p>RF Device independent Measurement values</text:p>
          </table:table-cell>
          <table:table-cell table:style-name="ce96"/>
          <table:table-cell table:number-columns-repeated="2"/>
          <table:table-cell table:style-name="ce96" office:value-type="string" calcext:value-type="string">
            <text:p>RF Device independent Measurement values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97" office:value-type="float" office:value="40001" calcext:value-type="float">
            <text:p>40001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adio Channel (R/W)</text:p>
          </table:table-cell>
          <table:table-cell table:style-name="ce106"/>
          <table:table-cell table:style-name="ce112" office:value-type="float" office:value="41001" calcext:value-type="float">
            <text:p>41001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adio Channel (R/W)</text:p>
          </table:table-cell>
          <table:table-cell table:style-name="ce116"/>
          <table:table-cell table:style-name="ce121" table:formula="of:=[.E169]+1000" office:value-type="float" office:value="42001" calcext:value-type="float">
            <text:p>4200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adio Channel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Radio Channel register</text:span><text:span text:style-name="T9">: 0..127. Read and Write register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2" calcext:value-type="float">
            <text:p>40002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On Air Data Rate (Read Only)</text:p>
          </table:table-cell>
          <table:table-cell table:style-name="ce106"/>
          <table:table-cell table:style-name="ce112" office:value-type="float" office:value="41003" calcext:value-type="float">
            <text:p>41003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On Air Data Rate (Read Only)</text:p>
          </table:table-cell>
          <table:table-cell table:style-name="ce116"/>
          <table:table-cell table:style-name="ce121" table:formula="of:=[.E170]+1000" office:value-type="float" office:value="42003" calcext:value-type="float">
            <text:p>42003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On Air Data Rate (Read Only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On Air Data Rate register</text:span><text:span text:style-name="T9">: 0 -&gt; 250kbps, 1-&gt; 1Mbps, 2 -&gt; 2Mbps. This is a read only value, any write operations are ignored i.e. no harm is done by writing this register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3" calcext:value-type="float">
            <text:p>40003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adio Device Type (R/W)</text:p>
          </table:table-cell>
          <table:table-cell table:style-name="ce106"/>
          <table:table-cell table:style-name="ce112" office:value-type="float" office:value="41005" calcext:value-type="float">
            <text:p>41005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adio Device Type (R/W)</text:p>
          </table:table-cell>
          <table:table-cell table:style-name="ce116"/>
          <table:table-cell table:style-name="ce121" table:formula="of:=[.E171]+1000" office:value-type="float" office:value="42005" calcext:value-type="float">
            <text:p>42005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adio Device Type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Radio Device Type</text:span><text:span text:style-name="T9"> register: 2 -&gt; 16 Channel Thermocouple, 3 -&gt; 8 Channel Thermocoule, 4 -&gt; Remote Switch/Mux, 5 -&gt; 2 Ch Quadrature, 6 -&gt; 4 Channel Thermocouple. Read and Write register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4" calcext:value-type="float">
            <text:p>40004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0 (R/W)</text:p>
          </table:table-cell>
          <table:table-cell table:style-name="ce106"/>
          <table:table-cell table:style-name="ce112" office:value-type="float" office:value="41007" calcext:value-type="float">
            <text:p>41007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Device Specific Register 0 (R/W)</text:p>
          </table:table-cell>
          <table:table-cell table:style-name="ce116"/>
          <table:table-cell table:style-name="ce121" table:formula="of:=[.E172]+1000" office:value-type="float" office:value="42007" calcext:value-type="float">
            <text:p>4200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0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5" calcext:value-type="float">
            <text:p>40005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1 (R/W)</text:p>
          </table:table-cell>
          <table:table-cell table:style-name="ce106"/>
          <table:table-cell table:style-name="ce112" office:value-type="float" office:value="41009" calcext:value-type="float">
            <text:p>41009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Device Specific Register 1 (R/W)</text:p>
          </table:table-cell>
          <table:table-cell table:style-name="ce116"/>
          <table:table-cell table:style-name="ce121" table:formula="of:=[.E173]+1000" office:value-type="float" office:value="42009" calcext:value-type="float">
            <text:p>4200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1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6" calcext:value-type="float">
            <text:p>40006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2 (R/W)</text:p>
          </table:table-cell>
          <table:table-cell table:style-name="ce106"/>
          <table:table-cell table:style-name="ce112" office:value-type="float" office:value="41011" calcext:value-type="float">
            <text:p>41011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Device Specific Register 2 (R/W)</text:p>
          </table:table-cell>
          <table:table-cell table:style-name="ce116"/>
          <table:table-cell table:style-name="ce121" table:formula="of:=[.E174]+1000" office:value-type="float" office:value="42011" calcext:value-type="float">
            <text:p>4201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2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7" calcext:value-type="float">
            <text:p>40007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3 (R/W)</text:p>
          </table:table-cell>
          <table:table-cell table:style-name="ce106"/>
          <table:table-cell table:style-name="ce112" office:value-type="float" office:value="41013" calcext:value-type="float">
            <text:p>41013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Device Specific Register 3 (R/W)</text:p>
          </table:table-cell>
          <table:table-cell table:style-name="ce116"/>
          <table:table-cell table:style-name="ce121" table:formula="of:=[.E175]+1000" office:value-type="float" office:value="42013" calcext:value-type="float">
            <text:p>42013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3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8" calcext:value-type="float">
            <text:p>40008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4 (R/W)</text:p>
          </table:table-cell>
          <table:table-cell table:style-name="ce106"/>
          <table:table-cell table:style-name="ce112" office:value-type="float" office:value="41015" calcext:value-type="float">
            <text:p>41015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Device Specific Register 4 (R/W)</text:p>
          </table:table-cell>
          <table:table-cell table:style-name="ce116"/>
          <table:table-cell table:style-name="ce121" table:formula="of:=[.E176]+1000" office:value-type="float" office:value="42015" calcext:value-type="float">
            <text:p>42015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4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9" calcext:value-type="float">
            <text:p>40009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41017" calcext:value-type="float">
            <text:p>41017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177]+1000" office:value-type="float" office:value="42017" calcext:value-type="float">
            <text:p>4201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10" calcext:value-type="float">
            <text:p>40010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41019" calcext:value-type="float">
            <text:p>41019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178]+1000" office:value-type="float" office:value="42019" calcext:value-type="float">
            <text:p>4201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11" calcext:value-type="float">
            <text:p>40011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41021" calcext:value-type="float">
            <text:p>41021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179]+1000" office:value-type="float" office:value="42021" calcext:value-type="float">
            <text:p>4202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12" calcext:value-type="float">
            <text:p>40012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41023" calcext:value-type="float">
            <text:p>41023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180]+1000" office:value-type="float" office:value="42023" calcext:value-type="float">
            <text:p>42023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13" calcext:value-type="float">
            <text:p>40013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41025" calcext:value-type="float">
            <text:p>41025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181]+1000" office:value-type="float" office:value="42025" calcext:value-type="float">
            <text:p>42025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14" calcext:value-type="float">
            <text:p>40014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41027" calcext:value-type="float">
            <text:p>41027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182]+1000" office:value-type="float" office:value="42027" calcext:value-type="float">
            <text:p>4202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15" calcext:value-type="float">
            <text:p>40015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41029" calcext:value-type="float">
            <text:p>41029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183]+1000" office:value-type="float" office:value="42029" calcext:value-type="float">
            <text:p>4202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16" calcext:value-type="float">
            <text:p>40016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41031" calcext:value-type="float">
            <text:p>41031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184]+1000" office:value-type="float" office:value="42031" calcext:value-type="float">
            <text:p>4203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17" calcext:value-type="float">
            <text:p>40017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41033" calcext:value-type="float">
            <text:p>41033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185]+1000" office:value-type="float" office:value="42033" calcext:value-type="float">
            <text:p>42033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/>
          <table:table-cell table:number-columns-repeated="1013"/>
        </table:table-row>
        <table:table-row table:style-name="ro3">
          <table:table-cell table:style-name="ce97" office:value-type="float" office:value="40018" calcext:value-type="float">
            <text:p>40018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41035" calcext:value-type="float">
            <text:p>41035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186]+1000" office:value-type="float" office:value="42035" calcext:value-type="float">
            <text:p>42035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19" calcext:value-type="float">
            <text:p>40019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41037" calcext:value-type="float">
            <text:p>41037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187]+1000" office:value-type="float" office:value="42037" calcext:value-type="float">
            <text:p>4203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20" calcext:value-type="float">
            <text:p>40020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41039" calcext:value-type="float">
            <text:p>41039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188]+1000" office:value-type="float" office:value="42039" calcext:value-type="float">
            <text:p>4203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21" calcext:value-type="float">
            <text:p>40021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41041" calcext:value-type="float">
            <text:p>41041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189]+1000" office:value-type="float" office:value="42041" calcext:value-type="float">
            <text:p>4204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22" calcext:value-type="float">
            <text:p>40022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41043" calcext:value-type="float">
            <text:p>41043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190]+1000" office:value-type="float" office:value="42043" calcext:value-type="float">
            <text:p>42043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23" calcext:value-type="float">
            <text:p>40023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41045" calcext:value-type="float">
            <text:p>41045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191]+1000" office:value-type="float" office:value="42045" calcext:value-type="float">
            <text:p>42045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24" calcext:value-type="float">
            <text:p>40024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41047" calcext:value-type="float">
            <text:p>41047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192]+1000" office:value-type="float" office:value="42047" calcext:value-type="float">
            <text:p>4204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25" calcext:value-type="float">
            <text:p>40025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12" office:value-type="float" office:value="41049" calcext:value-type="float">
            <text:p>41049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Reserved</text:p>
          </table:table-cell>
          <table:table-cell table:style-name="ce116"/>
          <table:table-cell table:style-name="ce121" table:formula="of:=[.E193]+1000" office:value-type="float" office:value="42049" calcext:value-type="float">
            <text:p>4204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6" office:value-type="string" calcext:value-type="string">
            <text:p>Holding Registers (16-bit integer)</text:p>
          </table:table-cell>
          <table:table-cell table:number-columns-repeated="3"/>
          <table:table-cell table:style-name="ce96" office:value-type="string" calcext:value-type="string">
            <text:p>Holding Registers (32-bit integer)</text:p>
          </table:table-cell>
          <table:table-cell table:number-columns-repeated="3"/>
          <table:table-cell table:style-name="ce96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Thermo Couple 8 and 16 Channel Measurement values</text:p>
          </table:table-cell>
          <table:table-cell table:number-columns-repeated="3"/>
          <table:table-cell table:style-name="ce96" office:value-type="string" calcext:value-type="string">
            <text:p>Thermo Couple 8 and 16 Channel Measurement values</text:p>
          </table:table-cell>
          <table:table-cell table:style-name="ce96"/>
          <table:table-cell table:number-columns-repeated="2"/>
          <table:table-cell table:style-name="ce96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97" office:value-type="float" office:value="40004" calcext:value-type="float">
            <text:p>40004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0 (R/W)</text:p>
          </table:table-cell>
          <table:table-cell table:style-name="ce106"/>
          <table:table-cell table:style-name="ce112" office:value-type="float" office:value="41007" calcext:value-type="float">
            <text:p>41007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Device Specific Register 0 (R/W)</text:p>
          </table:table-cell>
          <table:table-cell table:style-name="ce116"/>
          <table:table-cell table:style-name="ce121" table:formula="of:=[.E199]+1000" office:value-type="float" office:value="42007" calcext:value-type="float">
            <text:p>4200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0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5" calcext:value-type="float">
            <text:p>40005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1 (R/W)</text:p>
          </table:table-cell>
          <table:table-cell table:style-name="ce106"/>
          <table:table-cell table:style-name="ce112" office:value-type="float" office:value="41009" calcext:value-type="float">
            <text:p>41009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Device Specific Register 1 (R/W)</text:p>
          </table:table-cell>
          <table:table-cell table:style-name="ce116"/>
          <table:table-cell table:style-name="ce121" table:formula="of:=[.E200]+1000" office:value-type="float" office:value="42009" calcext:value-type="float">
            <text:p>4200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1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6" calcext:value-type="float">
            <text:p>40006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2 (R/W)</text:p>
          </table:table-cell>
          <table:table-cell table:style-name="ce106"/>
          <table:table-cell table:style-name="ce112" office:value-type="float" office:value="41011" calcext:value-type="float">
            <text:p>41011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Device Specific Register 2 (R/W)</text:p>
          </table:table-cell>
          <table:table-cell table:style-name="ce116"/>
          <table:table-cell table:style-name="ce121" table:formula="of:=[.E201]+1000" office:value-type="float" office:value="42011" calcext:value-type="float">
            <text:p>4201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2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6" office:value-type="string" calcext:value-type="string">
            <text:p>Holding Registers (16-bit integer)</text:p>
          </table:table-cell>
          <table:table-cell table:number-columns-repeated="3"/>
          <table:table-cell table:style-name="ce96" office:value-type="string" calcext:value-type="string">
            <text:p>Holding Registers (32-bit integer)</text:p>
          </table:table-cell>
          <table:table-cell table:number-columns-repeated="3"/>
          <table:table-cell table:style-name="ce96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Thermo Couple 4 Channel Measurement values</text:p>
          </table:table-cell>
          <table:table-cell table:number-columns-repeated="3"/>
          <table:table-cell table:style-name="ce96" office:value-type="string" calcext:value-type="string">
            <text:p>Thermo Couple 4 Channel Measurement values</text:p>
          </table:table-cell>
          <table:table-cell table:style-name="ce96"/>
          <table:table-cell table:number-columns-repeated="2"/>
          <table:table-cell table:style-name="ce96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97" office:value-type="float" office:value="40004" calcext:value-type="float">
            <text:p>40004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0 (R/W)</text:p>
          </table:table-cell>
          <table:table-cell table:style-name="ce106"/>
          <table:table-cell table:style-name="ce112" office:value-type="float" office:value="41007" calcext:value-type="float">
            <text:p>41007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Device Specific Register 0 (R/W)</text:p>
          </table:table-cell>
          <table:table-cell table:style-name="ce116"/>
          <table:table-cell table:style-name="ce121" table:formula="of:=[.E207]+1000" office:value-type="float" office:value="42007" calcext:value-type="float">
            <text:p>4200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0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5" calcext:value-type="float">
            <text:p>40005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1 (R/W)</text:p>
          </table:table-cell>
          <table:table-cell table:style-name="ce106"/>
          <table:table-cell table:style-name="ce112" office:value-type="float" office:value="41009" calcext:value-type="float">
            <text:p>41009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Device Specific Register 1 (R/W)</text:p>
          </table:table-cell>
          <table:table-cell table:style-name="ce116"/>
          <table:table-cell table:style-name="ce121" table:formula="of:=[.E208]+1000" office:value-type="float" office:value="42009" calcext:value-type="float">
            <text:p>4200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1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6" calcext:value-type="float">
            <text:p>40006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2 (R/W)</text:p>
          </table:table-cell>
          <table:table-cell table:style-name="ce106"/>
          <table:table-cell table:style-name="ce112" office:value-type="float" office:value="41011" calcext:value-type="float">
            <text:p>41011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Device Specific Register 2 (R/W)</text:p>
          </table:table-cell>
          <table:table-cell table:style-name="ce116"/>
          <table:table-cell table:style-name="ce121" table:formula="of:=[.E209]+1000" office:value-type="float" office:value="42011" calcext:value-type="float">
            <text:p>4201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2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6" office:value-type="string" calcext:value-type="string">
            <text:p>Holding Registers (16-bit integer)</text:p>
          </table:table-cell>
          <table:table-cell table:number-columns-repeated="3"/>
          <table:table-cell table:style-name="ce96" office:value-type="string" calcext:value-type="string">
            <text:p>Holding Registers (32-bit integer)</text:p>
          </table:table-cell>
          <table:table-cell table:number-columns-repeated="3"/>
          <table:table-cell table:style-name="ce96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mote Mux/Switch</text:p>
          </table:table-cell>
          <table:table-cell table:number-columns-repeated="3"/>
          <table:table-cell table:style-name="ce96" office:value-type="string" calcext:value-type="string">
            <text:p>Remote Mux/Switch</text:p>
          </table:table-cell>
          <table:table-cell table:style-name="ce96"/>
          <table:table-cell table:number-columns-repeated="2"/>
          <table:table-cell table:style-name="ce96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97" office:value-type="float" office:value="40004" calcext:value-type="float">
            <text:p>40004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0 (R/W)</text:p>
          </table:table-cell>
          <table:table-cell table:style-name="ce106"/>
          <table:table-cell table:style-name="ce112" office:value-type="float" office:value="41007" calcext:value-type="float">
            <text:p>41007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Device Specific Register 0 (R/W)</text:p>
          </table:table-cell>
          <table:table-cell table:style-name="ce116"/>
          <table:table-cell table:style-name="ce121" table:formula="of:=[.E215]+1000" office:value-type="float" office:value="42007" calcext:value-type="float">
            <text:p>4200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0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If bit 0 in <text:span text:style-name="T10">Device Specific Register 0</text:span><text:span text:style-name="T9"> is 1 then </text:span><text:span text:style-name="T8">Global Switch State </text:span><text:span text:style-name="T9">register controls every device's</text:span><text:span text:style-name="T8"> Switch State</text:span><text:span text:style-name="T9"> register bits 0...6.</text:span></text:p>
          </table:table-cell>
          <table:table-cell table:number-columns-repeated="1011"/>
        </table:table-row>
        <table:table-row table:style-name="ro3">
          <table:table-cell table:style-name="ce101" office:value-type="string" calcext:value-type="string">
            <text:p>...</text:p>
          </table:table-cell>
          <table:table-cell table:style-name="ce109" office:value-type="string" calcext:value-type="string">
            <text:p>...</text:p>
          </table:table-cell>
          <table:table-cell table:style-name="ce106" office:value-type="string" calcext:value-type="string">
            <text:p>...</text:p>
          </table:table-cell>
          <table:table-cell table:style-name="ce106"/>
          <table:table-cell table:style-name="ce115" office:value-type="string" calcext:value-type="string">
            <text:p>...</text:p>
          </table:table-cell>
          <table:table-cell table:style-name="ce119" office:value-type="string" calcext:value-type="string">
            <text:p>...</text:p>
          </table:table-cell>
          <table:table-cell table:style-name="ce116" office:value-type="string" calcext:value-type="string">
            <text:p>...</text:p>
          </table:table-cell>
          <table:table-cell table:style-name="ce116"/>
          <table:table-cell table:style-name="ce124" office:value-type="string" calcext:value-type="string">
            <text:p>...</text:p>
          </table:table-cell>
          <table:table-cell table:style-name="ce128" office:value-type="string" calcext:value-type="string">
            <text:p>...</text:p>
          </table:table-cell>
          <table:table-cell table:style-name="ce125" office:value-type="string" calcext:value-type="string">
            <text:p>...</text:p>
          </table:table-cell>
          <table:table-cell table:style-name="ce129"/>
          <table:table-cell office:value-type="string" calcext:value-type="string">
            <text:p>If bit 1 in <text:span text:style-name="T10">Device Specific Register 0</text:span><text:span text:style-name="T9"> register is 1 then </text:span><text:span text:style-name="T8">Global Switch State</text:span><text:span text:style-name="T9"> register controls every devices bit 7 in </text:span><text:span text:style-name="T8">Switch State</text:span><text:span text:style-name="T9"> register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25" calcext:value-type="float">
            <text:p>40025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Global Switch State</text:p>
          </table:table-cell>
          <table:table-cell table:style-name="ce106"/>
          <table:table-cell table:style-name="ce112" office:value-type="float" office:value="41049" calcext:value-type="float">
            <text:p>41049</text:p>
          </table:table-cell>
          <table:table-cell table:style-name="ce116" office:value-type="string" calcext:value-type="string">
            <text:p>unsigned singed 32-bit</text:p>
          </table:table-cell>
          <table:table-cell table:style-name="ce116" office:value-type="string" calcext:value-type="string">
            <text:p>Global Switch State</text:p>
          </table:table-cell>
          <table:table-cell table:style-name="ce116"/>
          <table:table-cell table:style-name="ce121" table:formula="of:=[.E217]+1000" office:value-type="float" office:value="42049" calcext:value-type="float">
            <text:p>4204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Global Switch State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Global Switch State</text:span><text:span text:style-name="T9"> register, look above. Read and Write register. Buttons 1 and 2 control bits in this register if bits 0 and/or 1 are set in</text:span><text:span text:style-name="T8"> Device Specific Register 0: Button 1 toggles bits 0..6 and Button 2 toggles bit 7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26" calcext:value-type="float">
            <text:p>4002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1st Device Type (R0)</text:p>
          </table:table-cell>
          <table:table-cell table:style-name="ce107"/>
          <table:table-cell table:style-name="ce113" office:value-type="float" office:value="41051" calcext:value-type="float">
            <text:p>4105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1st Device Type (R0)</text:p>
          </table:table-cell>
          <table:table-cell table:style-name="ce117"/>
          <table:table-cell table:style-name="ce122" table:formula="of:=[.E218]+1000" office:value-type="float" office:value="42051" calcext:value-type="float">
            <text:p>4205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1st Device Type (R0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Device Type </text:span><text:span text:style-name="T9">register: 1 -&gt; Switch, 2 -&gt; Mux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27" calcext:value-type="float">
            <text:p>4002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1st Device ID (RO)</text:p>
          </table:table-cell>
          <table:table-cell table:style-name="ce107"/>
          <table:table-cell table:style-name="ce113" office:value-type="float" office:value="41053" calcext:value-type="float">
            <text:p>4105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1st Device ID (RO)</text:p>
          </table:table-cell>
          <table:table-cell table:style-name="ce117"/>
          <table:table-cell table:style-name="ce122" table:formula="of:=[.E219]+1000" office:value-type="float" office:value="42053" calcext:value-type="float">
            <text:p>4205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1st Device ID (RO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1">Device Id</text:span><text:span text:style-name="T12"> register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28" calcext:value-type="float">
            <text:p>4002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Switch State (R/W)</text:p>
          </table:table-cell>
          <table:table-cell table:style-name="ce107"/>
          <table:table-cell table:style-name="ce113" office:value-type="float" office:value="41055" calcext:value-type="float">
            <text:p>4105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Switch State (R/W)</text:p>
          </table:table-cell>
          <table:table-cell table:style-name="ce117"/>
          <table:table-cell table:style-name="ce122" table:formula="of:=[.E220]+1000" office:value-type="float" office:value="42055" calcext:value-type="float">
            <text:p>4205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Switch State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29" calcext:value-type="float">
            <text:p>4002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057" calcext:value-type="float">
            <text:p>4105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21]+1000" office:value-type="float" office:value="42057" calcext:value-type="float">
            <text:p>4205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99" office:value-type="float" office:value="40030" calcext:value-type="float">
            <text:p>40030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059" calcext:value-type="float">
            <text:p>4105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22]+1000" office:value-type="float" office:value="42059" calcext:value-type="float">
            <text:p>4205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99" office:value-type="float" office:value="40031" calcext:value-type="float">
            <text:p>4003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061" calcext:value-type="float">
            <text:p>4106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23]+1000" office:value-type="float" office:value="42061" calcext:value-type="float">
            <text:p>4206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99" office:value-type="float" office:value="40032" calcext:value-type="float">
            <text:p>4003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063" calcext:value-type="float">
            <text:p>4106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24]+1000" office:value-type="float" office:value="42063" calcext:value-type="float">
            <text:p>4206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40033" calcext:value-type="float">
            <text:p>4003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065" calcext:value-type="float">
            <text:p>4106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25]+1000" office:value-type="float" office:value="42065" calcext:value-type="float">
            <text:p>4206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40034" calcext:value-type="float">
            <text:p>4003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067" calcext:value-type="float">
            <text:p>4106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26]+1000" office:value-type="float" office:value="42067" calcext:value-type="float">
            <text:p>4206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40035" calcext:value-type="float">
            <text:p>4003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069" calcext:value-type="float">
            <text:p>4106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27]+1000" office:value-type="float" office:value="42069" calcext:value-type="float">
            <text:p>4206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40036" calcext:value-type="float">
            <text:p>4003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2nd Device Type (R0)</text:p>
          </table:table-cell>
          <table:table-cell table:style-name="ce107"/>
          <table:table-cell table:style-name="ce113" office:value-type="float" office:value="41071" calcext:value-type="float">
            <text:p>4107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2nd Device Type (R0)</text:p>
          </table:table-cell>
          <table:table-cell table:style-name="ce117"/>
          <table:table-cell table:style-name="ce122" table:formula="of:=[.E228]+1000" office:value-type="float" office:value="42071" calcext:value-type="float">
            <text:p>4207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2nd Device Type (R0)</text:p>
          </table:table-cell>
          <table:table-cell table:number-columns-repeated="1013"/>
        </table:table-row>
        <table:table-row table:style-name="ro3">
          <table:table-cell table:style-name="ce99" office:value-type="float" office:value="40037" calcext:value-type="float">
            <text:p>4003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2ndDevice ID (RO)</text:p>
          </table:table-cell>
          <table:table-cell table:style-name="ce107"/>
          <table:table-cell table:style-name="ce113" office:value-type="float" office:value="41073" calcext:value-type="float">
            <text:p>4107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2ndDevice ID (RO)</text:p>
          </table:table-cell>
          <table:table-cell table:style-name="ce117"/>
          <table:table-cell table:style-name="ce122" table:formula="of:=[.E229]+1000" office:value-type="float" office:value="42073" calcext:value-type="float">
            <text:p>4207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2ndDevice ID (RO)</text:p>
          </table:table-cell>
          <table:table-cell table:number-columns-repeated="1013"/>
        </table:table-row>
        <table:table-row table:style-name="ro3">
          <table:table-cell table:style-name="ce99" office:value-type="float" office:value="40038" calcext:value-type="float">
            <text:p>4003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Switch State (R/W)</text:p>
          </table:table-cell>
          <table:table-cell table:style-name="ce107"/>
          <table:table-cell table:style-name="ce113" office:value-type="float" office:value="41075" calcext:value-type="float">
            <text:p>4107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Switch State (R/W)</text:p>
          </table:table-cell>
          <table:table-cell table:style-name="ce117"/>
          <table:table-cell table:style-name="ce122" table:formula="of:=[.E230]+1000" office:value-type="float" office:value="42075" calcext:value-type="float">
            <text:p>4207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Switch State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39" calcext:value-type="float">
            <text:p>4003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077" calcext:value-type="float">
            <text:p>4107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31]+1000" office:value-type="float" office:value="42077" calcext:value-type="float">
            <text:p>4207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99" office:value-type="float" office:value="40040" calcext:value-type="float">
            <text:p>40040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079" calcext:value-type="float">
            <text:p>4107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32]+1000" office:value-type="float" office:value="42079" calcext:value-type="float">
            <text:p>4207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99" office:value-type="float" office:value="40041" calcext:value-type="float">
            <text:p>4004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081" calcext:value-type="float">
            <text:p>4108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33]+1000" office:value-type="float" office:value="42081" calcext:value-type="float">
            <text:p>4208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99" office:value-type="float" office:value="40042" calcext:value-type="float">
            <text:p>4004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083" calcext:value-type="float">
            <text:p>4108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34]+1000" office:value-type="float" office:value="42083" calcext:value-type="float">
            <text:p>4208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40043" calcext:value-type="float">
            <text:p>4004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085" calcext:value-type="float">
            <text:p>4108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35]+1000" office:value-type="float" office:value="42085" calcext:value-type="float">
            <text:p>4208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40044" calcext:value-type="float">
            <text:p>4004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087" calcext:value-type="float">
            <text:p>4108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36]+1000" office:value-type="float" office:value="42087" calcext:value-type="float">
            <text:p>4208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40045" calcext:value-type="float">
            <text:p>4004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089" calcext:value-type="float">
            <text:p>4108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37]+1000" office:value-type="float" office:value="42089" calcext:value-type="float">
            <text:p>4208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40046" calcext:value-type="float">
            <text:p>4004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3rd Device Type (R0)</text:p>
          </table:table-cell>
          <table:table-cell table:style-name="ce107"/>
          <table:table-cell table:style-name="ce113" office:value-type="float" office:value="41091" calcext:value-type="float">
            <text:p>4109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3rd Device Type (R0)</text:p>
          </table:table-cell>
          <table:table-cell table:style-name="ce117"/>
          <table:table-cell table:style-name="ce122" table:formula="of:=[.E238]+1000" office:value-type="float" office:value="42091" calcext:value-type="float">
            <text:p>4209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3rd Device Type (R0)</text:p>
          </table:table-cell>
          <table:table-cell table:number-columns-repeated="1013"/>
        </table:table-row>
        <table:table-row table:style-name="ro3">
          <table:table-cell table:style-name="ce99" office:value-type="float" office:value="40047" calcext:value-type="float">
            <text:p>4004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3rd Device ID (RO)</text:p>
          </table:table-cell>
          <table:table-cell table:style-name="ce107"/>
          <table:table-cell table:style-name="ce113" office:value-type="float" office:value="41093" calcext:value-type="float">
            <text:p>4109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3rd Device ID (RO)</text:p>
          </table:table-cell>
          <table:table-cell table:style-name="ce117"/>
          <table:table-cell table:style-name="ce122" table:formula="of:=[.E239]+1000" office:value-type="float" office:value="42093" calcext:value-type="float">
            <text:p>4209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3rd Device ID (RO)</text:p>
          </table:table-cell>
          <table:table-cell table:number-columns-repeated="1013"/>
        </table:table-row>
        <table:table-row table:style-name="ro3">
          <table:table-cell table:style-name="ce99" office:value-type="float" office:value="40048" calcext:value-type="float">
            <text:p>4004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Switch State (R/W)</text:p>
          </table:table-cell>
          <table:table-cell table:style-name="ce107"/>
          <table:table-cell table:style-name="ce113" office:value-type="float" office:value="41095" calcext:value-type="float">
            <text:p>4109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Switch State (R/W)</text:p>
          </table:table-cell>
          <table:table-cell table:style-name="ce117"/>
          <table:table-cell table:style-name="ce122" table:formula="of:=[.E240]+1000" office:value-type="float" office:value="42095" calcext:value-type="float">
            <text:p>4209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Switch State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49" calcext:value-type="float">
            <text:p>4004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097" calcext:value-type="float">
            <text:p>4109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41]+1000" office:value-type="float" office:value="42097" calcext:value-type="float">
            <text:p>4209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99" office:value-type="float" office:value="40050" calcext:value-type="float">
            <text:p>40050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099" calcext:value-type="float">
            <text:p>4109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42]+1000" office:value-type="float" office:value="42099" calcext:value-type="float">
            <text:p>4209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99" office:value-type="float" office:value="40051" calcext:value-type="float">
            <text:p>4005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101" calcext:value-type="float">
            <text:p>4110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43]+1000" office:value-type="float" office:value="42101" calcext:value-type="float">
            <text:p>4210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99" office:value-type="float" office:value="40052" calcext:value-type="float">
            <text:p>4005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103" calcext:value-type="float">
            <text:p>4110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44]+1000" office:value-type="float" office:value="42103" calcext:value-type="float">
            <text:p>4210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100" office:value-type="string" calcext:value-type="string">
            <text:p>...</text:p>
          </table:table-cell>
          <table:table-cell table:style-name="ce108" office:value-type="string" calcext:value-type="string">
            <text:p>...</text:p>
          </table:table-cell>
          <table:table-cell table:style-name="ce107" office:value-type="string" calcext:value-type="string">
            <text:p>...</text:p>
          </table:table-cell>
          <table:table-cell table:style-name="ce107"/>
          <table:table-cell table:style-name="ce114" office:value-type="string" calcext:value-type="string">
            <text:p>...</text:p>
          </table:table-cell>
          <table:table-cell table:style-name="ce118" office:value-type="string" calcext:value-type="string">
            <text:p>...</text:p>
          </table:table-cell>
          <table:table-cell table:style-name="ce117" office:value-type="string" calcext:value-type="string">
            <text:p>...</text:p>
          </table:table-cell>
          <table:table-cell table:style-name="ce117"/>
          <table:table-cell table:style-name="ce123" office:value-type="string" calcext:value-type="string">
            <text:p>...</text:p>
          </table:table-cell>
          <table:table-cell table:style-name="ce127" office:value-type="string" calcext:value-type="string">
            <text:p>...</text:p>
          </table:table-cell>
          <table:table-cell table:style-name="ce126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99" office:value-type="float" office:value="40336" calcext:value-type="float">
            <text:p>4033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32nd Device Type (R0)</text:p>
          </table:table-cell>
          <table:table-cell table:style-name="ce107"/>
          <table:table-cell table:style-name="ce113" office:value-type="float" office:value="41671" calcext:value-type="float">
            <text:p>4167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32nd Device Type (R0)</text:p>
          </table:table-cell>
          <table:table-cell table:style-name="ce117"/>
          <table:table-cell table:style-name="ce122" table:formula="of:=[.E246]+1000" office:value-type="float" office:value="42671" calcext:value-type="float">
            <text:p>4267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32nd Device Type (R0)</text:p>
          </table:table-cell>
          <table:table-cell table:number-columns-repeated="1013"/>
        </table:table-row>
        <table:table-row table:style-name="ro3">
          <table:table-cell table:style-name="ce99" office:value-type="float" office:value="40337" calcext:value-type="float">
            <text:p>4033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32nd Device ID (RO)</text:p>
          </table:table-cell>
          <table:table-cell table:style-name="ce107"/>
          <table:table-cell table:style-name="ce113" office:value-type="float" office:value="41673" calcext:value-type="float">
            <text:p>4167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32nd Device ID (RO)</text:p>
          </table:table-cell>
          <table:table-cell table:style-name="ce117"/>
          <table:table-cell table:style-name="ce122" table:formula="of:=[.E247]+1000" office:value-type="float" office:value="42673" calcext:value-type="float">
            <text:p>4267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32nd Device ID (RO)</text:p>
          </table:table-cell>
          <table:table-cell table:number-columns-repeated="1013"/>
        </table:table-row>
        <table:table-row table:style-name="ro3">
          <table:table-cell table:style-name="ce99" office:value-type="float" office:value="40338" calcext:value-type="float">
            <text:p>4033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Switch State (R/W)</text:p>
          </table:table-cell>
          <table:table-cell table:style-name="ce107"/>
          <table:table-cell table:style-name="ce113" office:value-type="float" office:value="41675" calcext:value-type="float">
            <text:p>4167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Switch State (R/W)</text:p>
          </table:table-cell>
          <table:table-cell table:style-name="ce117"/>
          <table:table-cell table:style-name="ce122" table:formula="of:=[.E248]+1000" office:value-type="float" office:value="42675" calcext:value-type="float">
            <text:p>4267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Switch State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339" calcext:value-type="float">
            <text:p>4033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677" calcext:value-type="float">
            <text:p>4167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49]+1000" office:value-type="float" office:value="42677" calcext:value-type="float">
            <text:p>4267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99" office:value-type="float" office:value="40340" calcext:value-type="float">
            <text:p>40340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679" calcext:value-type="float">
            <text:p>4167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50]+1000" office:value-type="float" office:value="42679" calcext:value-type="float">
            <text:p>4267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99" office:value-type="float" office:value="40341" calcext:value-type="float">
            <text:p>4034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681" calcext:value-type="float">
            <text:p>4168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51]+1000" office:value-type="float" office:value="42681" calcext:value-type="float">
            <text:p>4268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99" office:value-type="float" office:value="40342" calcext:value-type="float">
            <text:p>4034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683" calcext:value-type="float">
            <text:p>4168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52]+1000" office:value-type="float" office:value="42683" calcext:value-type="float">
            <text:p>4268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40343" calcext:value-type="float">
            <text:p>4034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685" calcext:value-type="float">
            <text:p>4168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53]+1000" office:value-type="float" office:value="42685" calcext:value-type="float">
            <text:p>4268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40344" calcext:value-type="float">
            <text:p>4034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687" calcext:value-type="float">
            <text:p>4168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54]+1000" office:value-type="float" office:value="42687" calcext:value-type="float">
            <text:p>4268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40345" calcext:value-type="float">
            <text:p>4034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13" office:value-type="float" office:value="41689" calcext:value-type="float">
            <text:p>4168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reserved</text:p>
          </table:table-cell>
          <table:table-cell table:style-name="ce117"/>
          <table:table-cell table:style-name="ce122" table:formula="of:=[.E255]+1000" office:value-type="float" office:value="42689" calcext:value-type="float">
            <text:p>4268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96" office:value-type="string" calcext:value-type="string">
            <text:p>Holding Registers (16-bit integer)</text:p>
          </table:table-cell>
          <table:table-cell table:number-columns-repeated="3"/>
          <table:table-cell table:style-name="ce96" office:value-type="string" calcext:value-type="string">
            <text:p>Holding Registers (32-bit integer)</text:p>
          </table:table-cell>
          <table:table-cell table:number-columns-repeated="3"/>
          <table:table-cell table:style-name="ce96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2 Channel Qaudrature Measurement values</text:p>
          </table:table-cell>
          <table:table-cell table:number-columns-repeated="3"/>
          <table:table-cell table:style-name="ce96" office:value-type="string" calcext:value-type="string">
            <text:p>2 Channel Qaudrature Measurement values</text:p>
          </table:table-cell>
          <table:table-cell table:style-name="ce96"/>
          <table:table-cell table:number-columns-repeated="2"/>
          <table:table-cell table:style-name="ce96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99" office:value-type="float" office:value="40026" calcext:value-type="float">
            <text:p>4002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PWM Frequency [Hz] (R/W)</text:p>
          </table:table-cell>
          <table:table-cell table:style-name="ce107"/>
          <table:table-cell table:style-name="ce113" office:value-type="float" office:value="41051" calcext:value-type="float">
            <text:p>4105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PWM Frequency [Hz] (R/W)</text:p>
          </table:table-cell>
          <table:table-cell table:style-name="ce117"/>
          <table:table-cell table:style-name="ce122" table:formula="of:=[.E261]+1000" office:value-type="float" office:value="42051" calcext:value-type="float">
            <text:p>4205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PWM Frequency [Hz]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PWM frequency</text:span><text:span text:style-name="T9"> set value. This is a Read and Write register, but for all purposes use 10kHz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27" calcext:value-type="float">
            <text:p>40027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RX PLL Control Value High (R/W)</text:p>
          </table:table-cell>
          <table:table-cell table:style-name="ce107"/>
          <table:table-cell table:style-name="ce113" office:value-type="float" office:value="41053" calcext:value-type="float">
            <text:p>41053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RX PLL Control Value High (R/W)</text:p>
          </table:table-cell>
          <table:table-cell table:style-name="ce117"/>
          <table:table-cell table:style-name="ce122" table:formula="of:=[.E262]+1000" office:value-type="float" office:value="42053" calcext:value-type="float">
            <text:p>4205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X PLL Control Value High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Adjustable PWM Frequency counter max shift value. i.e. PWM_Freq_Min = PWM_Clock / ((PWM_Clock / PWM_Freq_Set) + <text:span text:style-name="T10">RX_PLL_Control_Value_High)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28" calcext:value-type="float">
            <text:p>40028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RX PLL Control Value Low (R/W)</text:p>
          </table:table-cell>
          <table:table-cell table:style-name="ce107"/>
          <table:table-cell table:style-name="ce113" office:value-type="float" office:value="41055" calcext:value-type="float">
            <text:p>41055</text:p>
          </table:table-cell>
          <table:table-cell table:style-name="ce117" office:value-type="string" calcext:value-type="string">
            <text:p>singed 32-bit</text:p>
          </table:table-cell>
          <table:table-cell table:style-name="ce117" office:value-type="string" calcext:value-type="string">
            <text:p>RX PLL Control Value Low (R/W)</text:p>
          </table:table-cell>
          <table:table-cell table:style-name="ce117"/>
          <table:table-cell table:style-name="ce122" table:formula="of:=[.E263]+1000" office:value-type="float" office:value="42055" calcext:value-type="float">
            <text:p>4205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X PLL Control Value Low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Adjustable PWM Frequency counter min shift value. i.e. PWM_Freq_Max = PWM_Clock / ((PWM_Clock / PWM_Freq_Set) + <text:span text:style-name="T10">RX_PLL_Control_Value_Low</text:span><text:span text:style-name="T9">). Note!!!</text:span><text:span text:style-name="T8"> RX PLL Control Value Low</text:span><text:span text:style-name="T9"> should be negative!!!!!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29" calcext:value-type="float">
            <text:p>4002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hannel 1 Counter Max Value (R/W)</text:p>
          </table:table-cell>
          <table:table-cell table:style-name="ce107"/>
          <table:table-cell table:style-name="ce113" office:value-type="float" office:value="41057" calcext:value-type="float">
            <text:p>4105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Channel 1 Counter Max Value (R/W)</text:p>
          </table:table-cell>
          <table:table-cell table:style-name="ce117"/>
          <table:table-cell table:style-name="ce122" table:formula="of:=[.E264]+1000" office:value-type="float" office:value="42057" calcext:value-type="float">
            <text:p>4205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 Counter Max Value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30" calcext:value-type="float">
            <text:p>40030</text:p>
          </table:table-cell>
          <table:table-cell table:style-name="ce107" office:value-type="string" calcext:value-type="string">
            <text:p>1nsinged 16-bit</text:p>
          </table:table-cell>
          <table:table-cell table:style-name="ce107" office:value-type="string" calcext:value-type="string">
            <text:p>Channel 1 Counter Min Value (R/W)</text:p>
          </table:table-cell>
          <table:table-cell table:style-name="ce107"/>
          <table:table-cell table:style-name="ce113" office:value-type="float" office:value="41059" calcext:value-type="float">
            <text:p>4105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Channel 1 Counter Min Value (R/W)</text:p>
          </table:table-cell>
          <table:table-cell table:style-name="ce117"/>
          <table:table-cell table:style-name="ce122" table:formula="of:=[.E265]+1000" office:value-type="float" office:value="42059" calcext:value-type="float">
            <text:p>4205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 Counter Min Value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99" office:value-type="float" office:value="40031" calcext:value-type="float">
            <text:p>4003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107"/>
          <table:table-cell table:style-name="ce113" office:value-type="float" office:value="41061" calcext:value-type="float">
            <text:p>4106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117"/>
          <table:table-cell table:style-name="ce122" table:formula="of:=[.E266]+1000" office:value-type="float" office:value="42061" calcext:value-type="float">
            <text:p>4206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99" office:value-type="float" office:value="40032" calcext:value-type="float">
            <text:p>4003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107"/>
          <table:table-cell table:style-name="ce113" office:value-type="float" office:value="41063" calcext:value-type="float">
            <text:p>41063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117"/>
          <table:table-cell table:style-name="ce122" table:formula="of:=[.E267]+1000" office:value-type="float" office:value="42063" calcext:value-type="float">
            <text:p>4206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33" calcext:value-type="float">
            <text:p>4003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hannel 2 Counter Max Value (R/W)</text:p>
          </table:table-cell>
          <table:table-cell table:style-name="ce107"/>
          <table:table-cell table:style-name="ce113" office:value-type="float" office:value="41065" calcext:value-type="float">
            <text:p>41065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Channel 2 Counter Max Value (R/W)</text:p>
          </table:table-cell>
          <table:table-cell table:style-name="ce117"/>
          <table:table-cell table:style-name="ce122" table:formula="of:=[.E268]+1000" office:value-type="float" office:value="42065" calcext:value-type="float">
            <text:p>4206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Counter Max Value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34" calcext:value-type="float">
            <text:p>4003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hannel 2 Counter Min Value (R/W)</text:p>
          </table:table-cell>
          <table:table-cell table:style-name="ce107"/>
          <table:table-cell table:style-name="ce113" office:value-type="float" office:value="41067" calcext:value-type="float">
            <text:p>41067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Channel 2 Counter Min Value (R/W)</text:p>
          </table:table-cell>
          <table:table-cell table:style-name="ce117"/>
          <table:table-cell table:style-name="ce122" table:formula="of:=[.E269]+1000" office:value-type="float" office:value="42067" calcext:value-type="float">
            <text:p>4206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Counter Min Value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99" office:value-type="float" office:value="40035" calcext:value-type="float">
            <text:p>4003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107"/>
          <table:table-cell table:style-name="ce113" office:value-type="float" office:value="41069" calcext:value-type="float">
            <text:p>41069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117"/>
          <table:table-cell table:style-name="ce122" table:formula="of:=[.E270]+1000" office:value-type="float" office:value="42069" calcext:value-type="float">
            <text:p>4206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99" office:value-type="float" office:value="40036" calcext:value-type="float">
            <text:p>4003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107"/>
          <table:table-cell table:style-name="ce113" office:value-type="float" office:value="41071" calcext:value-type="float">
            <text:p>41071</text:p>
          </table:table-cell>
          <table:table-cell table:style-name="ce117" office:value-type="string" calcext:value-type="string">
            <text:p>unsinged 32-bit</text:p>
          </table:table-cell>
          <table:table-cell table:style-name="ce117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117"/>
          <table:table-cell table:style-name="ce122" table:formula="of:=[.E271]+1000" office:value-type="float" office:value="42071" calcext:value-type="float">
            <text:p>4207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3">
          <table:table-cell table:style-name="ce102" office:value-type="string" calcext:value-type="string">
            <text:p><text:span text:style-name="T1">1</text:span><text:span text:style-name="T2"> </text:span><text:span text:style-name="T3">50%  Duty Cycle Value </text:span><text:span text:style-name="T4">offsets the counter value that produces the 50% offset: </text:span><text:span text:style-name="T5">Counter Max Value</text:span><text:span text:style-name="T4"> and </text:span><text:span text:style-name="T5">Counter Min Value</text:span><text:span text:style-name="T4"> defines the range and</text:span><text:span text:style-name="T5"> 50% Duty Cycle Value</text:span><text:span text:style-name="T4"> offset. i.e. value in 24-bit space what produced 50% PWM Duty Cycle (Quadrature counter is 24-bit long)</text:span></text:p>
          </table:table-cell>
          <table:table-cell table:style-name="ce110" table:number-columns-repeated="10"/>
          <table:table-cell table:number-columns-repeated="1013"/>
        </table:table-row>
        <table:table-row table:style-name="ro4">
          <table:table-cell table:style-name="ce103" office:value-type="string" calcext:value-type="string">
            <text:p><text:span text:style-name="T1">2</text:span><text:span text:style-name="T6"> </text:span><text:span text:style-name="T5">Counter Mode</text:span><text:span text:style-name="T4"> register:  If bit 0 is set counter is in Saturated Mode, i.e. values outside values space defined by </text:span><text:span text:style-name="T5">Counter Max Value</text:span><text:span text:style-name="T4">, </text:span><text:span text:style-name="T5">Counter Min</text:span><text:span text:style-name="T4"> Value and </text:span><text:span text:style-name="T5">50% Duty Cycle Value </text:span><text:span text:style-name="T4">are satureted to 0% and 100% duty cycle</text:span></text:p>
          </table:table-cell>
          <table:table-cell table:style-name="ce103" table:number-columns-repeated="11"/>
          <table:table-cell table:number-columns-repeated="1012"/>
        </table:table-row>
        <table:table-row table:style-name="ro2">
          <table:table-cell table:style-name="ce103" office:value-type="string" calcext:value-type="string">
            <text:p><text:span text:style-name="T7">                                                     If bit 1 is set </text:span><text:span text:style-name="T8">50% Duty Cycle Value</text:span><text:span text:style-name="T9"> is used (Modbus Forces the bit 1 to be set)  Bit 7 controls the Fixed vs Adjustable PWM frequency (Frequency either follows the incoming packet frequency of not)</text:span></text:p>
          </table:table-cell>
          <table:table-cell table:style-name="ce103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<text:s text:c="53"/>If bit 7 is set PWM frequency is fixed otherwise PWM frequency is adjusted to <text:s/>follow incoming radio packets. If fixed PWM Freq not used </text:p>
          </table:table-cell>
          <table:table-cell table:number-columns-repeated="1023"/>
        </table:table-row>
        <table:table-row table:style-name="ro2">
          <table:table-cell table:style-name="ce104" table:number-columns-repeated="12"/>
          <table:table-cell table:number-columns-repeated="1012"/>
        </table:table-row>
        <table:table-row table:style-name="ro2">
          <table:table-cell table:style-name="ce105" office:value-type="string" calcext:value-type="string" table:number-columns-spanned="11" table:number-rows-spanned="1">
            <text:p><text:s text:c="75"/></text:p>
          </table:table-cell>
          <table:covered-table-cell table:number-columns-repeated="10" table:style-name="ce111"/>
          <table:table-cell table:style-name="ce104"/>
          <table:table-cell table:number-columns-repeated="1012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7"/>
          <table:table-cell table:style-name="ce120"/>
          <table:table-cell table:number-columns-repeated="1016"/>
        </table:table-row>
        <table:table-row table:style-name="ro3" table:number-rows-repeated="10482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rections" table:style-name="ta2">
        <office:forms form:automatic-focus="false" form:apply-design-mode="false"/>
        <table:table-column table:style-name="co1" table:default-cell-style-name="ce98"/>
        <table:table-column table:style-name="co2" table:default-cell-style-name="ce98"/>
        <table:table-column table:style-name="co9" table:default-cell-style-name="ce98"/>
        <table:table-column table:style-name="co3" table:default-cell-style-name="ce98"/>
        <table:table-column table:style-name="co1" table:default-cell-style-name="ce98"/>
        <table:table-column table:style-name="co6" table:default-cell-style-name="ce98"/>
        <table:table-column table:style-name="co7" table:default-cell-style-name="ce98"/>
        <table:table-column table:style-name="co1" table:number-columns-repeated="7" table:default-cell-style-name="ce98"/>
        <table:table-column table:style-name="co8" table:default-cell-style-name="ce98"/>
        <table:table-column table:style-name="co1" table:number-columns-repeated="1005" table:default-cell-style-name="ce98"/>
        <table:table-row table:style-name="ro1">
          <table:table-cell table:style-name="ce95" office:value-type="string" calcext:value-type="string">
            <text:p>Mobile 1 Channel Telemetry Modbus register description for Software version 1.2</text:p>
          </table:table-cell>
          <table:table-cell table:number-columns-repeated="1019"/>
        </table:table-row>
        <table:table-row table:style-name="ro2">
          <table:table-cell table:style-name="ce95"/>
          <table:table-cell table:number-columns-repeated="10"/>
          <table:table-cell table:style-name="ce130" office:value-type="string" calcext:value-type="string">
            <text:p>Integer value limitations</text:p>
          </table:table-cell>
          <table:table-cell table:style-name="ce136" table:number-columns-repeated="8"/>
          <table:table-cell table:number-columns-repeated="1000"/>
        </table:table-row>
        <table:table-row table:style-name="ro2">
          <table:table-cell table:style-name="ce95" office:value-type="string" calcext:value-type="string">
            <text:p>Input <text:s/>Registers </text:p>
          </table:table-cell>
          <table:table-cell table:number-columns-repeated="10"/>
          <table:table-cell table:style-name="ce131" office:value-type="string" calcext:value-type="string">
            <text:p>- Measurement index is running number of measurement (from the power up)</text:p>
          </table:table-cell>
          <table:table-cell table:style-name="ce134" table:number-columns-repeated="8"/>
          <table:table-cell table:number-columns-repeated="1000"/>
        </table:table-row>
        <table:table-row table:style-name="ro3">
          <table:table-cell table:style-name="ce96" office:value-type="string" calcext:value-type="string">
            <text:p>Input <text:s/>Registers (16-bit integer)</text:p>
          </table:table-cell>
          <table:table-cell table:number-columns-repeated="3"/>
          <table:table-cell table:style-name="ce96" office:value-type="string" calcext:value-type="string">
            <text:p>Input Registers single presicion floating point </text:p>
          </table:table-cell>
          <table:table-cell table:number-columns-repeated="6"/>
          <table:table-cell table:style-name="ce131" office:value-type="string" calcext:value-type="string">
            <text:p><text:s text:c="3"/>- 16-bit integer register overflows at 32678 and next value is 0. 32678 is the maximum value of 16-bit signed integer</text:p>
          </table:table-cell>
          <table:table-cell table:style-name="ce134" table:number-columns-repeated="8"/>
          <table:table-cell table:number-columns-repeated="1000"/>
        </table:table-row>
        <table:table-row table:style-name="ro3">
          <table:table-cell table:style-name="ce96" office:value-type="string" calcext:value-type="string">
            <text:p>RF Device independent Measurement values</text:p>
          </table:table-cell>
          <table:table-cell table:number-columns-repeated="3"/>
          <table:table-cell table:style-name="ce96" office:value-type="string" calcext:value-type="string">
            <text:p>RF Device independent Measurement values</text:p>
          </table:table-cell>
          <table:table-cell table:number-columns-repeated="6"/>
          <table:table-cell table:style-name="ce131" office:value-type="string" calcext:value-type="string">
            <text:p><text:s text:c="3"/>- 32-bit register overflows at 2147483648 and next value is 0. 2147483648 is the maximum <text:s/>value of <text:s/>32-bit signed integer</text:p>
          </table:table-cell>
          <table:table-cell table:style-name="ce134" table:number-columns-repeated="8"/>
          <table:table-cell table:number-columns-repeated="1000"/>
        </table:table-row>
        <table:table-row table:style-name="ro3"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 table:number-columns-repeated="4"/>
          <table:table-cell table:style-name="ce131" office:value-type="string" calcext:value-type="string">
            <text:p><text:s text:c="3"/>- 32-bit single precision floating point <text:s/>dynamic range for full precision integer value is -16777216 .. 16777216</text:p>
          </table:table-cell>
          <table:table-cell table:style-name="ce134" table:number-columns-repeated="8"/>
          <table:table-cell table:number-columns-repeated="1000"/>
        </table:table-row>
        <table:table-row table:style-name="ro3">
          <table:table-cell table:style-name="ce97" office:value-type="float" office:value="30001" calcext:value-type="float">
            <text:p>30001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Battery Voltage [0.01V]</text:p>
          </table:table-cell>
          <table:table-cell table:style-name="ce106"/>
          <table:table-cell table:style-name="ce121" office:value-type="float" office:value="32001" calcext:value-type="float">
            <text:p>3200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Battery Voltage [V]</text:p>
          </table:table-cell>
          <table:table-cell table:number-columns-repeated="1013"/>
        </table:table-row>
        <table:table-row table:style-name="ro3">
          <table:table-cell table:style-name="ce97" office:value-type="float" office:value="30002" calcext:value-type="float">
            <text:p>30002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Battery Capacity [0.01%]</text:p>
          </table:table-cell>
          <table:table-cell table:style-name="ce106"/>
          <table:table-cell table:style-name="ce121" office:value-type="float" office:value="32003" calcext:value-type="float">
            <text:p>32003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Battery Capacity [%]</text:p>
          </table:table-cell>
          <table:table-cell table:number-columns-repeated="4"/>
          <table:table-cell table:style-name="ce130" office:value-type="string" calcext:value-type="string">
            <text:p>Modbus register byte / bit order. Modbus Word size is 16bits</text:p>
          </table:table-cell>
          <table:table-cell table:style-name="ce136" table:number-columns-repeated="8"/>
          <table:table-cell table:number-columns-repeated="1000"/>
        </table:table-row>
        <table:table-row table:style-name="ro3">
          <table:table-cell table:style-name="ce97" office:value-type="float" office:value="30003" calcext:value-type="float">
            <text:p>30003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Battery Charger State</text:p>
          </table:table-cell>
          <table:table-cell table:style-name="ce106"/>
          <table:table-cell table:style-name="ce121" office:value-type="float" office:value="32005" calcext:value-type="float">
            <text:p>32005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Battery Charger State</text:p>
          </table:table-cell>
          <table:table-cell table:number-columns-repeated="4"/>
          <table:table-cell table:style-name="ce132" office:value-type="string" calcext:value-type="string">
            <text:p>Byte (8-bit) bit order is lsb</text:p>
          </table:table-cell>
          <table:table-cell table:style-name="ce137"/>
          <table:table-cell table:style-name="ce134" table:number-columns-repeated="7"/>
          <table:table-cell table:number-columns-repeated="1000"/>
        </table:table-row>
        <table:table-row table:style-name="ro3">
          <table:table-cell table:style-name="ce97" office:value-type="float" office:value="30004" calcext:value-type="float">
            <text:p>30004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CPU Temperature [0.1°C]</text:p>
          </table:table-cell>
          <table:table-cell table:style-name="ce106"/>
          <table:table-cell table:style-name="ce121" office:value-type="float" office:value="32007" calcext:value-type="float">
            <text:p>3200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CPU Temperature [°C]</text:p>
          </table:table-cell>
          <table:table-cell table:number-columns-repeated="4"/>
          <table:table-cell table:style-name="ce133" office:value-type="string" calcext:value-type="string">
            <text:p>bit 0</text:p>
          </table:table-cell>
          <table:table-cell table:style-name="ce133" office:value-type="string" calcext:value-type="string">
            <text:p>bit 1</text:p>
          </table:table-cell>
          <table:table-cell table:style-name="ce133" office:value-type="string" calcext:value-type="string">
            <text:p>bit 2</text:p>
          </table:table-cell>
          <table:table-cell table:style-name="ce133" office:value-type="string" calcext:value-type="string">
            <text:p>bit 3</text:p>
          </table:table-cell>
          <table:table-cell table:style-name="ce133" office:value-type="string" calcext:value-type="string">
            <text:p>bit 4</text:p>
          </table:table-cell>
          <table:table-cell table:style-name="ce133" office:value-type="string" calcext:value-type="string">
            <text:p>bit 5</text:p>
          </table:table-cell>
          <table:table-cell table:style-name="ce133" office:value-type="string" calcext:value-type="string">
            <text:p>bit 6</text:p>
          </table:table-cell>
          <table:table-cell table:style-name="ce133" office:value-type="string" calcext:value-type="string">
            <text:p>bit 7</text:p>
          </table:table-cell>
          <table:table-cell table:style-name="ce134"/>
          <table:table-cell table:number-columns-repeated="1000"/>
        </table:table-row>
        <table:table-row table:style-name="ro3">
          <table:table-cell table:style-name="ce97" office:value-type="float" office:value="30005" calcext:value-type="float">
            <text:p>30005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Buttons State</text:p>
          </table:table-cell>
          <table:table-cell table:style-name="ce106"/>
          <table:table-cell table:style-name="ce121" office:value-type="float" office:value="32009" calcext:value-type="float">
            <text:p>3200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Buttons State</text:p>
          </table:table-cell>
          <table:table-cell table:number-columns-repeated="4"/>
          <table:table-cell table:style-name="ce134" table:number-columns-repeated="2"/>
          <table:table-cell table:style-name="ce135"/>
          <table:table-cell table:style-name="ce134" table:number-columns-repeated="4"/>
          <table:table-cell table:style-name="ce135"/>
          <table:table-cell table:style-name="ce134"/>
          <table:table-cell table:number-columns-repeated="1000"/>
        </table:table-row>
        <table:table-row table:style-name="ro3">
          <table:table-cell table:style-name="ce97" office:value-type="float" office:value="30006" calcext:value-type="float">
            <text:p>30006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PWM Clock [10kHz]</text:p>
          </table:table-cell>
          <table:table-cell table:style-name="ce106"/>
          <table:table-cell table:style-name="ce121" office:value-type="float" office:value="32011" calcext:value-type="float">
            <text:p>3201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PWM Clock [Hz]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Source Clock for PWM Module</text:p>
          </table:table-cell>
          <table:table-cell table:number-columns-repeated="2"/>
          <table:table-cell table:style-name="ce132" office:value-type="string" calcext:value-type="string">
            <text:p>16-bit Integer (Big Endian)</text:p>
          </table:table-cell>
          <table:table-cell table:style-name="ce137"/>
          <table:table-cell table:style-name="ce134"/>
          <table:table-cell table:style-name="ce132" office:value-type="string" calcext:value-type="string">
            <text:p>32-bit Integer / 32-bit Floating point</text:p>
          </table:table-cell>
          <table:table-cell table:style-name="ce139" table:number-columns-repeated="2"/>
          <table:table-cell table:style-name="ce137"/>
          <table:table-cell table:style-name="ce134" table:number-columns-repeated="2"/>
          <table:table-cell table:number-columns-repeated="1000"/>
        </table:table-row>
        <table:table-row table:style-name="ro3">
          <table:table-cell table:style-name="ce97" office:value-type="float" office:value="30007" calcext:value-type="float">
            <text:p>30007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PWM Frequency [Hz]</text:p>
          </table:table-cell>
          <table:table-cell table:style-name="ce106"/>
          <table:table-cell table:style-name="ce121" office:value-type="float" office:value="32013" calcext:value-type="float">
            <text:p>32013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PWM Frequency [Hz]</text:p>
          </table:table-cell>
          <table:table-cell table:style-name="ce129"/>
          <table:table-cell table:number-columns-repeated="3"/>
          <table:table-cell table:style-name="ce133" office:value-type="string" calcext:value-type="string">
            <text:p>MSB</text:p>
          </table:table-cell>
          <table:table-cell table:style-name="ce133" office:value-type="string" calcext:value-type="string">
            <text:p>LSB</text:p>
          </table:table-cell>
          <table:table-cell table:style-name="ce134"/>
          <table:table-cell table:style-name="ce138" office:value-type="string" calcext:value-type="string">
            <text:p>Register N</text:p>
          </table:table-cell>
          <table:table-cell table:style-name="ce137"/>
          <table:table-cell table:style-name="ce138" office:value-type="string" calcext:value-type="string">
            <text:p>Register N+1</text:p>
          </table:table-cell>
          <table:table-cell table:style-name="ce137"/>
          <table:table-cell table:style-name="ce134" table:number-columns-repeated="2"/>
          <table:table-cell table:number-columns-repeated="1000"/>
        </table:table-row>
        <table:table-row table:style-name="ro3">
          <table:table-cell table:style-name="ce97" office:value-type="float" office:value="30008" calcext:value-type="float">
            <text:p>30008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PWM Channel 1 Duty Cycle [0.01%]</text:p>
          </table:table-cell>
          <table:table-cell table:style-name="ce106"/>
          <table:table-cell table:style-name="ce121" office:value-type="float" office:value="32015" calcext:value-type="float">
            <text:p>32015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PWM Channel 1 Duty Cycle [%]</text:p>
          </table:table-cell>
          <table:table-cell table:number-columns-repeated="4"/>
          <table:table-cell table:style-name="ce135" table:number-columns-repeated="2"/>
          <table:table-cell table:style-name="ce134"/>
          <table:table-cell table:style-name="ce133" office:value-type="string" calcext:value-type="string">
            <text:p>Byte1</text:p>
          </table:table-cell>
          <table:table-cell table:style-name="ce133" office:value-type="string" calcext:value-type="string">
            <text:p>Byte0 (LSB)</text:p>
          </table:table-cell>
          <table:table-cell table:style-name="ce133" office:value-type="string" calcext:value-type="string">
            <text:p>Byte3 (MSB)</text:p>
          </table:table-cell>
          <table:table-cell table:style-name="ce133" office:value-type="string" calcext:value-type="string">
            <text:p>Byte2</text:p>
          </table:table-cell>
          <table:table-cell table:style-name="ce134" table:number-columns-repeated="2"/>
          <table:table-cell table:number-columns-repeated="1000"/>
        </table:table-row>
        <table:table-row table:style-name="ro3">
          <table:table-cell table:style-name="ce97" office:value-type="float" office:value="30009" calcext:value-type="float">
            <text:p>30009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PWM Channel 2 Duty Cycle [0.01%]</text:p>
          </table:table-cell>
          <table:table-cell table:style-name="ce106"/>
          <table:table-cell table:style-name="ce121" office:value-type="float" office:value="32017" calcext:value-type="float">
            <text:p>3201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PWM Channel 2 Duty Cycle [%]</text:p>
          </table:table-cell>
          <table:table-cell table:number-columns-repeated="4"/>
          <table:table-cell table:style-name="ce134" table:number-columns-repeated="9"/>
          <table:table-cell table:number-columns-repeated="1000"/>
        </table:table-row>
        <table:table-row table:style-name="ro3">
          <table:table-cell table:style-name="ce97" office:value-type="float" office:value="30010" calcext:value-type="float">
            <text:p>30010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PWM Channel 3 Duty Cycle [0.01%]</text:p>
          </table:table-cell>
          <table:table-cell table:style-name="ce106"/>
          <table:table-cell table:style-name="ce121" office:value-type="float" office:value="32019" calcext:value-type="float">
            <text:p>3201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PWM Channel 3 Duty Cycle [%]</text:p>
          </table:table-cell>
          <table:table-cell table:number-columns-repeated="1013"/>
        </table:table-row>
        <table:table-row table:style-name="ro3">
          <table:table-cell table:style-name="ce97" office:value-type="float" office:value="30011" calcext:value-type="float">
            <text:p>30011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PWM Channel 4 Duty Cycle [0.01%]</text:p>
          </table:table-cell>
          <table:table-cell table:style-name="ce106"/>
          <table:table-cell table:style-name="ce121" office:value-type="float" office:value="32021" calcext:value-type="float">
            <text:p>3202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PWM Channel 4 Duty Cycle [%]</text:p>
          </table:table-cell>
          <table:table-cell table:number-columns-repeated="1013"/>
        </table:table-row>
        <table:table-row table:style-name="ro3">
          <table:table-cell table:style-name="ce97" office:value-type="float" office:value="30012" calcext:value-type="float">
            <text:p>30012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(/Debug Information)</text:p>
          </table:table-cell>
          <table:table-cell table:style-name="ce106"/>
          <table:table-cell table:style-name="ce121" office:value-type="float" office:value="32023" calcext:value-type="float">
            <text:p>32023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97" office:value-type="float" office:value="30013" calcext:value-type="float">
            <text:p>30013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(/Debug Information)</text:p>
          </table:table-cell>
          <table:table-cell table:style-name="ce106"/>
          <table:table-cell table:style-name="ce121" office:value-type="float" office:value="32025" calcext:value-type="float">
            <text:p>32025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97" office:value-type="float" office:value="30014" calcext:value-type="float">
            <text:p>30014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(/Debug Information)</text:p>
          </table:table-cell>
          <table:table-cell table:style-name="ce106"/>
          <table:table-cell table:style-name="ce121" office:value-type="float" office:value="32027" calcext:value-type="float">
            <text:p>3202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(/Debug Information)</text:p>
          </table:table-cell>
          <table:table-cell table:number-columns-repeated="1013"/>
        </table:table-row>
        <table:table-row table:style-name="ro3">
          <table:table-cell table:style-name="ce97" office:value-type="float" office:value="30015" calcext:value-type="float">
            <text:p>30015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32029" calcext:value-type="float">
            <text:p>3202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30016" calcext:value-type="float">
            <text:p>30016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32031" calcext:value-type="float">
            <text:p>3203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30017" calcext:value-type="float">
            <text:p>30017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32033" calcext:value-type="float">
            <text:p>32033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30018" calcext:value-type="float">
            <text:p>30018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32035" calcext:value-type="float">
            <text:p>32035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30019" calcext:value-type="float">
            <text:p>30019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32037" calcext:value-type="float">
            <text:p>3203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30020" calcext:value-type="float">
            <text:p>30020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32039" calcext:value-type="float">
            <text:p>3203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30021" calcext:value-type="float">
            <text:p>30021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32041" calcext:value-type="float">
            <text:p>3204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30022" calcext:value-type="float">
            <text:p>30022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32043" calcext:value-type="float">
            <text:p>32043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30023" calcext:value-type="float">
            <text:p>30023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32045" calcext:value-type="float">
            <text:p>32045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30024" calcext:value-type="float">
            <text:p>30024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32047" calcext:value-type="float">
            <text:p>3204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30025" calcext:value-type="float">
            <text:p>30025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32049" calcext:value-type="float">
            <text:p>3204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style-name="ce97"/>
          <table:table-cell table:style-name="ce106" table:number-columns-repeated="3"/>
          <table:table-cell table:style-name="ce121"/>
          <table:table-cell table:style-name="ce125" table:number-columns-repeated="2"/>
          <table:table-cell table:number-columns-repeated="1013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96" office:value-type="string" calcext:value-type="string">
            <text:p>Input <text:s/>Registers (16-bit integer)</text:p>
          </table:table-cell>
          <table:table-cell table:number-columns-repeated="3"/>
          <table:table-cell table:style-name="ce96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Thermo Couple 8 and 16 Channel Measurement values</text:p>
          </table:table-cell>
          <table:table-cell table:number-columns-repeated="3"/>
          <table:table-cell table:style-name="ce96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99" office:value-type="float" office:value="30026" calcext:value-type="float">
            <text:p>3002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Packet Index (16-bit value)</text:p>
          </table:table-cell>
          <table:table-cell table:style-name="ce107"/>
          <table:table-cell table:style-name="ce122" office:value-type="float" office:value="32051" calcext:value-type="float">
            <text:p>3205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Packet Index (16-bit value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99" office:value-type="float" office:value="30027" calcext:value-type="float">
            <text:p>3002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adio Rx Status</text:p>
          </table:table-cell>
          <table:table-cell table:style-name="ce107"/>
          <table:table-cell table:style-name="ce122" office:value-type="float" office:value="32053" calcext:value-type="float">
            <text:p>3205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adio Rx Status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99" office:value-type="float" office:value="30028" calcext:value-type="float">
            <text:p>3002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ceive Success [%]</text:p>
          </table:table-cell>
          <table:table-cell table:style-name="ce107"/>
          <table:table-cell table:style-name="ce122" office:value-type="float" office:value="32055" calcext:value-type="float">
            <text:p>3205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99" office:value-type="float" office:value="30029" calcext:value-type="float">
            <text:p>3002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Data Valid [0 -&gt; Valid, !0 -&gt; Valid]</text:p>
          </table:table-cell>
          <table:table-cell table:style-name="ce107"/>
          <table:table-cell table:style-name="ce122" office:value-type="float" office:value="32057" calcext:value-type="float">
            <text:p>3205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Data Valid [0 -&gt; Valid, !0 -&gt; Valid]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99" office:value-type="float" office:value="30030" calcext:value-type="float">
            <text:p>30030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Data Validation Counter</text:p>
          </table:table-cell>
          <table:table-cell table:style-name="ce107"/>
          <table:table-cell table:style-name="ce122" office:value-type="float" office:value="32059" calcext:value-type="float">
            <text:p>3205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99" office:value-type="float" office:value="30031" calcext:value-type="float">
            <text:p>3003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32061" calcext:value-type="float">
            <text:p>3206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2" calcext:value-type="float">
            <text:p>3003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32063" calcext:value-type="float">
            <text:p>3206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3" calcext:value-type="float">
            <text:p>3003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32065" calcext:value-type="float">
            <text:p>3206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4" calcext:value-type="float">
            <text:p>3003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32067" calcext:value-type="float">
            <text:p>3206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5" calcext:value-type="float">
            <text:p>3003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32069" calcext:value-type="float">
            <text:p>3206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6" calcext:value-type="float">
            <text:p>30036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 [1/16°C]</text:p>
          </table:table-cell>
          <table:table-cell table:style-name="ce107"/>
          <table:table-cell table:style-name="ce122" office:value-type="float" office:value="32071" calcext:value-type="float">
            <text:p>3207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37" calcext:value-type="float">
            <text:p>30037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2 [1/16°C]</text:p>
          </table:table-cell>
          <table:table-cell table:style-name="ce107"/>
          <table:table-cell table:style-name="ce122" office:value-type="float" office:value="32073" calcext:value-type="float">
            <text:p>3207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38" calcext:value-type="float">
            <text:p>30038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3 [1/16°C]</text:p>
          </table:table-cell>
          <table:table-cell table:style-name="ce107"/>
          <table:table-cell table:style-name="ce122" office:value-type="float" office:value="32075" calcext:value-type="float">
            <text:p>3207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3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39" calcext:value-type="float">
            <text:p>30039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4 [1/16°C]</text:p>
          </table:table-cell>
          <table:table-cell table:style-name="ce107"/>
          <table:table-cell table:style-name="ce122" office:value-type="float" office:value="32077" calcext:value-type="float">
            <text:p>3207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4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40" calcext:value-type="float">
            <text:p>30040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5 [1/16°C]</text:p>
          </table:table-cell>
          <table:table-cell table:style-name="ce107"/>
          <table:table-cell table:style-name="ce122" office:value-type="float" office:value="32079" calcext:value-type="float">
            <text:p>3207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5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41" calcext:value-type="float">
            <text:p>30041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6 [1/16°C]</text:p>
          </table:table-cell>
          <table:table-cell table:style-name="ce107"/>
          <table:table-cell table:style-name="ce122" office:value-type="float" office:value="32081" calcext:value-type="float">
            <text:p>3208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6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42" calcext:value-type="float">
            <text:p>30042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7 [1/16°C]</text:p>
          </table:table-cell>
          <table:table-cell table:style-name="ce107"/>
          <table:table-cell table:style-name="ce122" office:value-type="float" office:value="32083" calcext:value-type="float">
            <text:p>3208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7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43" calcext:value-type="float">
            <text:p>30043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8 [1/16°C]</text:p>
          </table:table-cell>
          <table:table-cell table:style-name="ce107"/>
          <table:table-cell table:style-name="ce122" office:value-type="float" office:value="32085" calcext:value-type="float">
            <text:p>3208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8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44" calcext:value-type="float">
            <text:p>30044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9 / Reference 1 [1/16°C]</text:p>
          </table:table-cell>
          <table:table-cell table:style-name="ce107"/>
          <table:table-cell table:style-name="ce122" office:value-type="float" office:value="32087" calcext:value-type="float">
            <text:p>3208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9 / Reference 1 [°C]</text:p>
          </table:table-cell>
          <table:table-cell table:style-name="ce129"/>
          <table:table-cell table:number-columns-repeated="13"/>
          <table:table-cell table:style-name="ce140"/>
          <table:table-cell table:style-name="ce141"/>
          <table:table-cell table:number-columns-repeated="997"/>
        </table:table-row>
        <table:table-row table:style-name="ro3">
          <table:table-cell table:style-name="ce99" office:value-type="float" office:value="30045" calcext:value-type="float">
            <text:p>30045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0 / Reference 2 [1/16°C]</text:p>
          </table:table-cell>
          <table:table-cell table:style-name="ce107"/>
          <table:table-cell table:style-name="ce122" office:value-type="float" office:value="32089" calcext:value-type="float">
            <text:p>3208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0 / Reference 2 [°C]</text:p>
          </table:table-cell>
          <table:table-cell table:style-name="ce129"/>
          <table:table-cell table:number-columns-repeated="14"/>
          <table:table-cell table:style-name="ce141"/>
          <table:table-cell table:number-columns-repeated="997"/>
        </table:table-row>
        <table:table-row table:style-name="ro3">
          <table:table-cell table:style-name="ce99" office:value-type="float" office:value="30046" calcext:value-type="float">
            <text:p>30046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1 / Reference 3 [1/16°C]</text:p>
          </table:table-cell>
          <table:table-cell table:style-name="ce107"/>
          <table:table-cell table:style-name="ce122" office:value-type="float" office:value="32091" calcext:value-type="float">
            <text:p>3209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1 / Reference 3 [°C]</text:p>
          </table:table-cell>
          <table:table-cell table:style-name="ce129"/>
          <table:table-cell table:number-columns-repeated="14"/>
          <table:table-cell table:style-name="ce141"/>
          <table:table-cell table:number-columns-repeated="997"/>
        </table:table-row>
        <table:table-row table:style-name="ro3">
          <table:table-cell table:style-name="ce99" office:value-type="float" office:value="30047" calcext:value-type="float">
            <text:p>30047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2 / Reference 4 [1/16°C]</text:p>
          </table:table-cell>
          <table:table-cell table:style-name="ce107"/>
          <table:table-cell table:style-name="ce122" office:value-type="float" office:value="32093" calcext:value-type="float">
            <text:p>3209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2 / Reference 4 [°C]</text:p>
          </table:table-cell>
          <table:table-cell table:style-name="ce129"/>
          <table:table-cell table:number-columns-repeated="14"/>
          <table:table-cell table:style-name="ce141"/>
          <table:table-cell table:number-columns-repeated="997"/>
        </table:table-row>
        <table:table-row table:style-name="ro3">
          <table:table-cell table:style-name="ce99" office:value-type="float" office:value="30048" calcext:value-type="float">
            <text:p>30048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3 / Reference 5 [1/16°C]</text:p>
          </table:table-cell>
          <table:table-cell table:style-name="ce107"/>
          <table:table-cell table:style-name="ce122" office:value-type="float" office:value="32095" calcext:value-type="float">
            <text:p>3209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3 / Reference 5 [°C]</text:p>
          </table:table-cell>
          <table:table-cell table:style-name="ce129"/>
          <table:table-cell table:number-columns-repeated="14"/>
          <table:table-cell table:style-name="ce141"/>
          <table:table-cell table:number-columns-repeated="997"/>
        </table:table-row>
        <table:table-row table:style-name="ro3">
          <table:table-cell table:style-name="ce99" office:value-type="float" office:value="30049" calcext:value-type="float">
            <text:p>30049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4 / Reference 6 [1/16°C]</text:p>
          </table:table-cell>
          <table:table-cell table:style-name="ce107"/>
          <table:table-cell table:style-name="ce122" office:value-type="float" office:value="32097" calcext:value-type="float">
            <text:p>3209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4 / Reference 6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50" calcext:value-type="float">
            <text:p>30050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5 / Reference 7 [1/16°C]</text:p>
          </table:table-cell>
          <table:table-cell table:style-name="ce107"/>
          <table:table-cell table:style-name="ce122" office:value-type="float" office:value="32099" calcext:value-type="float">
            <text:p>3209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5 / Reference 7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51" calcext:value-type="float">
            <text:p>30051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6 / Reference 8 [1/16°C]</text:p>
          </table:table-cell>
          <table:table-cell table:style-name="ce107"/>
          <table:table-cell table:style-name="ce122" office:value-type="float" office:value="32101" calcext:value-type="float">
            <text:p>3210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6 / Reference 8 [°C]</text:p>
          </table:table-cell>
          <table:table-cell table:style-name="ce129"/>
          <table:table-cell table:number-columns-repeated="1012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96" office:value-type="string" calcext:value-type="string">
            <text:p>Input <text:s/>Registers (16-bit integer)</text:p>
          </table:table-cell>
          <table:table-cell table:number-columns-repeated="3"/>
          <table:table-cell table:style-name="ce96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Thermo Couple 4 Channel Measurement values</text:p>
          </table:table-cell>
          <table:table-cell table:number-columns-repeated="3"/>
          <table:table-cell table:style-name="ce96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99" office:value-type="float" office:value="30026" calcext:value-type="float">
            <text:p>3002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Packet Index (16-bit value)</text:p>
          </table:table-cell>
          <table:table-cell table:style-name="ce107"/>
          <table:table-cell table:style-name="ce122" office:value-type="float" office:value="32051" calcext:value-type="float">
            <text:p>3205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Packet Index (16-bit value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99" office:value-type="float" office:value="30027" calcext:value-type="float">
            <text:p>3002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adio Rx Status</text:p>
          </table:table-cell>
          <table:table-cell table:style-name="ce107"/>
          <table:table-cell table:style-name="ce122" office:value-type="float" office:value="32053" calcext:value-type="float">
            <text:p>3205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adio Rx Status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= 1 otherwise 0, <text:s/>Radio 2 has received packet bit 1 = 1 otherwise 0</text:p>
          </table:table-cell>
          <table:table-cell table:number-columns-repeated="1011"/>
        </table:table-row>
        <table:table-row table:style-name="ro3">
          <table:table-cell table:style-name="ce99" office:value-type="float" office:value="30028" calcext:value-type="float">
            <text:p>3002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ceive Success [%]</text:p>
          </table:table-cell>
          <table:table-cell table:style-name="ce107"/>
          <table:table-cell table:style-name="ce122" office:value-type="float" office:value="32055" calcext:value-type="float">
            <text:p>3205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99" office:value-type="float" office:value="30029" calcext:value-type="float">
            <text:p>3002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Data Valid [0 -&gt; Valid, !0 -&gt; Valid]</text:p>
          </table:table-cell>
          <table:table-cell table:style-name="ce107"/>
          <table:table-cell table:style-name="ce122" office:value-type="float" office:value="32057" calcext:value-type="float">
            <text:p>3205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Data Valid [0 -&gt; Valid, !0 -&gt; Valid]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Boolean value: False = 0, True = not 0</text:p>
          </table:table-cell>
          <table:table-cell table:number-columns-repeated="1011"/>
        </table:table-row>
        <table:table-row table:style-name="ro3">
          <table:table-cell table:style-name="ce99" office:value-type="float" office:value="30030" calcext:value-type="float">
            <text:p>30030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Data Validation Counter</text:p>
          </table:table-cell>
          <table:table-cell table:style-name="ce107"/>
          <table:table-cell table:style-name="ce122" office:value-type="float" office:value="32059" calcext:value-type="float">
            <text:p>3205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Data Validation Counter</text:p>
          </table:table-cell>
          <table:table-cell table:number-columns-repeated="1013"/>
        </table:table-row>
        <table:table-row table:style-name="ro3">
          <table:table-cell table:style-name="ce99" office:value-type="float" office:value="30031" calcext:value-type="float">
            <text:p>3003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32061" calcext:value-type="float">
            <text:p>3206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2" calcext:value-type="float">
            <text:p>3003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32063" calcext:value-type="float">
            <text:p>3206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3" calcext:value-type="float">
            <text:p>3003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32065" calcext:value-type="float">
            <text:p>3206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4" calcext:value-type="float">
            <text:p>3003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32067" calcext:value-type="float">
            <text:p>3206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5" calcext:value-type="float">
            <text:p>3003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32069" calcext:value-type="float">
            <text:p>3206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6" calcext:value-type="float">
            <text:p>30036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 [1/16°C]</text:p>
          </table:table-cell>
          <table:table-cell table:style-name="ce107"/>
          <table:table-cell table:style-name="ce122" office:value-type="float" office:value="32071" calcext:value-type="float">
            <text:p>3207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37" calcext:value-type="float">
            <text:p>30037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2 [1/16°C]</text:p>
          </table:table-cell>
          <table:table-cell table:style-name="ce107"/>
          <table:table-cell table:style-name="ce122" office:value-type="float" office:value="32073" calcext:value-type="float">
            <text:p>3207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38" calcext:value-type="float">
            <text:p>30038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3 [1/16°C]</text:p>
          </table:table-cell>
          <table:table-cell table:style-name="ce107"/>
          <table:table-cell table:style-name="ce122" office:value-type="float" office:value="32075" calcext:value-type="float">
            <text:p>3207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3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39" calcext:value-type="float">
            <text:p>30039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4 [1/16°C]</text:p>
          </table:table-cell>
          <table:table-cell table:style-name="ce107"/>
          <table:table-cell table:style-name="ce122" office:value-type="float" office:value="32077" calcext:value-type="float">
            <text:p>3207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4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40" calcext:value-type="float">
            <text:p>30040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Reference 1 and 2 [1/16°C]</text:p>
          </table:table-cell>
          <table:table-cell table:style-name="ce107"/>
          <table:table-cell table:style-name="ce122" office:value-type="float" office:value="32079" calcext:value-type="float">
            <text:p>3207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ference 1 and 2 [°C]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41" calcext:value-type="float">
            <text:p>30041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Reference 3 and 4 [1/16°C]</text:p>
          </table:table-cell>
          <table:table-cell table:style-name="ce107"/>
          <table:table-cell table:style-name="ce122" office:value-type="float" office:value="32081" calcext:value-type="float">
            <text:p>3208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ference 3 and 4 [°C]</text:p>
          </table:table-cell>
          <table:table-cell table:style-name="ce129"/>
          <table:table-cell table:number-columns-repeated="1012"/>
        </table:table-row>
        <table:table-row table:style-name="ro3">
          <table:table-cell table:number-columns-repeated="7"/>
          <table:table-cell table:style-name="ce129"/>
          <table:table-cell table:number-columns-repeated="1012"/>
        </table:table-row>
        <table:table-row table:style-name="ro3">
          <table:table-cell table:number-columns-repeated="1020"/>
        </table:table-row>
        <table:table-row table:style-name="ro3">
          <table:table-cell table:style-name="ce96" office:value-type="string" calcext:value-type="string">
            <text:p>Input <text:s/>Registers (16-bit integer)</text:p>
          </table:table-cell>
          <table:table-cell table:number-columns-repeated="3"/>
          <table:table-cell table:style-name="ce96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mote Mux/Switch</text:p>
          </table:table-cell>
          <table:table-cell table:number-columns-repeated="3"/>
          <table:table-cell table:style-name="ce96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99" office:value-type="float" office:value="30026" calcext:value-type="float">
            <text:p>3002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1st Device Type</text:p>
          </table:table-cell>
          <table:table-cell table:style-name="ce107"/>
          <table:table-cell table:style-name="ce122" office:value-type="float" office:value="32051" calcext:value-type="float">
            <text:p>3205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1st Device Type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Device type: 1 -&gt; Switch, 2 -&gt; Mux, 3 -&gt; Mini_Switch</text:p>
          </table:table-cell>
          <table:table-cell table:number-columns-repeated="1011"/>
        </table:table-row>
        <table:table-row table:style-name="ro3">
          <table:table-cell table:style-name="ce99" office:value-type="float" office:value="30027" calcext:value-type="float">
            <text:p>3002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1st Device ID</text:p>
          </table:table-cell>
          <table:table-cell table:style-name="ce107"/>
          <table:table-cell table:style-name="ce122" office:value-type="float" office:value="32053" calcext:value-type="float">
            <text:p>3205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1st Device ID</text:p>
          </table:table-cell>
          <table:table-cell table:number-columns-repeated="1013"/>
        </table:table-row>
        <table:table-row table:style-name="ro3">
          <table:table-cell table:style-name="ce99" office:value-type="float" office:value="30028" calcext:value-type="float">
            <text:p>3002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Time since last Rx [s]</text:p>
          </table:table-cell>
          <table:table-cell table:style-name="ce107"/>
          <table:table-cell table:style-name="ce122" office:value-type="float" office:value="32055" calcext:value-type="float">
            <text:p>3205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Time since last Rx [s]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Time since last received packet. Device will be deleted if no packet received in 2 minutes</text:p>
          </table:table-cell>
          <table:table-cell table:number-columns-repeated="1011"/>
        </table:table-row>
        <table:table-row table:style-name="ro3">
          <table:table-cell table:style-name="ce99" office:value-type="float" office:value="30029" calcext:value-type="float">
            <text:p>3002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Switch State</text:p>
          </table:table-cell>
          <table:table-cell table:style-name="ce107"/>
          <table:table-cell table:style-name="ce122" office:value-type="float" office:value="32057" calcext:value-type="float">
            <text:p>3205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Switch State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bits 0..6 indicate switch/mux states, bit 7 indicates transmit interval</text:p>
          </table:table-cell>
          <table:table-cell table:number-columns-repeated="1011"/>
        </table:table-row>
        <table:table-row table:style-name="ro3">
          <table:table-cell table:style-name="ce99" office:value-type="float" office:value="30030" calcext:value-type="float">
            <text:p>30030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Temperature [1/128°C]</text:p>
          </table:table-cell>
          <table:table-cell table:style-name="ce107"/>
          <table:table-cell table:style-name="ce122" office:value-type="float" office:value="32059" calcext:value-type="float">
            <text:p>3205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Temperature [°C]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99" office:value-type="float" office:value="30031" calcext:value-type="float">
            <text:p>3003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Input Voltage [0.01V]</text:p>
          </table:table-cell>
          <table:table-cell table:style-name="ce107"/>
          <table:table-cell table:style-name="ce122" office:value-type="float" office:value="32061" calcext:value-type="float">
            <text:p>3206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Input Voltage [V]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99" office:value-type="float" office:value="30032" calcext:value-type="float">
            <text:p>3003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Voltage Ch 1 [0.01V] (Switch only)</text:p>
          </table:table-cell>
          <table:table-cell table:style-name="ce107"/>
          <table:table-cell table:style-name="ce122" office:value-type="float" office:value="32063" calcext:value-type="float">
            <text:p>3206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Voltage Ch 1 [V] (Switch only)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99" office:value-type="float" office:value="30033" calcext:value-type="float">
            <text:p>3003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urrent Ch 1 [mA] (Switch only)</text:p>
          </table:table-cell>
          <table:table-cell table:style-name="ce107"/>
          <table:table-cell table:style-name="ce122" office:value-type="float" office:value="32065" calcext:value-type="float">
            <text:p>3206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034" calcext:value-type="float">
            <text:p>3003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Voltage Ch 2 [0.01V] (Switch only)</text:p>
          </table:table-cell>
          <table:table-cell table:style-name="ce107"/>
          <table:table-cell table:style-name="ce122" office:value-type="float" office:value="32067" calcext:value-type="float">
            <text:p>3206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035" calcext:value-type="float">
            <text:p>3003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urrent Ch 2 [mA] (Switch only)</text:p>
          </table:table-cell>
          <table:table-cell table:style-name="ce107"/>
          <table:table-cell table:style-name="ce122" office:value-type="float" office:value="32069" calcext:value-type="float">
            <text:p>3206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036" calcext:value-type="float">
            <text:p>3003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2nd Device Type</text:p>
          </table:table-cell>
          <table:table-cell table:style-name="ce107"/>
          <table:table-cell table:style-name="ce122" office:value-type="float" office:value="32071" calcext:value-type="float">
            <text:p>3207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2nd Device Type</text:p>
          </table:table-cell>
          <table:table-cell/>
          <table:table-cell office:value-type="string" calcext:value-type="string">
            <text:p>- Remote Switch/MUX implementation has a list that can handle 32 Switches or Muxes</text:p>
          </table:table-cell>
          <table:table-cell table:number-columns-repeated="1011"/>
        </table:table-row>
        <table:table-row table:style-name="ro3">
          <table:table-cell table:style-name="ce99" office:value-type="float" office:value="30037" calcext:value-type="float">
            <text:p>3003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2nd Device ID</text:p>
          </table:table-cell>
          <table:table-cell table:style-name="ce107"/>
          <table:table-cell table:style-name="ce122" office:value-type="float" office:value="32073" calcext:value-type="float">
            <text:p>3207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2nd Device ID</text:p>
          </table:table-cell>
          <table:table-cell/>
          <table:table-cell office:value-type="string" calcext:value-type="string">
            <text:p>- New device is added to the first available position for example mux or switch is added to 1st position if list is empty</text:p>
          </table:table-cell>
          <table:table-cell table:number-columns-repeated="1011"/>
        </table:table-row>
        <table:table-row table:style-name="ro3">
          <table:table-cell table:style-name="ce99" office:value-type="float" office:value="30038" calcext:value-type="float">
            <text:p>3003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Time since last Rx [s]</text:p>
          </table:table-cell>
          <table:table-cell table:style-name="ce107"/>
          <table:table-cell table:style-name="ce122" office:value-type="float" office:value="32075" calcext:value-type="float">
            <text:p>3207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Time since last Rx [s]</text:p>
          </table:table-cell>
          <table:table-cell/>
          <table:table-cell office:value-type="string" calcext:value-type="string">
            <text:p><text:s text:c="3"/>or the 1st position of list is available otherwise, i.e. device previously occupied the 1st position <text:s/>has not send packet in 2 minutes</text:p>
          </table:table-cell>
          <table:table-cell table:number-columns-repeated="1011"/>
        </table:table-row>
        <table:table-row table:style-name="ro3">
          <table:table-cell table:style-name="ce99" office:value-type="float" office:value="30039" calcext:value-type="float">
            <text:p>3003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Switch State</text:p>
          </table:table-cell>
          <table:table-cell table:style-name="ce107"/>
          <table:table-cell table:style-name="ce122" office:value-type="float" office:value="32077" calcext:value-type="float">
            <text:p>3207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99" office:value-type="float" office:value="30040" calcext:value-type="float">
            <text:p>30040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Temperature [1/128°C]</text:p>
          </table:table-cell>
          <table:table-cell table:style-name="ce107"/>
          <table:table-cell table:style-name="ce122" office:value-type="float" office:value="32079" calcext:value-type="float">
            <text:p>3207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99" office:value-type="float" office:value="30041" calcext:value-type="float">
            <text:p>3004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Input Voltage [0.01V]</text:p>
          </table:table-cell>
          <table:table-cell table:style-name="ce107"/>
          <table:table-cell table:style-name="ce122" office:value-type="float" office:value="32081" calcext:value-type="float">
            <text:p>3208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99" office:value-type="float" office:value="30042" calcext:value-type="float">
            <text:p>3004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Voltage Ch 1 [0.01V] (Switch only)</text:p>
          </table:table-cell>
          <table:table-cell table:style-name="ce107"/>
          <table:table-cell table:style-name="ce122" office:value-type="float" office:value="32083" calcext:value-type="float">
            <text:p>3208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043" calcext:value-type="float">
            <text:p>3004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urrent Ch 1 [mA] (Switch only)</text:p>
          </table:table-cell>
          <table:table-cell table:style-name="ce107"/>
          <table:table-cell table:style-name="ce122" office:value-type="float" office:value="32085" calcext:value-type="float">
            <text:p>3208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044" calcext:value-type="float">
            <text:p>3004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Voltage Ch 2 [0.01V] (Switch only)</text:p>
          </table:table-cell>
          <table:table-cell table:style-name="ce107"/>
          <table:table-cell table:style-name="ce122" office:value-type="float" office:value="32087" calcext:value-type="float">
            <text:p>3208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045" calcext:value-type="float">
            <text:p>3004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urrent Ch 2 [mA] (Switch only)</text:p>
          </table:table-cell>
          <table:table-cell table:style-name="ce107"/>
          <table:table-cell table:style-name="ce122" office:value-type="float" office:value="32089" calcext:value-type="float">
            <text:p>3208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046" calcext:value-type="float">
            <text:p>3004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3rd Device Type</text:p>
          </table:table-cell>
          <table:table-cell table:style-name="ce107"/>
          <table:table-cell table:style-name="ce122" office:value-type="float" office:value="32091" calcext:value-type="float">
            <text:p>3209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3rd Device Type</text:p>
          </table:table-cell>
          <table:table-cell table:number-columns-repeated="1013"/>
        </table:table-row>
        <table:table-row table:style-name="ro3">
          <table:table-cell table:style-name="ce99" office:value-type="float" office:value="30047" calcext:value-type="float">
            <text:p>3004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3rd Device ID</text:p>
          </table:table-cell>
          <table:table-cell table:style-name="ce107"/>
          <table:table-cell table:style-name="ce122" office:value-type="float" office:value="32093" calcext:value-type="float">
            <text:p>3209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3rd Device ID</text:p>
          </table:table-cell>
          <table:table-cell table:number-columns-repeated="1013"/>
        </table:table-row>
        <table:table-row table:style-name="ro3">
          <table:table-cell table:style-name="ce99" office:value-type="float" office:value="30048" calcext:value-type="float">
            <text:p>3004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Time since last Rx [s]</text:p>
          </table:table-cell>
          <table:table-cell table:style-name="ce107"/>
          <table:table-cell table:style-name="ce122" office:value-type="float" office:value="32095" calcext:value-type="float">
            <text:p>3209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99" office:value-type="float" office:value="30049" calcext:value-type="float">
            <text:p>3004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Switch State</text:p>
          </table:table-cell>
          <table:table-cell table:style-name="ce107"/>
          <table:table-cell table:style-name="ce122" office:value-type="float" office:value="32097" calcext:value-type="float">
            <text:p>3209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99" office:value-type="float" office:value="30050" calcext:value-type="float">
            <text:p>30050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Temperature [1/128°C]</text:p>
          </table:table-cell>
          <table:table-cell table:style-name="ce107"/>
          <table:table-cell table:style-name="ce122" office:value-type="float" office:value="32099" calcext:value-type="float">
            <text:p>3209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99" office:value-type="float" office:value="30051" calcext:value-type="float">
            <text:p>3005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Input Voltage [0.01V]</text:p>
          </table:table-cell>
          <table:table-cell table:style-name="ce107"/>
          <table:table-cell table:style-name="ce122" office:value-type="float" office:value="32101" calcext:value-type="float">
            <text:p>3210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99" office:value-type="float" office:value="30052" calcext:value-type="float">
            <text:p>3005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Voltage Ch 1 [0.01V] (Switch only)</text:p>
          </table:table-cell>
          <table:table-cell table:style-name="ce107"/>
          <table:table-cell table:style-name="ce122" office:value-type="float" office:value="32103" calcext:value-type="float">
            <text:p>3210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053" calcext:value-type="float">
            <text:p>3005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urrent Ch 1 [mA] (Switch only)</text:p>
          </table:table-cell>
          <table:table-cell table:style-name="ce107"/>
          <table:table-cell table:style-name="ce122" office:value-type="float" office:value="32105" calcext:value-type="float">
            <text:p>3210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054" calcext:value-type="float">
            <text:p>3005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Voltage Ch 2 [0.01V] (Switch only)</text:p>
          </table:table-cell>
          <table:table-cell table:style-name="ce107"/>
          <table:table-cell table:style-name="ce122" office:value-type="float" office:value="32107" calcext:value-type="float">
            <text:p>3210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055" calcext:value-type="float">
            <text:p>3005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urrent Ch 2 [mA] (Switch only)</text:p>
          </table:table-cell>
          <table:table-cell table:style-name="ce107"/>
          <table:table-cell table:style-name="ce122" office:value-type="float" office:value="32109" calcext:value-type="float">
            <text:p>3210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>
          <table:table-cell table:style-name="ce100" office:value-type="string" calcext:value-type="string">
            <text:p>...</text:p>
          </table:table-cell>
          <table:table-cell table:style-name="ce108" office:value-type="string" calcext:value-type="string">
            <text:p>...</text:p>
          </table:table-cell>
          <table:table-cell table:style-name="ce107" office:value-type="string" calcext:value-type="string">
            <text:p>...</text:p>
          </table:table-cell>
          <table:table-cell table:style-name="ce107"/>
          <table:table-cell table:style-name="ce123" office:value-type="string" calcext:value-type="string">
            <text:p>...</text:p>
          </table:table-cell>
          <table:table-cell table:style-name="ce127" office:value-type="string" calcext:value-type="string">
            <text:p>...</text:p>
          </table:table-cell>
          <table:table-cell table:style-name="ce126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99" office:value-type="float" office:value="30336" calcext:value-type="float">
            <text:p>3033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32th Device Type </text:p>
          </table:table-cell>
          <table:table-cell table:style-name="ce107"/>
          <table:table-cell table:style-name="ce122" office:value-type="float" office:value="32671" calcext:value-type="float">
            <text:p>3267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32th Device Type </text:p>
          </table:table-cell>
          <table:table-cell table:number-columns-repeated="1013"/>
        </table:table-row>
        <table:table-row table:style-name="ro3">
          <table:table-cell table:style-name="ce99" office:value-type="float" office:value="30337" calcext:value-type="float">
            <text:p>3033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32th Device ID</text:p>
          </table:table-cell>
          <table:table-cell table:style-name="ce107"/>
          <table:table-cell table:style-name="ce122" office:value-type="float" office:value="32673" calcext:value-type="float">
            <text:p>3267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32th Device ID</text:p>
          </table:table-cell>
          <table:table-cell table:number-columns-repeated="1013"/>
        </table:table-row>
        <table:table-row table:style-name="ro3">
          <table:table-cell table:style-name="ce99" office:value-type="float" office:value="30338" calcext:value-type="float">
            <text:p>3033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Time since last Rx [s]</text:p>
          </table:table-cell>
          <table:table-cell table:style-name="ce107"/>
          <table:table-cell table:style-name="ce122" office:value-type="float" office:value="32675" calcext:value-type="float">
            <text:p>3267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Time since last Rx [s]</text:p>
          </table:table-cell>
          <table:table-cell table:number-columns-repeated="1013"/>
        </table:table-row>
        <table:table-row table:style-name="ro3">
          <table:table-cell table:style-name="ce99" office:value-type="float" office:value="30339" calcext:value-type="float">
            <text:p>3033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Switch State</text:p>
          </table:table-cell>
          <table:table-cell table:style-name="ce107"/>
          <table:table-cell table:style-name="ce122" office:value-type="float" office:value="32677" calcext:value-type="float">
            <text:p>3267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Switch State</text:p>
          </table:table-cell>
          <table:table-cell table:number-columns-repeated="1013"/>
        </table:table-row>
        <table:table-row table:style-name="ro3">
          <table:table-cell table:style-name="ce99" office:value-type="float" office:value="30340" calcext:value-type="float">
            <text:p>30340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Temperature [1/128°C]</text:p>
          </table:table-cell>
          <table:table-cell table:style-name="ce107"/>
          <table:table-cell table:style-name="ce122" office:value-type="float" office:value="32679" calcext:value-type="float">
            <text:p>3267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Temperature [°C]</text:p>
          </table:table-cell>
          <table:table-cell table:number-columns-repeated="1013"/>
        </table:table-row>
        <table:table-row table:style-name="ro3">
          <table:table-cell table:style-name="ce99" office:value-type="float" office:value="30341" calcext:value-type="float">
            <text:p>3034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Input Voltage [0.01V]</text:p>
          </table:table-cell>
          <table:table-cell table:style-name="ce107"/>
          <table:table-cell table:style-name="ce122" office:value-type="float" office:value="32681" calcext:value-type="float">
            <text:p>3268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Input Voltage [V]</text:p>
          </table:table-cell>
          <table:table-cell table:number-columns-repeated="1013"/>
        </table:table-row>
        <table:table-row table:style-name="ro3">
          <table:table-cell table:style-name="ce99" office:value-type="float" office:value="30342" calcext:value-type="float">
            <text:p>3034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Voltage Ch 1 [0.01V] (Switch only)</text:p>
          </table:table-cell>
          <table:table-cell table:style-name="ce107"/>
          <table:table-cell table:style-name="ce122" office:value-type="float" office:value="32683" calcext:value-type="float">
            <text:p>3268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Voltage Ch 1 [V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343" calcext:value-type="float">
            <text:p>3034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urrent Ch 1 [mA] (Switch only)</text:p>
          </table:table-cell>
          <table:table-cell table:style-name="ce107"/>
          <table:table-cell table:style-name="ce122" office:value-type="float" office:value="32685" calcext:value-type="float">
            <text:p>3268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urrent Ch 1 [mA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344" calcext:value-type="float">
            <text:p>3034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Voltage Ch 2 [0.01V] (Switch only)</text:p>
          </table:table-cell>
          <table:table-cell table:style-name="ce107"/>
          <table:table-cell table:style-name="ce122" office:value-type="float" office:value="32687" calcext:value-type="float">
            <text:p>3268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Voltage Ch 2 [V] (Switch only)</text:p>
          </table:table-cell>
          <table:table-cell table:number-columns-repeated="1013"/>
        </table:table-row>
        <table:table-row table:style-name="ro3">
          <table:table-cell table:style-name="ce99" office:value-type="float" office:value="30345" calcext:value-type="float">
            <text:p>3034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urrent Ch 2 [mA] (Switch only)</text:p>
          </table:table-cell>
          <table:table-cell table:style-name="ce107"/>
          <table:table-cell table:style-name="ce122" office:value-type="float" office:value="32689" calcext:value-type="float">
            <text:p>3268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urrent Ch 2 [mA] (Switch only)</text:p>
          </table:table-cell>
          <table:table-cell table:number-columns-repeated="1013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96" office:value-type="string" calcext:value-type="string">
            <text:p>Input <text:s/>Registers (16-bit integer)</text:p>
          </table:table-cell>
          <table:table-cell table:number-columns-repeated="3"/>
          <table:table-cell table:style-name="ce96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2 Channel Qaudrature Measurement values</text:p>
          </table:table-cell>
          <table:table-cell table:number-columns-repeated="3"/>
          <table:table-cell table:style-name="ce96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99" office:value-type="float" office:value="30026" calcext:value-type="float">
            <text:p>3002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Packe Index</text:p>
          </table:table-cell>
          <table:table-cell table:style-name="ce107"/>
          <table:table-cell table:style-name="ce122" office:value-type="float" office:value="32051" calcext:value-type="float">
            <text:p>3205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Packe Index (16-bit value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Radio incoming Packet Index, or actually running index of the expected incoming packet</text:p>
          </table:table-cell>
          <table:table-cell table:number-columns-repeated="1011"/>
        </table:table-row>
        <table:table-row table:style-name="ro3">
          <table:table-cell table:style-name="ce99" office:value-type="float" office:value="30027" calcext:value-type="float">
            <text:p>3002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adio Rx Status</text:p>
          </table:table-cell>
          <table:table-cell table:style-name="ce107"/>
          <table:table-cell table:style-name="ce122" office:value-type="float" office:value="32053" calcext:value-type="float">
            <text:p>3205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adio Rx Status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Radio Rx Status: Binary coded Receive Status: Radio 1 has received packet bit 0 -&gt; 1 otherwise 0, <text:s/>Radio 2 has received packet bit 1 -&gt; 1 otherwise 0</text:p>
          </table:table-cell>
          <table:table-cell table:number-columns-repeated="1011"/>
        </table:table-row>
        <table:table-row table:style-name="ro3">
          <table:table-cell table:style-name="ce99" office:value-type="float" office:value="30028" calcext:value-type="float">
            <text:p>3002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ceive Success [%]</text:p>
          </table:table-cell>
          <table:table-cell table:style-name="ce107"/>
          <table:table-cell table:style-name="ce122" office:value-type="float" office:value="32055" calcext:value-type="float">
            <text:p>3205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ceive Success [%]</text:p>
          </table:table-cell>
          <table:table-cell table:number-columns-repeated="1013"/>
        </table:table-row>
        <table:table-row table:style-name="ro3">
          <table:table-cell table:style-name="ce99" office:value-type="float" office:value="30029" calcext:value-type="float">
            <text:p>3002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Measured Samplerate [Hz]</text:p>
          </table:table-cell>
          <table:table-cell table:style-name="ce107"/>
          <table:table-cell table:style-name="ce122" office:value-type="float" office:value="32057" calcext:value-type="float">
            <text:p>3205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Measured Samplerate [Hz]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Quadrature Sample Rate measured from incoming packet frequency</text:p>
          </table:table-cell>
          <table:table-cell table:number-columns-repeated="1011"/>
        </table:table-row>
        <table:table-row table:style-name="ro3">
          <table:table-cell table:style-name="ce99" office:value-type="float" office:value="30030" calcext:value-type="float">
            <text:p>30030</text:p>
          </table:table-cell>
          <table:table-cell table:style-name="ce107" office:value-type="string" calcext:value-type="string">
            <text:p>1nsinged 16-bit</text:p>
          </table:table-cell>
          <table:table-cell table:style-name="ce107" office:value-type="string" calcext:value-type="string">
            <text:p>Packet Drift Index</text:p>
          </table:table-cell>
          <table:table-cell table:style-name="ce107"/>
          <table:table-cell table:style-name="ce122" office:value-type="float" office:value="32059" calcext:value-type="float">
            <text:p>3205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Packet Drift Index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Indicator of receiver not been able to adjust timer/couter to incoming packets , i.e. Incoming packets drift (and might be lost). If value is not changed packets are received as expected.</text:p>
          </table:table-cell>
          <table:table-cell table:number-columns-repeated="1011"/>
        </table:table-row>
        <table:table-row table:style-name="ro3">
          <table:table-cell table:style-name="ce99" office:value-type="float" office:value="30031" calcext:value-type="float">
            <text:p>3003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32061" calcext:value-type="float">
            <text:p>3206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2" calcext:value-type="float">
            <text:p>3003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32063" calcext:value-type="float">
            <text:p>3206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3" calcext:value-type="float">
            <text:p>3003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32065" calcext:value-type="float">
            <text:p>3206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4" calcext:value-type="float">
            <text:p>3003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32067" calcext:value-type="float">
            <text:p>3206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5" calcext:value-type="float">
            <text:p>3003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32069" calcext:value-type="float">
            <text:p>3206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30036" calcext:value-type="float">
            <text:p>30036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 Value</text:p>
          </table:table-cell>
          <table:table-cell table:style-name="ce107"/>
          <table:table-cell table:style-name="ce122" office:value-type="float" office:value="32071" calcext:value-type="float">
            <text:p>3207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 Value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37" calcext:value-type="float">
            <text:p>30037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 Value</text:p>
          </table:table-cell>
          <table:table-cell table:style-name="ce107"/>
          <table:table-cell table:style-name="ce122" office:value-type="float" office:value="32073" calcext:value-type="float">
            <text:p>3207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 Value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38" calcext:value-type="float">
            <text:p>30038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 Value</text:p>
          </table:table-cell>
          <table:table-cell table:style-name="ce107"/>
          <table:table-cell table:style-name="ce122" office:value-type="float" office:value="32075" calcext:value-type="float">
            <text:p>3207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 Value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39" calcext:value-type="float">
            <text:p>30039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 Value</text:p>
          </table:table-cell>
          <table:table-cell table:style-name="ce107"/>
          <table:table-cell table:style-name="ce122" office:value-type="float" office:value="32077" calcext:value-type="float">
            <text:p>3207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 Value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40" calcext:value-type="float">
            <text:p>30040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1 Value</text:p>
          </table:table-cell>
          <table:table-cell table:style-name="ce107"/>
          <table:table-cell table:style-name="ce122" office:value-type="float" office:value="32079" calcext:value-type="float">
            <text:p>3207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 Value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41" calcext:value-type="float">
            <text:p>30041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2 Value</text:p>
          </table:table-cell>
          <table:table-cell table:style-name="ce107"/>
          <table:table-cell table:style-name="ce122" office:value-type="float" office:value="32081" calcext:value-type="float">
            <text:p>3208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Value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42" calcext:value-type="float">
            <text:p>30042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2 Value</text:p>
          </table:table-cell>
          <table:table-cell table:style-name="ce107"/>
          <table:table-cell table:style-name="ce122" office:value-type="float" office:value="32083" calcext:value-type="float">
            <text:p>3208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Value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43" calcext:value-type="float">
            <text:p>30043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2 Value</text:p>
          </table:table-cell>
          <table:table-cell table:style-name="ce107"/>
          <table:table-cell table:style-name="ce122" office:value-type="float" office:value="32085" calcext:value-type="float">
            <text:p>3208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Value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44" calcext:value-type="float">
            <text:p>30044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2 Value</text:p>
          </table:table-cell>
          <table:table-cell table:style-name="ce107"/>
          <table:table-cell table:style-name="ce122" office:value-type="float" office:value="32087" calcext:value-type="float">
            <text:p>3208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Value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99" office:value-type="float" office:value="30045" calcext:value-type="float">
            <text:p>30045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Channel 2 Value</text:p>
          </table:table-cell>
          <table:table-cell table:style-name="ce107"/>
          <table:table-cell table:style-name="ce122" office:value-type="float" office:value="32089" calcext:value-type="float">
            <text:p>3208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Value</text:p>
          </table:table-cell>
          <table:table-cell table:style-name="ce129"/>
          <table:table-cell table:number-columns-repeated="1012"/>
        </table:table-row>
        <table:table-row table:style-name="ro3">
          <table:table-cell table:style-name="ce100" office:value-type="string" calcext:value-type="string">
            <text:p>...</text:p>
          </table:table-cell>
          <table:table-cell table:style-name="ce108" office:value-type="string" calcext:value-type="string">
            <text:p>...</text:p>
          </table:table-cell>
          <table:table-cell table:style-name="ce107" office:value-type="string" calcext:value-type="string">
            <text:p>...</text:p>
          </table:table-cell>
          <table:table-cell table:style-name="ce107"/>
          <table:table-cell table:style-name="ce123" office:value-type="string" calcext:value-type="string">
            <text:p>...</text:p>
          </table:table-cell>
          <table:table-cell table:style-name="ce127" office:value-type="string" calcext:value-type="string">
            <text:p>...</text:p>
          </table:table-cell>
          <table:table-cell table:style-name="ce126" office:value-type="string" calcext:value-type="string">
            <text:p>...</text:p>
          </table:table-cell>
          <table:table-cell table:number-columns-repeated="1013"/>
        </table:table-row>
        <table:table-row table:style-name="ro3" table:number-rows-repeated="7">
          <table:table-cell table:number-columns-repeated="1020"/>
        </table:table-row>
        <table:table-row table:style-name="ro1">
          <table:table-cell table:style-name="ce95" office:value-type="string" calcext:value-type="string">
            <text:p>Holding <text:s/>Registers </text:p>
          </table:table-cell>
          <table:table-cell table:number-columns-repeated="1019"/>
        </table:table-row>
        <table:table-row table:style-name="ro3">
          <table:table-cell table:style-name="ce96" office:value-type="string" calcext:value-type="string">
            <text:p>Holding Registers (16-bit integer)</text:p>
          </table:table-cell>
          <table:table-cell table:number-columns-repeated="3"/>
          <table:table-cell table:style-name="ce96" office:value-type="string" calcext:value-type="string">
            <text:p>Input Registers single presicion floating point 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F Device independent Measurement values</text:p>
          </table:table-cell>
          <table:table-cell table:number-columns-repeated="3"/>
          <table:table-cell table:style-name="ce96" office:value-type="string" calcext:value-type="string">
            <text:p>RF Device independent Measurement values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97" office:value-type="float" office:value="40001" calcext:value-type="float">
            <text:p>40001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adio Channel (R/W)</text:p>
          </table:table-cell>
          <table:table-cell table:style-name="ce106"/>
          <table:table-cell table:style-name="ce121" office:value-type="float" office:value="42001" calcext:value-type="float">
            <text:p>4200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adio Channel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Radio Channel register</text:span><text:span text:style-name="T9">: 0..127. Read and Write register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2" calcext:value-type="float">
            <text:p>40002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On Air Data Rate (Read Only)</text:p>
          </table:table-cell>
          <table:table-cell table:style-name="ce106"/>
          <table:table-cell table:style-name="ce121" office:value-type="float" office:value="42003" calcext:value-type="float">
            <text:p>42003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On Air Data Rate (Read Only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On Air Data Rate register</text:span><text:span text:style-name="T9">: 0 -&gt; 250kbps, 1-&gt; 1Mbps, 2 -&gt; 2Mbps. This is a read only value, any write operations are ignored i.e. no harm is done by writing this register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3" calcext:value-type="float">
            <text:p>40003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adio Device Type (R/W)</text:p>
          </table:table-cell>
          <table:table-cell table:style-name="ce106"/>
          <table:table-cell table:style-name="ce121" office:value-type="float" office:value="42005" calcext:value-type="float">
            <text:p>42005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adio Device Type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Radio Device Type</text:span><text:span text:style-name="T9"> register: 2 -&gt; 16 Channel Thermocouple, 3 -&gt; 8 Channel Thermocouple, 4 -&gt; Remote Switch/Mux, 5 -&gt; 2 Ch Quadrature, 6 -&gt; 4 Channel Thermocouple. Read and Write register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4" calcext:value-type="float">
            <text:p>40004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0 (R/W)</text:p>
          </table:table-cell>
          <table:table-cell table:style-name="ce106"/>
          <table:table-cell table:style-name="ce121" office:value-type="float" office:value="42007" calcext:value-type="float">
            <text:p>4200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0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5" calcext:value-type="float">
            <text:p>40005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1 (R/W)</text:p>
          </table:table-cell>
          <table:table-cell table:style-name="ce106"/>
          <table:table-cell table:style-name="ce121" office:value-type="float" office:value="42009" calcext:value-type="float">
            <text:p>4200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1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6" calcext:value-type="float">
            <text:p>40006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2 (R/W)</text:p>
          </table:table-cell>
          <table:table-cell table:style-name="ce106"/>
          <table:table-cell table:style-name="ce121" office:value-type="float" office:value="42011" calcext:value-type="float">
            <text:p>4201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2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7" calcext:value-type="float">
            <text:p>40007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3 (R/W)</text:p>
          </table:table-cell>
          <table:table-cell table:style-name="ce106"/>
          <table:table-cell table:style-name="ce121" office:value-type="float" office:value="42013" calcext:value-type="float">
            <text:p>42013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3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8" calcext:value-type="float">
            <text:p>40008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4 (R/W)</text:p>
          </table:table-cell>
          <table:table-cell table:style-name="ce106"/>
          <table:table-cell table:style-name="ce121" office:value-type="float" office:value="42015" calcext:value-type="float">
            <text:p>42015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4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Device Specific Register</text:span><text:span text:style-name="T9">. Read and Write register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9" calcext:value-type="float">
            <text:p>40009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42017" calcext:value-type="float">
            <text:p>4201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10" calcext:value-type="float">
            <text:p>40010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42019" calcext:value-type="float">
            <text:p>4201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11" calcext:value-type="float">
            <text:p>40011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42021" calcext:value-type="float">
            <text:p>4202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12" calcext:value-type="float">
            <text:p>40012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42023" calcext:value-type="float">
            <text:p>42023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13" calcext:value-type="float">
            <text:p>40013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42025" calcext:value-type="float">
            <text:p>42025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14" calcext:value-type="float">
            <text:p>40014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42027" calcext:value-type="float">
            <text:p>4202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15" calcext:value-type="float">
            <text:p>40015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42029" calcext:value-type="float">
            <text:p>4202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16" calcext:value-type="float">
            <text:p>40016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42031" calcext:value-type="float">
            <text:p>4203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17" calcext:value-type="float">
            <text:p>40017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42033" calcext:value-type="float">
            <text:p>42033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18" calcext:value-type="float">
            <text:p>40018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42035" calcext:value-type="float">
            <text:p>42035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19" calcext:value-type="float">
            <text:p>40019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42037" calcext:value-type="float">
            <text:p>4203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20" calcext:value-type="float">
            <text:p>40020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42039" calcext:value-type="float">
            <text:p>4203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21" calcext:value-type="float">
            <text:p>40021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42041" calcext:value-type="float">
            <text:p>4204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22" calcext:value-type="float">
            <text:p>40022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42043" calcext:value-type="float">
            <text:p>42043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23" calcext:value-type="float">
            <text:p>40023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42045" calcext:value-type="float">
            <text:p>42045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24" calcext:value-type="float">
            <text:p>40024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42047" calcext:value-type="float">
            <text:p>4204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7" office:value-type="float" office:value="40025" calcext:value-type="float">
            <text:p>40025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Reserved</text:p>
          </table:table-cell>
          <table:table-cell table:style-name="ce106"/>
          <table:table-cell table:style-name="ce121" office:value-type="float" office:value="42049" calcext:value-type="float">
            <text:p>4204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96" office:value-type="string" calcext:value-type="string">
            <text:p>Holding Registers (16-bit integer)</text:p>
          </table:table-cell>
          <table:table-cell table:number-columns-repeated="3"/>
          <table:table-cell table:style-name="ce96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Thermo Couple 8 and 16 Channel Measurement values</text:p>
          </table:table-cell>
          <table:table-cell table:number-columns-repeated="3"/>
          <table:table-cell table:style-name="ce96" office:value-type="string" calcext:value-type="string">
            <text:p>Thermo Couple 8 and 16 Channel Measurement values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97" office:value-type="float" office:value="40004" calcext:value-type="float">
            <text:p>40004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0 (R/W)</text:p>
          </table:table-cell>
          <table:table-cell table:style-name="ce106"/>
          <table:table-cell table:style-name="ce121" office:value-type="float" office:value="42007" calcext:value-type="float">
            <text:p>4200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0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5" calcext:value-type="float">
            <text:p>40005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1 (R/W)</text:p>
          </table:table-cell>
          <table:table-cell table:style-name="ce106"/>
          <table:table-cell table:style-name="ce121" office:value-type="float" office:value="42009" calcext:value-type="float">
            <text:p>4200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1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6" calcext:value-type="float">
            <text:p>40006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2 (R/W)</text:p>
          </table:table-cell>
          <table:table-cell table:style-name="ce106"/>
          <table:table-cell table:style-name="ce121" office:value-type="float" office:value="42011" calcext:value-type="float">
            <text:p>4201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2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96" office:value-type="string" calcext:value-type="string">
            <text:p>Holding Registers (16-bit integer)</text:p>
          </table:table-cell>
          <table:table-cell table:number-columns-repeated="3"/>
          <table:table-cell table:style-name="ce96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Thermo Couple 4 Channel Measurement values</text:p>
          </table:table-cell>
          <table:table-cell table:number-columns-repeated="3"/>
          <table:table-cell table:style-name="ce96" office:value-type="string" calcext:value-type="string">
            <text:p>Thermo Couple 4 Channel Measurement values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97" office:value-type="float" office:value="40004" calcext:value-type="float">
            <text:p>40004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0 (R/W)</text:p>
          </table:table-cell>
          <table:table-cell table:style-name="ce106"/>
          <table:table-cell table:style-name="ce121" office:value-type="float" office:value="42007" calcext:value-type="float">
            <text:p>4200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0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If value of <text:span text:style-name="T10">Device Specific Register 0</text:span><text:span text:style-name="T9"> is 49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5" calcext:value-type="float">
            <text:p>40005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1 (R/W)</text:p>
          </table:table-cell>
          <table:table-cell table:style-name="ce106"/>
          <table:table-cell table:style-name="ce121" office:value-type="float" office:value="42009" calcext:value-type="float">
            <text:p>4200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1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then <text:span text:style-name="T10">Device Specific Register 1</text:span><text:span text:style-name="T9"> value indicates of number consecutive samples that must be received to validate data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06" calcext:value-type="float">
            <text:p>40006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2 (R/W)</text:p>
          </table:table-cell>
          <table:table-cell table:style-name="ce106"/>
          <table:table-cell table:style-name="ce121" office:value-type="float" office:value="42011" calcext:value-type="float">
            <text:p>42011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2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then<text:span text:style-name="T10"> Device Specific Register 2</text:span><text:span text:style-name="T9"> indicates of number consecutive samples that must be missed to invalidate data</text:span></text:p>
          </table:table-cell>
          <table:table-cell table:number-columns-repeated="1011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96" office:value-type="string" calcext:value-type="string">
            <text:p>Holding Registers (16-bit integer)</text:p>
          </table:table-cell>
          <table:table-cell table:number-columns-repeated="3"/>
          <table:table-cell table:style-name="ce96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mote Mux/Switch</text:p>
          </table:table-cell>
          <table:table-cell table:number-columns-repeated="3"/>
          <table:table-cell table:style-name="ce96" office:value-type="string" calcext:value-type="string">
            <text:p>Remote Mux/Switch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97" office:value-type="float" office:value="40004" calcext:value-type="float">
            <text:p>40004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Device Specific Register 0 (R/W)</text:p>
          </table:table-cell>
          <table:table-cell table:style-name="ce106"/>
          <table:table-cell table:style-name="ce121" office:value-type="float" office:value="42007" calcext:value-type="float">
            <text:p>42007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Device Specific Register 0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If bit 0 in <text:span text:style-name="T10">Device Specific Register 0</text:span><text:span text:style-name="T9"> is 1 then </text:span><text:span text:style-name="T8">Global Switch State </text:span><text:span text:style-name="T9">register controls every device's</text:span><text:span text:style-name="T8"> Switch State</text:span><text:span text:style-name="T9"> register bits 0...6.</text:span></text:p>
          </table:table-cell>
          <table:table-cell table:number-columns-repeated="1011"/>
        </table:table-row>
        <table:table-row table:style-name="ro3">
          <table:table-cell table:style-name="ce101" office:value-type="string" calcext:value-type="string">
            <text:p>...</text:p>
          </table:table-cell>
          <table:table-cell table:style-name="ce109" office:value-type="string" calcext:value-type="string">
            <text:p>...</text:p>
          </table:table-cell>
          <table:table-cell table:style-name="ce106" office:value-type="string" calcext:value-type="string">
            <text:p>...</text:p>
          </table:table-cell>
          <table:table-cell table:style-name="ce106"/>
          <table:table-cell table:style-name="ce124" office:value-type="string" calcext:value-type="string">
            <text:p>...</text:p>
          </table:table-cell>
          <table:table-cell table:style-name="ce128" office:value-type="string" calcext:value-type="string">
            <text:p>...</text:p>
          </table:table-cell>
          <table:table-cell table:style-name="ce125" office:value-type="string" calcext:value-type="string">
            <text:p>...</text:p>
          </table:table-cell>
          <table:table-cell table:style-name="ce129"/>
          <table:table-cell office:value-type="string" calcext:value-type="string">
            <text:p>If bit 1 in <text:span text:style-name="T10">Device Specific Register 0</text:span><text:span text:style-name="T9"> register is 1 then </text:span><text:span text:style-name="T8">Global Switch State</text:span><text:span text:style-name="T9"> register controls every devices bit 7 in </text:span><text:span text:style-name="T8">Switch State</text:span><text:span text:style-name="T9"> register</text:span></text:p>
          </table:table-cell>
          <table:table-cell table:number-columns-repeated="1011"/>
        </table:table-row>
        <table:table-row table:style-name="ro3">
          <table:table-cell table:style-name="ce97" office:value-type="float" office:value="40025" calcext:value-type="float">
            <text:p>40025</text:p>
          </table:table-cell>
          <table:table-cell table:style-name="ce106" office:value-type="string" calcext:value-type="string">
            <text:p>unsigned singed 16-bit</text:p>
          </table:table-cell>
          <table:table-cell table:style-name="ce106" office:value-type="string" calcext:value-type="string">
            <text:p>Global Switch State</text:p>
          </table:table-cell>
          <table:table-cell table:style-name="ce106"/>
          <table:table-cell table:style-name="ce121" office:value-type="float" office:value="42049" calcext:value-type="float">
            <text:p>42049</text:p>
          </table:table-cell>
          <table:table-cell table:style-name="ce125" office:value-type="string" calcext:value-type="string">
            <text:p>Single Precision Floating Point</text:p>
          </table:table-cell>
          <table:table-cell table:style-name="ce125" office:value-type="string" calcext:value-type="string">
            <text:p>Global Switch State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Global Switch State</text:span><text:span text:style-name="T9"> register, look above. Read and Write register. Buttons 1 and 2 control bits in this register if bits 0 and/or 1 are set in</text:span><text:span text:style-name="T8"> Device Specific Register 0: Button 1 toggles bits 0..6 and Button 2 toggles bit 7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26" calcext:value-type="float">
            <text:p>4002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1st Device Type (R0)</text:p>
          </table:table-cell>
          <table:table-cell table:style-name="ce107"/>
          <table:table-cell table:style-name="ce122" office:value-type="float" office:value="42051" calcext:value-type="float">
            <text:p>4205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1st Device Type (R0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Device Type </text:span><text:span text:style-name="T9">register: 1 -&gt; Switch, 2 -&gt; Mux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27" calcext:value-type="float">
            <text:p>4002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1st Device ID (RO)</text:p>
          </table:table-cell>
          <table:table-cell table:style-name="ce107"/>
          <table:table-cell table:style-name="ce122" office:value-type="float" office:value="42053" calcext:value-type="float">
            <text:p>4205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1st Device ID (RO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1">Device Id</text:span><text:span text:style-name="T12"> register. Read only register, write operation will be ignored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28" calcext:value-type="float">
            <text:p>4002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055" calcext:value-type="float">
            <text:p>4205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99" office:value-type="float" office:value="40029" calcext:value-type="float">
            <text:p>4002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Switch State (R/W)</text:p>
          </table:table-cell>
          <table:table-cell table:style-name="ce107"/>
          <table:table-cell table:style-name="ce122" office:value-type="float" office:value="42057" calcext:value-type="float">
            <text:p>4205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Switch State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30" calcext:value-type="float">
            <text:p>40030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059" calcext:value-type="float">
            <text:p>4205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99" office:value-type="float" office:value="40031" calcext:value-type="float">
            <text:p>4003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061" calcext:value-type="float">
            <text:p>4206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99" office:value-type="float" office:value="40032" calcext:value-type="float">
            <text:p>4003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063" calcext:value-type="float">
            <text:p>4206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99" office:value-type="float" office:value="40033" calcext:value-type="float">
            <text:p>4003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065" calcext:value-type="float">
            <text:p>4206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40034" calcext:value-type="float">
            <text:p>4003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067" calcext:value-type="float">
            <text:p>4206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40035" calcext:value-type="float">
            <text:p>4003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069" calcext:value-type="float">
            <text:p>4206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40036" calcext:value-type="float">
            <text:p>4003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2nd Device Type (R0)</text:p>
          </table:table-cell>
          <table:table-cell table:style-name="ce107"/>
          <table:table-cell table:style-name="ce122" office:value-type="float" office:value="42071" calcext:value-type="float">
            <text:p>4207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2nd Device Type (R0)</text:p>
          </table:table-cell>
          <table:table-cell table:number-columns-repeated="1013"/>
        </table:table-row>
        <table:table-row table:style-name="ro3">
          <table:table-cell table:style-name="ce99" office:value-type="float" office:value="40037" calcext:value-type="float">
            <text:p>4003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2ndDevice ID (RO)</text:p>
          </table:table-cell>
          <table:table-cell table:style-name="ce107"/>
          <table:table-cell table:style-name="ce122" office:value-type="float" office:value="42073" calcext:value-type="float">
            <text:p>4207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2ndDevice ID (RO)</text:p>
          </table:table-cell>
          <table:table-cell table:number-columns-repeated="1013"/>
        </table:table-row>
        <table:table-row table:style-name="ro3">
          <table:table-cell table:style-name="ce99" office:value-type="float" office:value="40038" calcext:value-type="float">
            <text:p>4003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075" calcext:value-type="float">
            <text:p>4207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99" office:value-type="float" office:value="40039" calcext:value-type="float">
            <text:p>4003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Switch State (R/W)</text:p>
          </table:table-cell>
          <table:table-cell table:style-name="ce107"/>
          <table:table-cell table:style-name="ce122" office:value-type="float" office:value="42077" calcext:value-type="float">
            <text:p>4207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Switch State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40" calcext:value-type="float">
            <text:p>40040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079" calcext:value-type="float">
            <text:p>4207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99" office:value-type="float" office:value="40041" calcext:value-type="float">
            <text:p>4004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081" calcext:value-type="float">
            <text:p>4208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99" office:value-type="float" office:value="40042" calcext:value-type="float">
            <text:p>4004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083" calcext:value-type="float">
            <text:p>4208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99" office:value-type="float" office:value="40043" calcext:value-type="float">
            <text:p>4004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085" calcext:value-type="float">
            <text:p>4208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40044" calcext:value-type="float">
            <text:p>4004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087" calcext:value-type="float">
            <text:p>4208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40045" calcext:value-type="float">
            <text:p>4004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089" calcext:value-type="float">
            <text:p>4208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40046" calcext:value-type="float">
            <text:p>4004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3rd Device Type (R0)</text:p>
          </table:table-cell>
          <table:table-cell table:style-name="ce107"/>
          <table:table-cell table:style-name="ce122" office:value-type="float" office:value="42091" calcext:value-type="float">
            <text:p>4209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3rd Device Type (R0)</text:p>
          </table:table-cell>
          <table:table-cell table:number-columns-repeated="1013"/>
        </table:table-row>
        <table:table-row table:style-name="ro3">
          <table:table-cell table:style-name="ce99" office:value-type="float" office:value="40047" calcext:value-type="float">
            <text:p>4004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3rd Device ID (RO)</text:p>
          </table:table-cell>
          <table:table-cell table:style-name="ce107"/>
          <table:table-cell table:style-name="ce122" office:value-type="float" office:value="42093" calcext:value-type="float">
            <text:p>4209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3rd Device ID (RO)</text:p>
          </table:table-cell>
          <table:table-cell table:number-columns-repeated="1013"/>
        </table:table-row>
        <table:table-row table:style-name="ro3">
          <table:table-cell table:style-name="ce99" office:value-type="float" office:value="40048" calcext:value-type="float">
            <text:p>4004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095" calcext:value-type="float">
            <text:p>4209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99" office:value-type="float" office:value="40049" calcext:value-type="float">
            <text:p>4004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Switch State (R/W)</text:p>
          </table:table-cell>
          <table:table-cell table:style-name="ce107"/>
          <table:table-cell table:style-name="ce122" office:value-type="float" office:value="42097" calcext:value-type="float">
            <text:p>4209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Switch State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50" calcext:value-type="float">
            <text:p>40050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099" calcext:value-type="float">
            <text:p>4209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99" office:value-type="float" office:value="40051" calcext:value-type="float">
            <text:p>4005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101" calcext:value-type="float">
            <text:p>4210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99" office:value-type="float" office:value="40052" calcext:value-type="float">
            <text:p>4005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103" calcext:value-type="float">
            <text:p>4210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100" office:value-type="string" calcext:value-type="string">
            <text:p>...</text:p>
          </table:table-cell>
          <table:table-cell table:style-name="ce108" office:value-type="string" calcext:value-type="string">
            <text:p>...</text:p>
          </table:table-cell>
          <table:table-cell table:style-name="ce107" office:value-type="string" calcext:value-type="string">
            <text:p>...</text:p>
          </table:table-cell>
          <table:table-cell table:style-name="ce107"/>
          <table:table-cell table:style-name="ce123" office:value-type="string" calcext:value-type="string">
            <text:p>...</text:p>
          </table:table-cell>
          <table:table-cell table:style-name="ce127" office:value-type="string" calcext:value-type="string">
            <text:p>...</text:p>
          </table:table-cell>
          <table:table-cell table:style-name="ce126" office:value-type="string" calcext:value-type="string">
            <text:p>...</text:p>
          </table:table-cell>
          <table:table-cell table:number-columns-repeated="1013"/>
        </table:table-row>
        <table:table-row table:style-name="ro3">
          <table:table-cell table:style-name="ce99" office:value-type="float" office:value="40336" calcext:value-type="float">
            <text:p>4033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32nd Device Type (R0)</text:p>
          </table:table-cell>
          <table:table-cell table:style-name="ce107"/>
          <table:table-cell table:style-name="ce122" office:value-type="float" office:value="42671" calcext:value-type="float">
            <text:p>4267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32nd Device Type (R0)</text:p>
          </table:table-cell>
          <table:table-cell table:number-columns-repeated="1013"/>
        </table:table-row>
        <table:table-row table:style-name="ro3">
          <table:table-cell table:style-name="ce99" office:value-type="float" office:value="40337" calcext:value-type="float">
            <text:p>40337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32nd Device ID (RO)</text:p>
          </table:table-cell>
          <table:table-cell table:style-name="ce107"/>
          <table:table-cell table:style-name="ce122" office:value-type="float" office:value="42673" calcext:value-type="float">
            <text:p>4267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32nd Device ID (RO)</text:p>
          </table:table-cell>
          <table:table-cell table:number-columns-repeated="1013"/>
        </table:table-row>
        <table:table-row table:style-name="ro3">
          <table:table-cell table:style-name="ce99" office:value-type="float" office:value="40338" calcext:value-type="float">
            <text:p>40338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675" calcext:value-type="float">
            <text:p>4267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99" office:value-type="float" office:value="40339" calcext:value-type="float">
            <text:p>4033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Switch State (R/W)</text:p>
          </table:table-cell>
          <table:table-cell table:style-name="ce107"/>
          <table:table-cell table:style-name="ce122" office:value-type="float" office:value="42677" calcext:value-type="float">
            <text:p>4267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Switch State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Device specific <text:span text:style-name="T10">Switch State</text:span><text:span text:style-name="T9"> register. Read and Write register. Bits 0..6 control the physical switch or mux states and bit 7 controls the transmit interval. 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340" calcext:value-type="float">
            <text:p>40340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679" calcext:value-type="float">
            <text:p>4267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switches bit value 0 -&gt; switch off, bit value 1 -&gt; switch on. </text:p>
          </table:table-cell>
          <table:table-cell table:number-columns-repeated="1011"/>
        </table:table-row>
        <table:table-row table:style-name="ro3">
          <table:table-cell table:style-name="ce99" office:value-type="float" office:value="40341" calcext:value-type="float">
            <text:p>4034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681" calcext:value-type="float">
            <text:p>4268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muxes bit value 0 -&gt; CH1 selected , bit value 1 -&gt; CH2 selected</text:p>
          </table:table-cell>
          <table:table-cell table:number-columns-repeated="1011"/>
        </table:table-row>
        <table:table-row table:style-name="ro3">
          <table:table-cell table:style-name="ce99" office:value-type="float" office:value="40342" calcext:value-type="float">
            <text:p>4034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683" calcext:value-type="float">
            <text:p>4268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/>
          <table:table-cell office:value-type="string" calcext:value-type="string">
            <text:p>- For transmit interval bit value 0 -&gt; long tx interval (~20s), bit value 1 -&gt; short tx interval (~2s). NOTE!! Remote Switch device will go to long Tx interval only if all switches are off</text:p>
          </table:table-cell>
          <table:table-cell table:number-columns-repeated="1011"/>
        </table:table-row>
        <table:table-row table:style-name="ro3">
          <table:table-cell table:style-name="ce99" office:value-type="float" office:value="40343" calcext:value-type="float">
            <text:p>4034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685" calcext:value-type="float">
            <text:p>4268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40344" calcext:value-type="float">
            <text:p>4034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687" calcext:value-type="float">
            <text:p>4268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>
          <table:table-cell table:style-name="ce99" office:value-type="float" office:value="40345" calcext:value-type="float">
            <text:p>4034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reserved</text:p>
          </table:table-cell>
          <table:table-cell table:style-name="ce107"/>
          <table:table-cell table:style-name="ce122" office:value-type="float" office:value="42689" calcext:value-type="float">
            <text:p>4268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eserved</text:p>
          </table:table-cell>
          <table:table-cell table:number-columns-repeated="1013"/>
        </table:table-row>
        <table:table-row table:style-name="ro3" table:number-rows-repeated="2">
          <table:table-cell table:number-columns-repeated="1020"/>
        </table:table-row>
        <table:table-row table:style-name="ro3">
          <table:table-cell table:style-name="ce96" office:value-type="string" calcext:value-type="string">
            <text:p>Holding Registers (16-bit integer)</text:p>
          </table:table-cell>
          <table:table-cell table:number-columns-repeated="3"/>
          <table:table-cell table:style-name="ce96" office:value-type="string" calcext:value-type="string">
            <text:p>Holding Registers single presicion floating point 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2 Channel Qaudrature Measurement values</text:p>
          </table:table-cell>
          <table:table-cell table:number-columns-repeated="3"/>
          <table:table-cell table:style-name="ce96" office:value-type="string" calcext:value-type="string">
            <text:p>2 Channel Qaudrature Measurement values</text:p>
          </table:table-cell>
          <table:table-cell table:number-columns-repeated="1015"/>
        </table:table-row>
        <table:table-row table:style-name="ro3"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/>
          <table:table-cell table:style-name="ce96" office:value-type="string" calcext:value-type="string">
            <text:p>Register</text:p>
          </table:table-cell>
          <table:table-cell table:style-name="ce96" office:value-type="string" calcext:value-type="string">
            <text:p>Type</text:p>
          </table:table-cell>
          <table:table-cell table:style-name="ce96" office:value-type="string" calcext:value-type="string">
            <text:p>Description</text:p>
          </table:table-cell>
          <table:table-cell table:number-columns-repeated="1013"/>
        </table:table-row>
        <table:table-row table:style-name="ro3">
          <table:table-cell table:style-name="ce99" office:value-type="float" office:value="40026" calcext:value-type="float">
            <text:p>4002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PWM Frequency [Hz] (R/W)</text:p>
          </table:table-cell>
          <table:table-cell table:style-name="ce107"/>
          <table:table-cell table:style-name="ce122" office:value-type="float" office:value="42051" calcext:value-type="float">
            <text:p>4205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PWM Frequency [Hz]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PWM frequency</text:span><text:span text:style-name="T9"> set value. This is a Read and Write register, but for all purposes use 10kHz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27" calcext:value-type="float">
            <text:p>40027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RX PLL Control Value High (R/W)</text:p>
          </table:table-cell>
          <table:table-cell table:style-name="ce107"/>
          <table:table-cell table:style-name="ce122" office:value-type="float" office:value="42053" calcext:value-type="float">
            <text:p>4205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X PLL Control Value High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Adjustable PWM Frequency counter max shift value. i.e. PWM_Freq_Min = PWM_Clock / ((PWM_Clock / PWM_Freq_Set) + <text:span text:style-name="T10">RX_PLL_Control_Value_High)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28" calcext:value-type="float">
            <text:p>40028</text:p>
          </table:table-cell>
          <table:table-cell table:style-name="ce107" office:value-type="string" calcext:value-type="string">
            <text:p>singed 16-bit</text:p>
          </table:table-cell>
          <table:table-cell table:style-name="ce107" office:value-type="string" calcext:value-type="string">
            <text:p>RX PLL Control Value Low (R/W)</text:p>
          </table:table-cell>
          <table:table-cell table:style-name="ce107"/>
          <table:table-cell table:style-name="ce122" office:value-type="float" office:value="42055" calcext:value-type="float">
            <text:p>4205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RX PLL Control Value Low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Adjustable PWM Frequency counter min shift value. i.e. PWM_Freq_Max = PWM_Clock / ((PWM_Clock / PWM_Freq_Set) + <text:span text:style-name="T10">RX_PLL_Control_Value_Low</text:span><text:span text:style-name="T9">). Note!!!</text:span><text:span text:style-name="T8"> RX PLL Control Value Low</text:span><text:span text:style-name="T9"> should be negative!!!!!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29" calcext:value-type="float">
            <text:p>40029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hannel 1 Counter Max Value (R/W)</text:p>
          </table:table-cell>
          <table:table-cell table:style-name="ce107"/>
          <table:table-cell table:style-name="ce122" office:value-type="float" office:value="42057" calcext:value-type="float">
            <text:p>4205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 Counter Max Value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30" calcext:value-type="float">
            <text:p>40030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hannel 1 Counter Min Value (R/W)</text:p>
          </table:table-cell>
          <table:table-cell table:style-name="ce107"/>
          <table:table-cell table:style-name="ce122" office:value-type="float" office:value="42059" calcext:value-type="float">
            <text:p>4205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 Counter Min Value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99" office:value-type="float" office:value="40031" calcext:value-type="float">
            <text:p>40031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107"/>
          <table:table-cell table:style-name="ce122" office:value-type="float" office:value="42061" calcext:value-type="float">
            <text:p>4206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 50% Duty Cycle Value<text:span text:style-name="T1">1 </text:span><text:span text:style-name="T6">(R/W)</text:span>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99" office:value-type="float" office:value="40032" calcext:value-type="float">
            <text:p>40032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107"/>
          <table:table-cell table:style-name="ce122" office:value-type="float" office:value="42063" calcext:value-type="float">
            <text:p>42063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1 Counter Mode<text:span text:style-name="T1">2</text:span><text:span text:style-name="T6"> (R/W)</text:span>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33" calcext:value-type="float">
            <text:p>40033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hannel 2 Counter Max Value (R/W)</text:p>
          </table:table-cell>
          <table:table-cell table:style-name="ce107"/>
          <table:table-cell table:style-name="ce122" office:value-type="float" office:value="42065" calcext:value-type="float">
            <text:p>42065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Counter Max Value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ax</text:span><text:span text:style-name="T9"> register. Read and Write register.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3">
          <table:table-cell table:style-name="ce99" office:value-type="float" office:value="40034" calcext:value-type="float">
            <text:p>40034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hannel 2 Counter Min Value (R/W)</text:p>
          </table:table-cell>
          <table:table-cell table:style-name="ce107"/>
          <table:table-cell table:style-name="ce122" office:value-type="float" office:value="42067" calcext:value-type="float">
            <text:p>42067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Counter Min Value (R/W)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Quadrature Counter Min</text:span><text:span text:style-name="T9"> register. Read and Write register.  PWM duty cycle is calculated with equation PWM_DC = (Counter_value + 50%_OffsetValue - Counter_Min) / (Counter_Max - Counter_Min) * 100%</text:span></text:p>
          </table:table-cell>
          <table:table-cell table:number-columns-repeated="1011"/>
        </table:table-row>
        <table:table-row table:style-name="ro2">
          <table:table-cell table:style-name="ce99" office:value-type="float" office:value="40035" calcext:value-type="float">
            <text:p>40035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107"/>
          <table:table-cell table:style-name="ce122" office:value-type="float" office:value="42069" calcext:value-type="float">
            <text:p>42069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50% Duty Cycle Value<text:span text:style-name="T1">1 </text:span><text:span text:style-name="T6">(R/W)</text:span>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50% duty cycle Quadrature counter value register. Read and Write regsiter. Value used to set 50% pwm duty cycle to certain quadrature counter value.</text:p>
          </table:table-cell>
          <table:table-cell table:number-columns-repeated="1011"/>
        </table:table-row>
        <table:table-row table:style-name="ro2">
          <table:table-cell table:style-name="ce99" office:value-type="float" office:value="40036" calcext:value-type="float">
            <text:p>40036</text:p>
          </table:table-cell>
          <table:table-cell table:style-name="ce107" office:value-type="string" calcext:value-type="string">
            <text:p>unsinged 16-bit</text:p>
          </table:table-cell>
          <table:table-cell table:style-name="ce107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107"/>
          <table:table-cell table:style-name="ce122" office:value-type="float" office:value="42071" calcext:value-type="float">
            <text:p>42071</text:p>
          </table:table-cell>
          <table:table-cell table:style-name="ce126" office:value-type="string" calcext:value-type="string">
            <text:p>Single Precision Floating Point</text:p>
          </table:table-cell>
          <table:table-cell table:style-name="ce126" office:value-type="string" calcext:value-type="string">
            <text:p>Channel 2 Counter Mode<text:span text:style-name="T1">2</text:span><text:span text:style-name="T6"> (R/W)</text:span></text:p>
          </table:table-cell>
          <table:table-cell table:style-name="ce129" office:value-type="string" calcext:value-type="string">
            <text:p>&lt;-</text:p>
          </table:table-cell>
          <table:table-cell office:value-type="string" calcext:value-type="string">
            <text:p><text:span text:style-name="T10">PWM Counter Mode</text:span><text:span text:style-name="T9"> register. Read and Write regsiter.</text:span></text:p>
          </table:table-cell>
          <table:table-cell table:number-columns-repeated="1011"/>
        </table:table-row>
        <table:table-row table:style-name="ro3">
          <table:table-cell table:style-name="ce102" office:value-type="string" calcext:value-type="string">
            <text:p><text:span text:style-name="T1">1</text:span><text:span text:style-name="T2"> </text:span><text:span text:style-name="T3">50%  Duty Cycle Value </text:span><text:span text:style-name="T4">offsets the counter value that produces the 50% offset: </text:span><text:span text:style-name="T5">Counter Max Value</text:span><text:span text:style-name="T4"> and </text:span><text:span text:style-name="T5">Counter Min Value</text:span><text:span text:style-name="T4"> defines the range and</text:span><text:span text:style-name="T5"> 50% Duty Cycle Value</text:span><text:span text:style-name="T4"> offset. i.e. value in 24-bit space what produced 50% PWM Duty Cycle (Quadrature counter is 24-bit long)</text:span></text:p>
          </table:table-cell>
          <table:table-cell table:style-name="ce110" table:number-columns-repeated="6"/>
          <table:table-cell table:number-columns-repeated="1013"/>
        </table:table-row>
        <table:table-row table:style-name="ro4">
          <table:table-cell table:style-name="ce103" office:value-type="string" calcext:value-type="string">
            <text:p><text:span text:style-name="T1">2</text:span><text:span text:style-name="T6"> </text:span><text:span text:style-name="T5">Counter Mode</text:span><text:span text:style-name="T4"> register:  If bit 0 is set counter is in Saturated Mode, i.e. values outside values space defined by </text:span><text:span text:style-name="T5">Counter Max Value</text:span><text:span text:style-name="T4">, </text:span><text:span text:style-name="T5">Counter Min</text:span><text:span text:style-name="T4"> Value and </text:span><text:span text:style-name="T5">50% Duty Cycle Value </text:span><text:span text:style-name="T4">are saturated to 0% and 100% duty cycle</text:span></text:p>
          </table:table-cell>
          <table:table-cell table:style-name="ce103" table:number-columns-repeated="7"/>
          <table:table-cell table:number-columns-repeated="1012"/>
        </table:table-row>
        <table:table-row table:style-name="ro2">
          <table:table-cell table:style-name="ce103" office:value-type="string" calcext:value-type="string">
            <text:p><text:span text:style-name="T7">                                                     If bit 1 is set </text:span><text:span text:style-name="T8">50% Duty Cycle Value</text:span><text:span text:style-name="T9"> is used (Modbus Forces the bit 1 to be set)  Bit 7 controls the Fixed vs Adjustable PWM frequency (Frequency either follows the incoming packet frequency of not)</text:span></text:p>
          </table:table-cell>
          <table:table-cell table:style-name="ce103" table:number-columns-repeated="7"/>
          <table:table-cell table:number-columns-repeated="1012"/>
        </table:table-row>
        <table:table-row table:style-name="ro3">
          <table:table-cell office:value-type="string" calcext:value-type="string">
            <text:p><text:s text:c="53"/>If bit 7 is set PWM frequency is fixed otherwise PWM frequency is adjusted to <text:s/>follow incoming radio packets. If fixed PWM Freq not used </text:p>
          </table:table-cell>
          <table:table-cell table:number-columns-repeated="1019"/>
        </table:table-row>
        <table:table-row table:style-name="ro2">
          <table:table-cell table:style-name="ce104" table:number-columns-repeated="8"/>
          <table:table-cell table:number-columns-repeated="1012"/>
        </table:table-row>
        <table:table-row table:style-name="ro2">
          <table:table-cell table:style-name="ce105" office:value-type="string" calcext:value-type="string" table:number-columns-spanned="7" table:number-rows-spanned="1">
            <text:p><text:s text:c="75"/></text:p>
          </table:table-cell>
          <table:covered-table-cell table:number-columns-repeated="6" table:style-name="ce111"/>
          <table:table-cell table:style-name="ce104"/>
          <table:table-cell table:number-columns-repeated="1012"/>
        </table:table-row>
        <table:table-row table:style-name="ro3" table:number-rows-repeated="1048298">
          <table:table-cell table:number-columns-repeated="1020"/>
        </table:table-row>
        <table:table-row table:style-name="ro3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08:40:27.5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er_20_Description_20_V1.0" style:display-name="PageStyle_Register Description V1.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u Honkavaara</meta:initial-creator>
    <meta:creation-date>2013-11-28T10:17:42</meta:creation-date>
    <dc:date>2020-07-17T18:13:09.448000000</dc:date>
    <meta:generator>LibreOffice/6.2.7.1$Windows_X86_64 LibreOffice_project/23edc44b61b830b7d749943e020e96f5a7df63bf</meta:generator>
    <meta:editing-duration>P7DT7H21M56S</meta:editing-duration>
    <meta:editing-cycles>12</meta:editing-cycles>
    <meta:document-statistic meta:table-count="2" meta:cell-count="375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